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27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808cm" fo:min-width="3.491cm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635cm"/>
    </style:style>
    <style:style style:name="gr12" style:family="graphic" style:parent-style-name="standard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stroke-dash="Fine_20_Dashed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ott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>
      <style:graphic-properties draw:stroke="dash" draw:stroke-dash="Fine_20_Dashed_20__28_var_29_" svg:stroke-width="0.051cm" draw:marker-start-width="0.276cm" draw:marker-end-width="0.276cm" draw:fill="none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>
      <style:graphic-properties draw:stroke="solid" draw:stroke-dash="Fine_20_Dashed_20__28_var_29_" svg:stroke-width="0.051cm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Fine_20_Dashed_20__28_var_29_"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draw:marker-start-width="0.276cm" draw:marker-end-width="0.276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7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152cm" draw:marker-start="Arrow" draw:marker-start-width="0.5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0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draw:stroke="none" svg:stroke-width="0.051cm" svg:stroke-color="#c0c0c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>
      <style:graphic-properties svg:stroke-width="0.051cm" draw:marker-start-width="0.276cm" draw:marker-end-width="0.276cm" draw:fill="solid" draw:fill-color="#e6ff00" draw:textarea-vertical-align="middle" draw:auto-grow-height="false" fo:min-height="0.749cm" fo:min-width="0.499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draw:marker-start-width="0.276cm" draw:marker-end-width="0.276cm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draw:marker-start-width="0.276cm" draw:marker-end-width="0.276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draw:marker-start-width="0.276cm" draw:marker-end-width="0.276cm" draw:fill="none" draw:fill-color="#e6ff00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draw:marker-start-width="0.276cm" draw:marker-end-width="0.276cm" draw:fill="none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draw:marker-start-width="0.276cm" draw:marker-end-width="0.276cm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draw:marker-start-width="0.276cm" draw:marker-end="Arrowheads_20_13" draw:marker-end-width="0.376cm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836cm" fo:min-width="0.691cm"/>
    </style:style>
    <style:style style:name="gr8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837cm" fo:min-width="0.691cm"/>
    </style:style>
    <style:style style:name="gr8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836cm" fo:min-width="1.142cm"/>
    </style:style>
    <style:style style:name="gr8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837cm" fo:min-width="1.142cm"/>
    </style:style>
    <style:style style:name="gr85" style:family="graphic" style:parent-style-name="standard">
      <style:graphic-properties draw:stroke="dash" draw:stroke-dash="Ultrafine_20_Dashed" svg:stroke-width="0.051cm" draw:marker-start-width="0.276cm" draw:marker-end="Arrowheads_20_14" draw:marker-end-width="0.376cm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dash" draw:stroke-dash="Ultrafine_20_Dashed" svg:stroke-width="0.051cm" draw:marker-start-width="0.276cm" draw:marker-end="Arrowheads_20_15" draw:marker-end-width="0.376cm" draw:textarea-horizontal-align="center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dash" draw:stroke-dash="Ultrafine_20_Dashed" svg:stroke-width="0.051cm" draw:marker-start-width="0.276cm" draw:marker-end="Arrowheads_20_16" draw:marker-end-width="0.376cm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dash" draw:stroke-dash="Fine_20_Dotted" svg:stroke-width="0.051cm" draw:marker-start-width="0.126cm" draw:marker-end-width="0.126cm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textarea-horizontal-align="justify" draw:textarea-vertical-align="middle" draw:auto-grow-height="false"/>
    </style:style>
    <style:style style:name="gr90" style:family="graphic" style:parent-style-name="standard">
      <style:graphic-properties svg:stroke-width="0.05cm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051cm" draw:marker-start-width="0.126cm" draw:marker-end-width="0.126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9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95" style:family="graphic" style:parent-style-name="standard">
      <style:graphic-properties svg:stroke-width="0.051cm" draw:marker-start-width="0.126cm" draw:marker-end-width="0.12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7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dash" draw:stroke-dash="Fine_20_Dotted" svg:stroke-width="0.05cm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fill="none" draw:textarea-horizontal-align="justify" draw:textarea-vertical-align="middle" draw:auto-grow-height="false"/>
    </style:style>
    <style:style style:name="gr101" style:family="graphic" style:parent-style-name="standard">
      <style:graphic-properties svg:stroke-width="0.05cm" draw:marker-start-width="0.125cm" draw:marker-end-width="0.125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svg:stroke-width="0.051cm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3" style:family="graphic" style:parent-style-name="standard">
      <style:graphic-properties svg:stroke-width="0.102cm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>
      <style:graphic-properties svg:stroke-width="0.102cm" draw:marker-start="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1">
      <style:graphic-properties draw:stroke="solid" draw:stroke-dash="Dash_20_2" svg:stroke-width="0.051cm" svg:stroke-color="#000000" draw:marker-start="" draw:marker-start-width="0.201cm" draw:marker-start-center="false" draw:marker-end-width="0.201cm" draw:marker-end-center="false" svg:stroke-opacity="100%" draw:stroke-linejoin="round" draw:fill="solid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2" svg:stroke-width="0.102cm" svg:stroke-color="#000000" draw:marker-start="" draw:marker-start-width="0.353cm" draw:marker-start-center="false" draw:marker-end="" draw:marker-end-width="0.353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7" style:family="graphic" style:parent-style-name="standard" style:list-style-name="L1">
      <style:graphic-properties draw:stroke="solid" draw:stroke-dash="Dash_20_2" svg:stroke-width="0.051cm" svg:stroke-color="#000000" draw:marker-start="" draw:marker-start-width="0.201cm" draw:marker-start-center="false" draw:marker-end-width="0.201cm" draw:marker-end-center="false" svg:stroke-opacity="100%" draw:stroke-linejoin="round" draw:fill="solid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_20_2" svg:stroke-width="0.102cm" svg:stroke-color="#000000" draw:marker-start="" draw:marker-start-width="0.353cm" draw:marker-start-center="false" draw:marker-end="" draw:marker-end-width="0.353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9" style:family="graphic" style:parent-style-name="standard">
      <style:graphic-properties draw:stroke="dash" draw:stroke-dash="Fine_20_Dott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draw:stroke="none" svg:stroke-width="0cm" draw:marker-start-width="0.352cm" draw:marker-end-width="0.352cm" draw:fill="solid" draw:fill-color="#000000" draw:opacity="100%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3" style:family="graphic" style:parent-style-name="standard">
      <style:graphic-properties draw:stroke="dash" draw:stroke-dash="_32__20_Dots_20_1_20_Dash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draw:stroke="dash" draw:stroke-dash="_32__20_Dots_20_1_20_Dash" svg:stroke-width="0.102cm" draw:marker-start-width="0.276cm" draw:marker-end-width="0.276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draw:auto-grow-height="false" fo:padding-top="0.15cm" fo:padding-bottom="0.15cm" fo:padding-left="0.275cm" fo:padding-right="0.275cm"/>
    </style:style>
    <style:style style:name="gr116" style:family="graphic" style:parent-style-name="standard">
      <style:graphic-properties svg:stroke-width="0.051cm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tart-line-spacing-vertical="-0.051cm"/>
    </style:style>
    <style:style style:name="gr118" style:family="graphic" style:parent-style-name="standard" style:list-style-name="L1">
      <style:graphic-properties draw:stroke="solid" draw:stroke-dash="Dash_20_2" svg:stroke-width="0.051cm" svg:stroke-color="#000000" draw:marker-start="" draw:marker-start-width="0.201cm" draw:marker-start-center="false" draw:marker-end-width="0.201cm" draw:marker-end-center="false" svg:stroke-opacity="100%" draw:stroke-linejoin="round" draw:fill="solid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_20_2" svg:stroke-width="0.051cm" svg:stroke-color="#000000" draw:marker-start="" draw:marker-start-width="0.201cm" draw:marker-start-center="false" draw:marker-end-width="0.201cm" draw:marker-end-center="false" svg:stroke-opacity="100%" draw:stroke-linejoin="round" draw:fill="solid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>
      <style:graphic-properties svg:stroke-width="0cm" draw:marker-start-width="0.05cm" draw:marker-end-width="0.05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21" style:family="graphic" style:parent-style-name="standard">
      <style:graphic-properties svg:stroke-width="0.051cm" draw:marker-start-width="0.126cm" draw:marker-end-width="0.12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2" style:family="graphic" style:parent-style-name="standard">
      <style:graphic-properties svg:stroke-width="0.051cm" draw:marker-start-width="0.126cm" draw:marker-end-width="0.12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2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8" style:family="graphic" style:parent-style-name="standard" style:list-style-name="L1">
      <style:graphic-properties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1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2" style:family="graphic" style:parent-style-name="standard" style:list-style-name="L1">
      <style:graphic-properties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svg:stroke-width="0.051cm" svg:stroke-color="#000000" draw:marker-start="" draw:marker-start-width="0.376cm" draw:marker-start-center="false" draw:marker-end-width="0.376cm" draw:marker-end-center="false" svg:stroke-opacity="100%" draw:stroke-linejoin="round" draw:fill="none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dash" draw:stroke-dash="Fine_20_Dotted" svg:stroke-width="0.051cm" svg:stroke-color="#000000" draw:marker-start="" draw:marker-start-width="0.376cm" draw:marker-start-center="false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6" style:family="graphic" style:parent-style-name="standard" style:list-style-name="L1">
      <style:graphic-properties draw:stroke="dash" draw:stroke-dash="Fine_20_Dotted" svg:stroke-width="0.051cm" svg:stroke-color="#000000" draw:marker-start="" draw:marker-start-width="0.376cm" draw:marker-start-center="false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7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8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9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0" style:family="graphic" style:parent-style-name="standard" style:list-style-name="L1">
      <style:graphic-properties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1" style:family="graphic" style:parent-style-name="standard">
      <style:graphic-properties svg:stroke-width="0.102cm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162" style:family="graphic" style:parent-style-name="standard">
      <style:graphic-properties draw:stroke="dash" draw:stroke-dash="Fine_20_Dotted"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6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6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65" style:family="graphic" style:parent-style-name="standard">
      <style:graphic-properties draw:stroke="none" svg:stroke-width="0.051cm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166" style:family="graphic" style:parent-style-name="standard">
      <style:graphic-properties draw:stroke="solid" draw:stroke-dash="Fine_20_Dashed" svg:stroke-width="0.051cm" draw:marker-start-width="0.276cm" draw:marker-end-width="0.276cm" draw:fill="none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167" style:family="graphic" style:parent-style-name="standard">
      <style:graphic-properties draw:stroke="none" svg:stroke-width="0.051cm" draw:marker-start-width="0.276cm" draw:marker-end-width="0.276cm" draw:fill="solid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168" style:family="graphic" style:parent-style-name="standard">
      <style:graphic-properties draw:stroke="dash" draw:stroke-dash="Fine_20_Dashed"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69" style:family="graphic" style:parent-style-name="standard">
      <style:graphic-properties draw:stroke="none" draw:fill="none" fo:min-height="1.185cm"/>
    </style:style>
    <style:style style:name="gr170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7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72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73" style:family="graphic" style:parent-style-name="standard">
      <style:graphic-properties draw:stroke="none" draw:fill="none" fo:min-height="5.69cm"/>
    </style:style>
    <style:style style:name="gr174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3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-width="0.376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2" style:family="graphic" style:parent-style-name="standard">
      <style:graphic-properties draw:ole-draw-aspect="1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95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6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9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02cm"/>
    </style:style>
    <style:style style:name="gr198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99" style:family="graphic" style:parent-style-name="standard">
      <style:graphic-properties draw:stroke="solid" draw:stroke-dash="Ultrafine_20_Dashed" svg:stroke-width="0.051cm" draw:marker-start-width="0.276cm" draw:marker-end="Arrowheads_20_28" draw:marker-end-width="0.376cm" draw:textarea-horizontal-align="center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draw:stroke="solid" draw:stroke-dash="Ultrafine_20_Dashed" svg:stroke-width="0.051cm" draw:marker-start-width="0.276cm" draw:marker-end="Arrowheads_20_29" draw:marker-end-width="0.376cm" draw:textarea-horizontal-align="center" draw:textarea-vertical-align="middle" fo:padding-top="0.15cm" fo:padding-bottom="0.15cm" fo:padding-left="0.275cm" fo:padding-right="0.275cm"/>
    </style:style>
    <style:style style:name="gr201" style:family="graphic" style:parent-style-name="standard">
      <style:graphic-properties draw:stroke="solid" draw:stroke-dash="Ultrafine_20_Dashed" svg:stroke-width="0.051cm" draw:marker-start-width="0.276cm" draw:marker-end="Arrowheads_20_31" draw:marker-end-width="0.376cm" draw:textarea-horizontal-align="center" draw:textarea-vertical-align="middle" fo:padding-top="0.15cm" fo:padding-bottom="0.15cm" fo:padding-left="0.275cm" fo:padding-right="0.275cm"/>
    </style:style>
    <style:style style:name="gr202" style:family="graphic" style:parent-style-name="standard">
      <style:graphic-properties draw:stroke="solid" draw:stroke-dash="Ultrafine_20_Dashed" svg:stroke-width="0.051cm" draw:marker-start-width="0.276cm" draw:marker-end="Arrowheads_20_32" draw:marker-end-width="0.376cm" draw:textarea-horizontal-align="center" draw:textarea-vertical-align="middle" fo:padding-top="0.15cm" fo:padding-bottom="0.15cm" fo:padding-left="0.275cm" fo:padding-right="0.275cm"/>
    </style:style>
    <style:style style:name="gr203" style:family="graphic" style:parent-style-name="standard">
      <style:graphic-properties draw:stroke="solid" draw:stroke-dash="Ultrafine_20_Dashed" svg:stroke-width="0.051cm" draw:marker-start="Arrowheads_20_33" draw:marker-start-width="0.376cm" draw:marker-end="Arrowheads_20_34" draw:marker-end-width="0.376cm" draw:textarea-horizontal-align="center" draw:textarea-vertical-align="middle" fo:padding-top="0.15cm" fo:padding-bottom="0.15cm" fo:padding-left="0.275cm" fo:padding-right="0.275cm"/>
    </style:style>
    <style:style style:name="gr204" style:family="graphic" style:parent-style-name="standard">
      <style:graphic-properties draw:stroke="solid" draw:stroke-dash="Ultrafine_20_Dashed" svg:stroke-width="0.051cm" draw:marker-start-width="0.276cm" draw:marker-end="Arrowheads_20_45" draw:marker-end-width="0.376cm" draw:textarea-horizontal-align="center" draw:textarea-vertical-align="middle" fo:padding-top="0.15cm" fo:padding-bottom="0.15cm" fo:padding-left="0.275cm" fo:padding-right="0.275cm"/>
    </style:style>
    <style:style style:name="gr205" style:family="graphic" style:parent-style-name="standard">
      <style:graphic-properties draw:stroke="solid" draw:stroke-dash="Ultrafine_20_Dashed" svg:stroke-width="0.051cm" draw:marker-start-width="0.276cm" draw:marker-end="Arrowheads_20_46" draw:marker-end-width="0.376cm" draw:textarea-horizontal-align="center" draw:textarea-vertical-align="middle" fo:padding-top="0.15cm" fo:padding-bottom="0.15cm" fo:padding-left="0.275cm" fo:padding-right="0.275cm"/>
    </style:style>
    <style:style style:name="gr206" style:family="graphic" style:parent-style-name="standard">
      <style:graphic-properties draw:stroke="solid" draw:stroke-dash="Ultrafine_20_Dashed" svg:stroke-width="0.051cm" draw:marker-start="Arrowheads_20_47" draw:marker-start-width="0.376cm" draw:marker-end="Arrowheads_20_48" draw:marker-end-width="0.376cm" draw:textarea-horizontal-align="center" draw:textarea-vertical-align="middle" fo:padding-top="0.15cm" fo:padding-bottom="0.15cm" fo:padding-left="0.275cm" fo:padding-right="0.275cm"/>
    </style:style>
    <style:style style:name="gr207" style:family="graphic" style:parent-style-name="standard">
      <style:graphic-properties draw:stroke="solid" draw:stroke-dash="Ultrafine_20_Dashed"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208" style:family="graphic" style:parent-style-name="standard">
      <style:graphic-properties draw:stroke="none" draw:stroke-dash="Ultrafine_20_Dashed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09" style:family="graphic" style:parent-style-name="standard">
      <style:graphic-properties draw:stroke="solid" draw:stroke-dash="Ultrafine_20_Dashed" svg:stroke-width="0.051cm" draw:marker-start="Arrowheads_20_60" draw:marker-start-width="0.376cm" draw:marker-end="Arrowheads_20_61" draw:marker-end-width="0.376cm" draw:textarea-horizontal-align="center" draw:textarea-vertical-align="middle" fo:padding-top="0.15cm" fo:padding-bottom="0.15cm" fo:padding-left="0.275cm" fo:padding-right="0.275cm"/>
    </style:style>
    <style:style style:name="gr210" style:family="graphic" style:parent-style-name="standard">
      <style:graphic-properties draw:stroke="solid" draw:stroke-dash="Ultrafine_20_Dashed" svg:stroke-width="0.051cm" draw:marker-start="Arrowheads_20_67" draw:marker-start-width="0.376cm" draw:marker-end="Arrowheads_20_68" draw:marker-end-width="0.376cm" draw:textarea-horizontal-align="center" draw:textarea-vertical-align="middle" fo:padding-top="0.15cm" fo:padding-bottom="0.15cm" fo:padding-left="0.275cm" fo:padding-right="0.275cm"/>
    </style:style>
    <style:style style:name="gr211" style:family="graphic" style:parent-style-name="standard">
      <style:graphic-properties draw:stroke="solid" draw:stroke-dash="Ultrafine_20_Dashed" svg:stroke-width="0.051cm" draw:marker-start="Arrowheads_20_69" draw:marker-start-width="0.376cm" draw:marker-end="Arrowheads_20_70" draw:marker-end-width="0.376cm" draw:textarea-horizontal-align="center" draw:textarea-vertical-align="middle" fo:padding-top="0.15cm" fo:padding-bottom="0.15cm" fo:padding-left="0.275cm" fo:padding-right="0.275cm"/>
    </style:style>
    <style:style style:name="gr212" style:family="graphic" style:parent-style-name="standard">
      <style:graphic-properties draw:stroke-dash="Ultrafine_20_Dashed"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13" style:family="graphic" style:parent-style-name="standard">
      <style:graphic-properties draw:stroke="solid" draw:stroke-dash="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14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15" style:family="graphic" style:parent-style-name="standard">
      <style:graphic-properties svg:stroke-width="0.051cm" draw:marker-start-width="0.276cm" draw:marker-end="Arrowheads_20_5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16" style:family="graphic" style:parent-style-name="standard">
      <style:graphic-properties svg:stroke-width="0.051cm" draw:marker-start-width="0.276cm" draw:marker-end="Arrowheads_20_6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17" style:family="graphic" style:parent-style-name="standard">
      <style:graphic-properties svg:stroke-width="0.051cm" draw:marker-start-width="0.276cm" draw:marker-end="Arrowheads_20_7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18" style:family="graphic" style:parent-style-name="standard">
      <style:graphic-properties draw:marker-end="Arrow" draw:fill="none" draw:textarea-horizontal-align="justify" draw:textarea-vertical-align="middle" draw:auto-grow-height="false"/>
    </style:style>
    <style:style style:name="gr2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20" style:family="graphic" style:parent-style-name="standard">
      <style:graphic-properties draw:marker-end="Arrow" draw:fill="none" draw:textarea-horizontal-align="justify" draw:textarea-vertical-align="middle" draw:auto-grow-height="false"/>
    </style:style>
    <style:style style:name="gr221" style:family="graphic" style:parent-style-name="standard">
      <style:graphic-properties draw:textarea-horizontal-align="center" draw:textarea-vertical-align="middle"/>
    </style:style>
    <style:style style:name="gr222" style:family="graphic" style:parent-style-name="standard">
      <style:graphic-properties draw:stroke="dash" draw:stroke-dash="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3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24" style:family="graphic" style:parent-style-name="standard">
      <style:graphic-properties svg:stroke-width="0.051cm" draw:marker-start="Arrow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225" style:family="graphic" style:parent-style-name="standard">
      <style:graphic-properties svg:stroke-width="0.152cm" draw:marker-start="Arrow" draw:marker-start-width="0.528cm" draw:marker-end="Arrow" draw:marker-end-width="0.528cm" draw:textarea-horizontal-align="center" draw:textarea-vertical-align="middle" fo:padding-top="0.201cm" fo:padding-bottom="0.201cm" fo:padding-left="0.326cm" fo:padding-right="0.326cm"/>
    </style:style>
    <style:style style:name="gr226" style:family="graphic" style:parent-style-name="standard">
      <style:graphic-properties svg:stroke-width="0.051cm" draw:marker-end="Arrow" draw:marker-end-width="0.356cm" draw:textarea-horizontal-align="center" draw:textarea-vertical-align="middle" fo:padding-top="0.15cm" fo:padding-bottom="0.15cm" fo:padding-left="0.275cm" fo:padding-right="0.275cm"/>
    </style:style>
    <style:style style:name="gr22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28" style:family="graphic" style:parent-style-name="standard">
      <style:graphic-properties svg:stroke-width="0.051cm" draw:marker-start="Arrow" draw:marker-start-width="0.305cm" draw:marker-end="Arrow" draw:marker-end-width="0.305cm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229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30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4pt" style:language-asian="zxx" style:country-asian="none" style:font-style-asian="normal" style:font-weight-asian="normal" style:font-family-complex="'DejaVu Sans'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6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6pt" style:language-asian="zxx" style:country-asian="none" style:font-style-asian="normal" style:font-weight-asian="normal" style:font-family-complex="'DejaVu Sans'" style:font-family-generic-complex="system" style:font-pitch-complex="variable" style:font-size-complex="3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0cm" fo:margin-right="0cm" fo:text-indent="0cm"/>
      <style:text-properties fo:color="#dc2300"/>
    </style:style>
    <style:style style:name="P12" style:family="paragraph">
      <style:paragraph-properties fo:margin-left="0cm" fo:margin-right="0cm" fo:text-indent="0cm"/>
      <style:text-properties fo:color="#c0c0c0"/>
    </style:style>
    <style:style style:name="P13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paragraph-properties fo:margin-left="0cm" fo:margin-right="0cm" fo:text-align="center" fo:text-indent="0cm"/>
      <style:text-properties fo:color="#ffffff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34" style:family="paragraph">
      <style:paragraph-properties fo:margin-left="0cm" fo:margin-right="0cm" fo:text-align="end" fo:text-indent="0cm"/>
    </style:style>
    <style:style style:name="P35" style:family="paragraph">
      <style:paragraph-properties fo:text-align="center"/>
      <style:text-properties fo:font-size="10pt" style:font-size-asian="10pt" style:font-size-complex="10pt"/>
    </style:style>
    <style:style style:name="P3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7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38" style:family="paragraph">
      <style:paragraph-properties fo:text-align="center"/>
      <style:text-properties fo:font-size="17pt" style:font-size-asian="17pt" style:font-size-complex="17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4pt" style:language-asian="zxx" style:country-asian="none" style:font-style-asian="normal" style:font-weight-asian="normal" style:font-family-complex="'DejaVu Sans'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ffffff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dc230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c90016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9pt" style:font-style-asian="normal" style:font-weight-asian="normal" style:font-family-complex="'DejaVu Sans'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9pt" style:font-style-asian="normal" style:font-weight-asian="normal" style:font-family-complex="'DejaVu Sans'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ffffff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ffffff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7pt" style:font-size-asian="17pt" style:font-size-complex="17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DR arcs" draw:style-name="dp1" draw:master-page-name="Default">
        <office:forms form:automatic-focus="false" form:apply-design-mode="false"/>
        <draw:frame draw:style-name="gr1" draw:text-style-name="P1" draw:layer="layout" svg:width="6.985cm" svg:height="1.52cm" svg:x="2.905cm" svg:y="9.005cm">
          <draw:text-box>
            <text:p text:style-name="P1">Ideal SDR</text:p>
          </draw:text-box>
        </draw:frame>
        <draw:frame draw:style-name="gr2" draw:text-style-name="P1" draw:layer="layout" svg:width="6.985cm" svg:height="1.52cm" svg:x="17.51cm" svg:y="9.005cm">
          <draw:text-box>
            <text:p text:style-name="P1">Real SDR</text:p>
          </draw:text-box>
        </draw:frame>
        <draw:custom-shape draw:style-name="gr3" draw:text-style-name="P2" draw:id="id1" draw:layer="layout" svg:width="2.54cm" svg:height="1.27cm" svg:x="4.81cm" svg:y="13.941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" draw:layer="layout" svg:width="2.54cm" svg:height="1.27cm" svg:x="4.81cm" svg:y="15.581cm">
          <text:p text:style-name="P2">D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3" draw:layer="layout" svg:width="0.643cm" svg:height="1.269cm" draw:transform="rotate (3.13932372556161) translate (3.464cm 13.073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2.682cm" svg:height="1.058cm" svg:x="3.273cm" svg:y="11.999cm">
          <draw:text-box>
            <text:p text:style-name="P1">Antena</text:p>
          </draw:text-box>
        </draw:frame>
        <draw:custom-shape draw:style-name="gr3" draw:text-style-name="P2" draw:layer="layout" svg:width="4.87cm" svg:height="3.175cm" svg:x="8.61cm" svg:y="13.841cm">
          <draw:glue-point draw:id="4" svg:x="-5cm" svg:y="-2.759cm"/>
          <draw:glue-point draw:id="5" svg:x="-4.919cm" svg:y="2.607cm"/>
          <text:p text:style-name="P2">Processament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5cm" svg:y1="14.576cm" svg:x2="8.61cm" svg:y2="14.576cm" draw:start-shape="id1" draw:start-glue-point="1" svg:d="m7350 14576h1260">
          <text:p/>
        </draw:connector>
        <draw:connector draw:style-name="gr6" draw:text-style-name="P3" draw:layer="layout" draw:type="line" svg:x1="8.61cm" svg:y1="16.216cm" svg:x2="7.35cm" svg:y2="16.216cm" draw:end-shape="id2" draw:end-glue-point="1" svg:d="m8610 16216h-1260">
          <text:p/>
        </draw:connector>
        <draw:connector draw:style-name="gr7" draw:text-style-name="P3" draw:layer="layout" svg:x1="3.144cm" svg:y1="13.073cm" svg:x2="4.81cm" svg:y2="14.576cm" draw:start-shape="id3" draw:start-glue-point="7" draw:end-shape="id1" svg:d="m3144 13073v1503h1666">
          <text:p/>
        </draw:connector>
        <draw:connector draw:style-name="gr7" draw:text-style-name="P3" draw:layer="layout" svg:x1="3.144cm" svg:y1="13.073cm" svg:x2="4.81cm" svg:y2="16.216cm" draw:start-shape="id3" draw:start-glue-point="7" draw:end-shape="id2" draw:end-glue-point="3" svg:d="m3144 13073v3143h1666">
          <text:p/>
        </draw:connector>
        <draw:custom-shape draw:style-name="gr3" draw:text-style-name="P2" draw:layer="layout" svg:width="4.835cm" svg:height="3.175cm" svg:x="34.125cm" svg:y="13.876cm">
          <draw:glue-point draw:id="4" svg:x="-4.978cm" svg:y="-2.973cm"/>
          <draw:glue-point draw:id="5" svg:x="-4.931cm" svg:y="3.294cm"/>
          <draw:glue-point draw:id="6" svg:x="-4.984cm" svg:y="3.184cm"/>
          <draw:glue-point draw:id="7" svg:x="-4.984cm" svg:y="-3.036cm"/>
          <text:p text:style-name="P2">Processam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5" draw:layer="layout" svg:width="4.615cm" svg:height="3.14cm" svg:x="20.615cm" svg:y="13.954cm">
          <draw:glue-point draw:id="4" svg:x="4.998cm" svg:y="-2.022cm"/>
          <draw:glue-point draw:id="5" svg:x="4.998cm" svg:y="2.022cm"/>
          <draw:glue-point draw:id="6" svg:x="4.936cm" svg:y="-3.261cm"/>
          <draw:glue-point draw:id="7" svg:x="-0.03cm" svg:y="0.976cm" draw:align="right"/>
          <text:p text:style-name="P2">RF</text:p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0.643cm" svg:height="1.269cm" draw:transform="rotate (3.13932372556161) translate (20.007cm 13.07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2.682cm" svg:height="1.058cm" svg:x="19.816cm" svg:y="12.001cm">
          <draw:text-box>
            <text:p text:style-name="P1">Antena</text:p>
          </draw:text-box>
        </draw:frame>
        <draw:connector draw:style-name="gr7" draw:text-style-name="P3" draw:layer="layout" svg:x1="19.687cm" svg:y1="13.075cm" svg:x2="20.615cm" svg:y2="15.524cm" draw:start-shape="id4" draw:start-glue-point="7" draw:end-shape="id5" svg:d="m19687 13075v2449h928">
          <text:p/>
        </draw:connector>
        <draw:custom-shape draw:style-name="gr3" draw:text-style-name="P2" draw:id="id6" draw:layer="layout" svg:width="2.54cm" svg:height="1.27cm" svg:x="30.31cm" svg:y="13.941cm">
          <text:p text:style-name="P2">D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7" draw:layer="layout" svg:width="2.54cm" svg:height="1.27cm" svg:x="30.31cm" svg:y="15.581cm">
          <text:p text:style-name="P2">DU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32.85cm" svg:y1="14.576cm" svg:x2="34.11cm" svg:y2="14.576cm" draw:start-shape="id6" draw:start-glue-point="1" svg:d="m32850 14576h1260">
          <text:p/>
        </draw:connector>
        <draw:connector draw:style-name="gr6" draw:text-style-name="P3" draw:layer="layout" draw:type="line" svg:x1="34.11cm" svg:y1="16.216cm" svg:x2="32.85cm" svg:y2="16.216cm" draw:end-shape="id7" draw:end-glue-point="1" svg:d="m34110 16216h-1260">
          <text:p/>
        </draw:connector>
        <draw:custom-shape draw:style-name="gr3" draw:text-style-name="P2" draw:id="id8" draw:layer="layout" svg:width="2.54cm" svg:height="1.27cm" svg:x="26.51cm" svg:y="13.941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9" draw:layer="layout" svg:width="2.54cm" svg:height="1.27cm" svg:x="26.51cm" svg:y="15.581cm">
          <text:p text:style-name="P2">D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9.05cm" svg:y1="14.576cm" svg:x2="30.31cm" svg:y2="14.576cm" draw:start-shape="id8" draw:start-glue-point="1" svg:d="m29050 14576h1260">
          <text:p/>
        </draw:connector>
        <draw:connector draw:style-name="gr6" draw:text-style-name="P3" draw:layer="layout" draw:type="line" svg:x1="30.31cm" svg:y1="16.216cm" svg:x2="29.05cm" svg:y2="16.216cm" draw:end-shape="id9" draw:end-glue-point="1" svg:d="m30310 16216h-1260">
          <text:p/>
        </draw:connector>
        <draw:connector draw:style-name="gr6" draw:text-style-name="P3" draw:layer="layout" draw:type="line" svg:x1="25.25cm" svg:y1="14.576cm" svg:x2="26.51cm" svg:y2="14.576cm" svg:d="m25250 14576h1260">
          <text:p/>
        </draw:connector>
        <draw:connector draw:style-name="gr6" draw:text-style-name="P3" draw:layer="layout" draw:type="line" svg:x1="26.51cm" svg:y1="16.216cm" svg:x2="25.25cm" svg:y2="16.216cm" svg:d="m26510 16216h-1260">
          <text:p/>
        </draw:connector>
        <draw:custom-shape draw:style-name="gr3" draw:text-style-name="P2" draw:layer="layout" svg:width="3.555cm" svg:height="2.583cm" svg:x="22.21cm" svg:y="22.547cm">
          <draw:glue-point draw:id="4" svg:x="-4.978cm" svg:y="-2.973cm"/>
          <draw:glue-point draw:id="5" svg:x="-4.931cm" svg:y="3.294cm"/>
          <draw:glue-point draw:id="6" svg:x="-4.984cm" svg:y="3.184cm"/>
          <draw:glue-point draw:id="7" svg:x="-4.984cm" svg:y="-3.036cm"/>
          <text:p text:style-name="P2">SW</text:p>
          <text:p text:style-name="P2">Process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1" draw:layer="layout" svg:width="4.05cm" svg:height="2.505cm" svg:x="13.065cm" svg:y="22.625cm">
          <draw:glue-point draw:id="4" svg:x="4.998cm" svg:y="-2.022cm"/>
          <draw:glue-point draw:id="5" svg:x="4.998cm" svg:y="2.022cm"/>
          <draw:glue-point draw:id="6" svg:x="4.936cm" svg:y="-3.261cm"/>
          <draw:glue-point draw:id="7" svg:x="-0.03cm" svg:y="0.976cm" draw:align="right"/>
          <text:p text:style-name="P2">RF</text:p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4" draw:text-style-name="P3" draw:id="id10" draw:layer="layout" svg:width="0.643cm" svg:height="1.269cm" draw:transform="rotate (3.13932372556161) translate (11.992cm 21.74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3.269cm" svg:height="1.058cm" svg:x="11.701cm" svg:y="20.672cm">
          <draw:text-box>
            <text:p text:style-name="P1">Antenna</text:p>
          </draw:text-box>
        </draw:frame>
        <draw:connector draw:style-name="gr7" draw:text-style-name="P3" draw:layer="layout" svg:x1="11.672cm" svg:y1="21.746cm" svg:x2="13.065cm" svg:y2="23.877cm" draw:start-shape="id10" draw:start-glue-point="7" draw:end-shape="id11" svg:d="m11672 21746v2131h1393">
          <text:p/>
        </draw:connector>
        <draw:custom-shape draw:style-name="gr3" draw:text-style-name="P2" draw:id="id12" draw:layer="layout" svg:width="2.54cm" svg:height="1.27cm" svg:x="18.395cm" svg:y="22.412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3" draw:layer="layout" svg:width="2.54cm" svg:height="1.27cm" svg:x="18.395cm" svg:y="24.052cm">
          <text:p text:style-name="P2">D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.935cm" svg:y1="23.047cm" svg:x2="22.195cm" svg:y2="23.047cm" draw:start-shape="id12" draw:start-glue-point="1" svg:d="m20935 23047h1260">
          <text:p/>
        </draw:connector>
        <draw:connector draw:style-name="gr6" draw:text-style-name="P3" draw:layer="layout" draw:type="line" svg:x1="22.195cm" svg:y1="24.687cm" svg:x2="20.935cm" svg:y2="24.687cm" draw:end-shape="id13" draw:end-glue-point="1" svg:d="m22195 24687h-1260">
          <text:p/>
        </draw:connector>
        <draw:connector draw:style-name="gr6" draw:text-style-name="P3" draw:layer="layout" draw:type="line" svg:x1="17.135cm" svg:y1="23.047cm" svg:x2="18.395cm" svg:y2="23.047cm" svg:d="m17135 23047h1260">
          <text:p/>
        </draw:connector>
        <draw:connector draw:style-name="gr6" draw:text-style-name="P3" draw:layer="layout" draw:type="line" svg:x1="18.395cm" svg:y1="24.687cm" svg:x2="17.135cm" svg:y2="24.687cm" svg:d="m18395 24687h-1260">
          <text:p/>
        </draw:connector>
      </draw:page>
      <draw:page draw:name="Marwedel03" draw:style-name="dp1" draw:master-page-name="Default">
        <office:forms form:automatic-focus="false" form:apply-design-mode="false"/>
        <draw:custom-shape draw:style-name="gr9" draw:text-style-name="P4" draw:id="id14" draw:layer="layout" svg:width="1.905cm" svg:height="1.905cm" svg:x="15.19cm" svg:y="11.335cm">
          <text:p text:style-name="P2"><text:span text:style-name="T1">*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4" draw:id="id15" draw:layer="layout" svg:width="1.905cm" svg:height="1.905cm" svg:x="20.445cm" svg:y="11.335cm">
          <text:p text:style-name="P2"><text:span text:style-name="T1">+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3" draw:layer="layout" draw:type="line" svg:x1="12.953cm" svg:y1="10.555cm" svg:x2="15.467cm" svg:y2="11.612cm" draw:end-shape="id14" draw:end-glue-point="5" svg:d="m12953 10555 2514 1057">
          <text:p/>
        </draw:connector>
        <draw:connector draw:style-name="gr6" draw:text-style-name="P3" draw:layer="layout" draw:type="line" svg:x1="13.156cm" svg:y1="13.689cm" svg:x2="15.467cm" svg:y2="12.961cm" draw:end-shape="id14" draw:end-glue-point="7" svg:d="m13156 13689 2311-728">
          <text:p/>
        </draw:connector>
        <draw:connector draw:style-name="gr6" draw:text-style-name="P3" draw:layer="layout" draw:type="line" svg:x1="17.095cm" svg:y1="12.287cm" svg:x2="20.445cm" svg:y2="12.287cm" draw:start-shape="id14" draw:start-glue-point="10" draw:end-shape="id15" draw:end-glue-point="6" svg:d="m17095 12287h3350">
          <text:p/>
        </draw:connector>
        <draw:connector draw:style-name="gr6" draw:text-style-name="P3" draw:layer="layout" draw:type="line" svg:x1="13.197cm" svg:y1="15.602cm" svg:x2="20.722cm" svg:y2="12.961cm" draw:end-shape="id15" draw:end-glue-point="7" svg:d="m13197 15602 7525-2641">
          <text:p/>
        </draw:connector>
        <draw:connector draw:style-name="gr6" draw:text-style-name="P3" draw:layer="layout" draw:type="line" svg:x1="22.35cm" svg:y1="12.287cm" svg:x2="24.985cm" svg:y2="12.276cm" draw:start-shape="id15" svg:d="m22350 12287 2635-11">
          <text:p/>
        </draw:connector>
        <draw:frame draw:style-name="gr10" draw:text-style-name="P1" draw:layer="layout" svg:width="0.853cm" svg:height="0.962cm" svg:x="13.849cm" svg:y="10.33cm">
          <draw:text-box>
            <text:p text:style-name="P1">1</text:p>
          </draw:text-box>
        </draw:frame>
        <draw:frame draw:style-name="gr10" draw:text-style-name="P1" draw:layer="layout" svg:width="0.853cm" svg:height="0.962cm" svg:x="13.85cm" svg:y="12.53cm">
          <draw:text-box>
            <text:p text:style-name="P1">1</text:p>
          </draw:text-box>
        </draw:frame>
        <draw:frame draw:style-name="gr10" draw:text-style-name="P1" draw:layer="layout" svg:width="0.853cm" svg:height="0.962cm" svg:x="16.251cm" svg:y="13.63cm">
          <draw:text-box>
            <text:p text:style-name="P1">1</text:p>
          </draw:text-box>
        </draw:frame>
        <draw:frame draw:style-name="gr10" draw:text-style-name="P1" draw:layer="layout" svg:width="0.853cm" svg:height="0.962cm" svg:x="17.952cm" svg:y="11.53cm">
          <draw:text-box>
            <text:p text:style-name="P1">1</text:p>
          </draw:text-box>
        </draw:frame>
        <draw:frame draw:style-name="gr10" draw:text-style-name="P1" draw:layer="layout" svg:width="0.853cm" svg:height="0.962cm" svg:x="22.953cm" svg:y="11.53cm">
          <draw:text-box>
            <text:p text:style-name="P1">1</text:p>
          </draw:text-box>
        </draw:frame>
        <draw:frame draw:style-name="gr11" draw:text-style-name="P1" draw:layer="layout" svg:width="1.27cm" svg:height="0.962cm" svg:x="15.725cm" svg:y="10.465cm">
          <draw:text-box>
            <text:p text:style-name="P1">A</text:p>
          </draw:text-box>
        </draw:frame>
        <draw:frame draw:style-name="gr11" draw:text-style-name="P1" draw:layer="layout" svg:width="1.27cm" svg:height="0.962cm" svg:x="21.025cm" svg:y="10.465cm">
          <draw:text-box>
            <text:p text:style-name="P1">B</text:p>
          </draw:text-box>
        </draw:frame>
      </draw:page>
      <draw:page draw:name="Carro03" draw:style-name="dp1" draw:master-page-name="Default">
        <office:forms form:automatic-focus="false" form:apply-design-mode="false"/>
        <draw:g>
          <draw:custom-shape draw:style-name="gr3" draw:text-style-name="P2" draw:id="id16" draw:layer="layout" svg:width="5.872cm" svg:height="2.517cm" svg:x="16.552cm" svg:y="3.21cm">
            <text:p text:style-name="P2">Especificação</text:p>
            <text:p text:style-name="P2">Funcional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0" draw:layer="layout" svg:width="7.163cm" svg:height="2.129cm" svg:x="15.907cm" svg:y="7.583cm">
            <draw:glue-point draw:id="4" svg:x="4.968cm" svg:y="-5.002cm"/>
            <draw:glue-point draw:id="5" svg:x="4.725cm" svg:y="3.034cm"/>
            <draw:glue-point draw:id="6" svg:x="4.999cm" svg:y="4.997cm"/>
            <text:p text:style-name="P2">Exploração do espaço</text:p>
            <text:p text:style-name="P2">de projeto arquitetural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19" draw:layer="layout" svg:width="4.452cm" svg:height="1.483cm" svg:x="6.521cm" svg:y="7.906cm">
            <text:p text:style-name="P2">Estimadores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18" draw:layer="layout" svg:width="6.969cm" svg:height="3.29cm" svg:x="16.004cm" svg:y="11.552cm">
            <draw:glue-point draw:id="12" svg:x="4.399cm" svg:y="-2.045cm"/>
            <draw:glue-point draw:id="13" svg:x="4.461cm" svg:y="1.908cm"/>
            <text:p text:style-name="P2">Macro-arquitetura </text:p>
            <text:p text:style-name="P2">com mapeamento</text:p>
            <text:p text:style-name="P2">funcional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1" draw:layer="layout" svg:width="4.517cm" svg:height="2.71cm" svg:x="26.987cm" svg:y="4.214cm">
            <text:p text:style-name="P2">Requisitos</text:p>
            <text:p text:style-name="P2"><text:s/>da aplicação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2" draw:layer="layout" svg:width="4.195cm" svg:height="2.774cm" svg:x="27.148cm" svg:y="7.26cm">
            <text:p text:style-name="P2">Plataforma</text:p>
            <text:p text:style-name="P2">arquitetural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3" draw:layer="layout" svg:width="5.163cm" svg:height="2.451cm" svg:x="26.664cm" svg:y="10.404cm">
            <text:p text:style-name="P2">Biblioteca de </text:p>
            <text:p text:style-name="P2">Componentes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17" draw:layer="layout" svg:width="5.033cm" svg:height="2.129cm" svg:x="10.396cm" svg:y="16.723cm">
            <draw:glue-point draw:id="4" svg:x="4.53cm" svg:y="-2.992cm"/>
            <draw:glue-point draw:id="5" svg:x="4.961cm" svg:y="-4.828cm"/>
            <text:p text:style-name="P2">Geração do </text:p>
            <text:p text:style-name="P2">SW aplicativo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24" draw:layer="layout" svg:width="4.712cm" svg:height="2.129cm" svg:x="17.132cm" svg:y="16.723cm">
            <draw:glue-point draw:id="4" svg:x="-2.451cm" svg:y="4.781cm"/>
            <draw:glue-point draw:id="5" svg:x="2.336cm" svg:y="4.781cm"/>
            <text:p text:style-name="P2">Síntese da </text:p>
            <text:p text:style-name="P2">comunicação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25" draw:layer="layout" svg:width="5.612cm" svg:height="2.129cm" svg:x="23.737cm" svg:y="16.723cm">
            <draw:glue-point draw:id="4" svg:x="-5cm" svg:y="-4.894cm"/>
            <text:p text:style-name="P2">Síntese da </text:p>
            <text:p text:style-name="P2">micro-arquitetura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26" draw:layer="layout" svg:width="4.646cm" svg:height="2.451cm" svg:x="12.274cm" svg:y="20.961cm">
            <text:p text:style-name="P2">Software</text:p>
            <text:p text:style-name="P2">executável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7" draw:layer="layout" svg:width="5.549cm" svg:height="2.191cm" svg:x="21.776cm" svg:y="21.091cm">
            <text:p text:style-name="P2">Micro-arquitetura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2" draw:id="id28" draw:layer="layout" svg:width="5.612cm" svg:height="1.867cm" svg:x="21.744cm" svg:y="25.052cm">
            <text:p text:style-name="P2">Síntese do HW</text:p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draw:type="curve" draw:line-skew="0.782cm 7.405cm -0.662cm" svg:x1="21.563cm" svg:y1="3.577cm" svg:x2="21.563cm" svg:y2="5.358cm" draw:start-shape="id16" draw:start-glue-point="11" draw:end-shape="id16" draw:end-glue-point="9" svg:d="m21563 3577c0-205 1843-137 1843 950s-1843 1216-1843 831">
            <text:p/>
          </draw:connector>
          <draw:connector draw:style-name="gr12" draw:text-style-name="P3" draw:layer="layout" draw:type="curve" svg:x1="16.552cm" svg:y1="4.468cm" svg:x2="12.912cm" svg:y2="16.723cm" draw:start-shape="id16" draw:start-glue-point="6" draw:end-shape="id17" draw:end-glue-point="0" svg:d="m16552 4468c-2427 0-3640 4085-3640 12255">
            <text:p/>
          </draw:connector>
          <draw:connector draw:style-name="gr12" draw:text-style-name="P3" draw:layer="layout" draw:type="curve" draw:line-skew="0.672cm" svg:x1="22.553cm" svg:y1="12.525cm" svg:x2="22.596cm" svg:y2="13.824cm" draw:start-shape="id18" draw:start-glue-point="12" draw:end-shape="id18" draw:end-glue-point="13" svg:d="m22553 12525c2463 0 2441 1299 43 1299">
            <text:p/>
          </draw:connector>
          <draw:connector draw:style-name="gr12" draw:text-style-name="P3" draw:layer="layout" draw:type="line" svg:x1="10.973cm" svg:y1="8.647cm" svg:x2="15.907cm" svg:y2="8.647cm" draw:start-shape="id19" draw:start-glue-point="1" draw:end-shape="id20" draw:end-glue-point="3" svg:d="m10973 8647h4934">
            <text:p/>
          </draw:connector>
          <draw:connector draw:style-name="gr12" draw:text-style-name="P3" draw:layer="layout" draw:type="line" svg:x1="19.487cm" svg:y1="5.727cm" svg:x2="19.488cm" svg:y2="7.583cm" draw:start-shape="id16" draw:start-glue-point="8" draw:end-shape="id20" draw:end-glue-point="0" svg:d="m19487 5727 1 1856">
            <text:p/>
          </draw:connector>
          <draw:connector draw:style-name="gr12" draw:text-style-name="P3" draw:layer="layout" draw:type="line" svg:x1="26.987cm" svg:y1="5.568cm" svg:x2="23.046cm" svg:y2="7.583cm" draw:start-shape="id21" draw:start-glue-point="6" draw:end-shape="id20" draw:end-glue-point="4" svg:d="m26987 5568-3941 2015">
            <text:p/>
          </draw:connector>
          <draw:connector draw:style-name="gr12" draw:text-style-name="P3" draw:layer="layout" draw:type="line" svg:x1="27.148cm" svg:y1="8.646cm" svg:x2="23.07cm" svg:y2="8.647cm" draw:start-shape="id22" draw:start-glue-point="6" draw:end-shape="id20" draw:end-glue-point="1" svg:d="m27148 8646-4078 1">
            <text:p/>
          </draw:connector>
          <draw:connector draw:style-name="gr12" draw:text-style-name="P3" draw:layer="layout" draw:type="line" svg:x1="26.664cm" svg:y1="11.629cm" svg:x2="23.068cm" svg:y2="9.71cm" draw:start-shape="id23" draw:start-glue-point="6" draw:end-shape="id20" draw:end-glue-point="6" svg:d="m26664 11629-3596-1919">
            <text:p/>
          </draw:connector>
          <draw:connector draw:style-name="gr12" draw:text-style-name="P3" draw:layer="layout" draw:type="line" svg:x1="17.022cm" svg:y1="14.36cm" svg:x2="15.408cm" svg:y2="16.76cm" draw:start-shape="id18" draw:start-glue-point="7" draw:end-shape="id17" draw:end-glue-point="5" svg:d="m17022 14360-1614 2400">
            <text:p/>
          </draw:connector>
          <draw:connector draw:style-name="gr12" draw:text-style-name="P3" draw:layer="layout" draw:type="line" svg:x1="19.488cm" svg:y1="14.842cm" svg:x2="19.488cm" svg:y2="16.723cm" draw:start-shape="id18" draw:start-glue-point="8" draw:end-shape="id24" draw:end-glue-point="0" svg:d="m19488 14842v1881">
            <text:p/>
          </draw:connector>
          <draw:connector draw:style-name="gr12" draw:text-style-name="P3" draw:layer="layout" draw:type="line" svg:x1="21.952cm" svg:y1="14.36cm" svg:x2="23.737cm" svg:y2="16.746cm" draw:start-shape="id18" draw:start-glue-point="9" draw:end-shape="id25" draw:end-glue-point="4" svg:d="m21952 14360 1785 2386">
            <text:p/>
          </draw:connector>
          <draw:connector draw:style-name="gr6" draw:text-style-name="P3" draw:layer="layout" draw:type="line" svg:x1="12.912cm" svg:y1="18.852cm" svg:x2="12.952cm" svg:y2="21.318cm" draw:start-shape="id17" draw:start-glue-point="2" draw:end-shape="id26" draw:end-glue-point="5" svg:d="m12912 18852 40 2466">
            <text:p/>
          </draw:connector>
          <draw:connector draw:style-name="gr6" draw:text-style-name="P3" draw:layer="layout" draw:type="line" svg:x1="18.334cm" svg:y1="18.804cm" svg:x2="16.239cm" svg:y2="21.318cm" draw:start-shape="id24" draw:start-glue-point="4" draw:end-shape="id26" draw:end-glue-point="11" svg:d="m18334 18804-2095 2514">
            <text:p/>
          </draw:connector>
          <draw:connector draw:style-name="gr6" draw:text-style-name="P3" draw:layer="layout" draw:type="line" svg:x1="20.588cm" svg:y1="18.804cm" svg:x2="22.586cm" svg:y2="21.41cm" draw:start-shape="id24" draw:start-glue-point="5" draw:end-shape="id27" draw:end-glue-point="5" svg:d="m20588 18804 1998 2606">
            <text:p/>
          </draw:connector>
          <draw:connector draw:style-name="gr6" draw:text-style-name="P3" draw:layer="layout" draw:type="line" svg:x1="26.543cm" svg:y1="18.852cm" svg:x2="26.512cm" svg:y2="21.41cm" draw:start-shape="id25" draw:start-glue-point="2" draw:end-shape="id27" draw:end-glue-point="11" svg:d="m26543 18852-31 2558">
            <text:p/>
          </draw:connector>
          <draw:connector draw:style-name="gr6" draw:text-style-name="P3" draw:layer="layout" draw:type="line" svg:x1="24.549cm" svg:y1="23.28cm" svg:x2="24.55cm" svg:y2="25.052cm" draw:start-shape="id27" draw:start-glue-point="8" draw:end-shape="id28" draw:end-glue-point="0" svg:d="m24549 23280 1 1772">
            <text:p/>
          </draw:connector>
          <draw:connector draw:style-name="gr6" draw:text-style-name="P3" draw:layer="layout" draw:type="line" svg:x1="19.488cm" svg:y1="9.712cm" svg:x2="19.488cm" svg:y2="11.552cm" draw:start-shape="id20" draw:start-glue-point="2" draw:end-shape="id18" draw:end-glue-point="4" svg:d="m19488 9712v1840">
            <text:p/>
          </draw:connector>
          <draw:custom-shape draw:style-name="gr13" draw:text-style-name="P3" draw:id="id29" draw:layer="layout" svg:width="17.166cm" svg:height="3.614cm" svg:x="11.099cm" svg:y="20.214cm">
            <draw:glue-point draw:id="4" svg:x="4.974cm" svg:y="-2.559cm"/>
            <draw:glue-point draw:id="5" svg:x="5cm" svg:y="2.195cm"/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curve" draw:line-skew="1.001cm" svg:x1="28.22cm" svg:y1="21.097cm" svg:x2="28.265cm" svg:y2="22.814cm" draw:start-shape="id29" draw:start-glue-point="4" draw:end-shape="id29" draw:end-glue-point="5" svg:d="m28220 21097c2358 0 2335 1717 45 1717">
            <text:p/>
          </draw:connector>
          <draw:connector draw:style-name="gr14" draw:text-style-name="P3" draw:layer="layout" svg:x1="11.099cm" svg:y1="22.021cm" svg:x2="8.747cm" svg:y2="9.389cm" draw:start-shape="id29" draw:start-glue-point="3" draw:end-shape="id19" draw:end-glue-point="2" svg:d="m11099 22021h-2352v-12632">
            <text:p/>
          </draw:connector>
          <draw:frame draw:style-name="gr15" draw:text-style-name="P1" draw:layer="layout" svg:width="3.233cm" svg:height="0.962cm" svg:x="23.267cm" svg:y="3.353cm">
            <draw:text-box>
              <text:p text:style-name="P1">Validação</text:p>
            </draw:text-box>
          </draw:frame>
          <draw:frame draw:style-name="gr15" draw:text-style-name="P1" draw:layer="layout" svg:width="3.233cm" svg:height="0.962cm" svg:x="24.308cm" svg:y="12.895cm">
            <draw:text-box>
              <text:p text:style-name="P1">Validação</text:p>
            </draw:text-box>
          </draw:frame>
          <draw:frame draw:style-name="gr15" draw:text-style-name="P1" draw:layer="layout" svg:width="3.233cm" svg:height="0.962cm" svg:x="29.775cm" svg:y="21.267cm">
            <draw:text-box>
              <text:p text:style-name="P1">Validação</text:p>
            </draw:text-box>
          </draw:frame>
        </draw:g>
      </draw:page>
      <draw:page draw:name="Arch_overview" draw:style-name="dp1" draw:master-page-name="Default">
        <office:forms form:automatic-focus="false" form:apply-design-mode="false"/>
        <draw:custom-shape draw:style-name="gr16" draw:text-style-name="P2" draw:id="id30" draw:layer="layout" svg:width="5.064cm" svg:height="2.281cm" svg:x="18.406cm" svg:y="11.967cm">
          <draw:glue-point draw:id="4" svg:x="-2.529cm" svg:y="-4.844cm"/>
          <draw:glue-point draw:id="5" svg:x="2.245cm" svg:y="-5.002cm"/>
          <text:p text:style-name="P2">Flow <text:s/>control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76cm" svg:height="1.417cm" svg:x="9.737cm" svg:y="5.34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3" draw:layer="layout" svg:x1="18.205cm" svg:y1="6.14cm" svg:x2="23.634cm" svg:y2="6.14cm">
          <text:p/>
        </draw:line>
        <draw:custom-shape draw:style-name="gr18" draw:text-style-name="P7" draw:layer="layout" svg:width="2.879cm" svg:height="1.228cm" svg:x="5.98cm" svg:y="6.318cm">
          <text:p text:style-name="P6"><text:span text:style-name="T3">Hybrid</text:span></text:p>
          <text:p text:style-name="P6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336cm" svg:height="4.112cm" svg:x="5.24cm" svg:y="4.0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8" draw:layer="layout" svg:width="4.164cm" svg:height="0.962cm" svg:x="5.325cm" svg:y="4.954cm">
          <draw:text-box>
            <text:p text:style-name="P6"><text:span text:style-name="T4">Source block</text:span></text:p>
          </draw:text-box>
        </draw:frame>
        <draw:custom-shape draw:style-name="gr21" draw:text-style-name="P7" draw:layer="layout" svg:width="2.879cm" svg:height="1.228cm" svg:x="24.729cm" svg:y="6.218cm">
          <text:p text:style-name="P6"><text:span text:style-name="T3">Hybrid</text:span></text:p>
          <text:p text:style-name="P6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36cm" svg:height="4.112cm" svg:x="23.989cm" svg:y="3.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3" draw:text-style-name="P8" draw:layer="layout" svg:width="3.635cm" svg:height="1.673cm" svg:x="24.474cm" svg:y="4.454cm">
          <draw:text-box>
            <text:p text:style-name="P6"><text:span text:style-name="T4">Processing</text:span></text:p>
            <text:p text:style-name="P6"><text:span text:style-name="T4">block n</text:span></text:p>
          </draw:text-box>
        </draw:frame>
        <draw:custom-shape draw:style-name="gr24" draw:text-style-name="P7" draw:layer="layout" svg:width="2.879cm" svg:height="1.228cm" svg:x="14.163cm" svg:y="6.318cm">
          <text:p text:style-name="P6"><text:span text:style-name="T3">Hybrid</text:span></text:p>
          <text:p text:style-name="P6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4.336cm" svg:height="4.112cm" svg:x="13.423cm" svg:y="4.0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6" draw:text-style-name="P8" draw:layer="layout" svg:width="3.635cm" svg:height="1.673cm" svg:x="13.908cm" svg:y="4.554cm">
          <draw:text-box>
            <text:p text:style-name="P6"><text:span text:style-name="T4">Processing</text:span></text:p>
            <text:p text:style-name="P6"><text:span text:style-name="T4">block 0</text:span></text:p>
          </draw:text-box>
        </draw:frame>
        <draw:custom-shape draw:style-name="gr27" draw:text-style-name="P7" draw:layer="layout" svg:width="2.879cm" svg:height="1.228cm" svg:x="32.812cm" svg:y="6.218cm">
          <text:p text:style-name="P6"><text:span text:style-name="T3">Hybrid</text:span></text:p>
          <text:p text:style-name="P6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336cm" svg:height="4.112cm" svg:x="32.072cm" svg:y="3.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9" draw:text-style-name="P8" draw:layer="layout" svg:width="3.389cm" svg:height="0.962cm" svg:x="32.557cm" svg:y="4.754cm">
          <draw:text-box>
            <text:p text:style-name="P6"><text:span text:style-name="T4">Sink block</text:span></text:p>
          </draw:text-box>
        </draw:frame>
        <draw:custom-shape draw:style-name="gr16" draw:text-style-name="P5" draw:layer="layout" svg:width="3.576cm" svg:height="1.417cm" svg:x="28.43cm" svg:y="5.24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18.406cm" svg:y1="13.107cm" svg:x2="7.408cm" svg:y2="8.152cm" draw:start-shape="id30" draw:start-glue-point="3" svg:d="m18406 13107-10998-4955">
          <text:p/>
        </draw:connector>
        <draw:connector draw:style-name="gr6" draw:text-style-name="P3" draw:layer="layout" draw:type="line" svg:x1="23.47cm" svg:y1="13.107cm" svg:x2="34.24cm" svg:y2="8.052cm" draw:start-shape="id30" draw:start-glue-point="1" svg:d="m23470 13107 10770-5055">
          <text:p/>
        </draw:connector>
        <draw:connector draw:style-name="gr6" draw:text-style-name="P3" draw:layer="layout" draw:type="line" svg:x1="19.658cm" svg:y1="12.003cm" svg:x2="15.591cm" svg:y2="8.152cm" draw:start-shape="id30" draw:start-glue-point="4" svg:d="m19658 12003-4067-3851">
          <text:p/>
        </draw:connector>
        <draw:connector draw:style-name="gr6" draw:text-style-name="P3" draw:layer="layout" draw:type="line" svg:x1="22.074cm" svg:y1="11.967cm" svg:x2="26.157cm" svg:y2="8.052cm" draw:start-shape="id30" draw:start-glue-point="5" svg:d="m22074 11967 4083-3915">
          <text:p/>
        </draw:connector>
        <draw:custom-shape draw:style-name="gr30" draw:text-style-name="P5" draw:id="id31" draw:layer="layout" svg:width="3.576cm" svg:height="1.417cm" svg:x="34.253cm" svg:y="27.029cm">
          <draw:glue-point draw:id="4" svg:x="-0.64cm" svg:y="-2.441cm"/>
          <draw:glue-point draw:id="5" svg:x="-0.673cm" svg:y="2.604cm"/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1" draw:text-style-name="P7" draw:layer="layout" svg:width="2.879cm" svg:height="1.228cm" svg:x="30.496cm" svg:y="28.007cm">
            <text:p text:style-name="P6"><text:span text:style-name="T3">Hybrid</text:span></text:p>
            <text:p text:style-name="P6"><text:span text:style-name="T3">componen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draw:layer="layout" svg:width="4.336cm" svg:height="4.112cm" svg:x="29.756cm" svg:y="25.7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33" draw:text-style-name="P8" draw:layer="layout" svg:width="2.581cm" svg:height="0.962cm" svg:x="30.557cm" svg:y="26.643cm">
            <draw:text-box>
              <text:p text:style-name="P6"><text:span text:style-name="T4">Block 0</text:span></text:p>
            </draw:text-box>
          </draw:frame>
        </draw:g>
        <draw:g>
          <draw:custom-shape draw:style-name="gr34" draw:text-style-name="P7" draw:layer="layout" svg:width="2.879cm" svg:height="1.228cm" svg:x="38.679cm" svg:y="28.007cm">
            <text:p text:style-name="P6"><text:span text:style-name="T3">Hybrid</text:span></text:p>
            <text:p text:style-name="P6"><text:span text:style-name="T3">componen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4.336cm" svg:height="4.112cm" svg:x="37.939cm" svg:y="25.7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0" draw:text-style-name="P2" draw:layer="layout" svg:width="2.581cm" svg:height="0.962cm" svg:x="38.858cm" svg:y="26.481cm">
          <draw:text-box>
            <text:p text:style-name="P2">Block 1</text:p>
          </draw:text-box>
        </draw:frame>
        <draw:custom-shape draw:style-name="gr36" draw:text-style-name="P5" draw:id="id33" draw:layer="layout" svg:width="3.576cm" svg:height="1.417cm" svg:x="34.253cm" svg:y="25.13cm">
          <draw:glue-point draw:id="4" svg:x="-0.64cm" svg:y="-2.441cm"/>
          <draw:glue-point draw:id="5" svg:x="-0.673cm" svg:y="2.604cm"/>
          <text:p text:style-name="P2"><text:span text:style-name="T2"><text:s/></text:span><text:span text:style-name="T2">SW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5" draw:id="id32" draw:layer="layout" svg:width="3.576cm" svg:height="1.417cm" svg:x="34.253cm" svg:y="28.931cm">
          <draw:glue-point draw:id="4" svg:x="-0.64cm" svg:y="-2.441cm"/>
          <draw:glue-point draw:id="5" svg:x="-0.673cm" svg:y="2.604cm"/>
          <text:p text:style-name="P2"><text:span text:style-name="T2"><text:s/></text:span><text:span text:style-name="T2">HW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7" draw:text-style-name="P3" draw:layer="layout" draw:type="line" svg:x1="35.801cm" svg:y1="28.105cm" svg:x2="35.813cm" svg:y2="29.294cm" draw:start-shape="id31" draw:start-glue-point="5" draw:end-shape="id32" draw:end-glue-point="4" svg:d="m35801 28105 12 1189">
          <text:p/>
        </draw:connector>
        <draw:connector draw:style-name="gr37" draw:text-style-name="P3" draw:layer="layout" draw:type="line" svg:x1="35.813cm" svg:y1="27.392cm" svg:x2="35.801cm" svg:y2="26.206cm" draw:start-shape="id31" draw:start-glue-point="4" draw:end-shape="id33" draw:end-glue-point="5" svg:d="m35813 27392-12-1186">
          <text:p/>
        </draw:connector>
        <draw:custom-shape draw:style-name="gr38" draw:text-style-name="P3" draw:layer="layout" svg:width="0.279cm" svg:height="0.354cm" svg:x="35.664cm" svg:y="28.09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" draw:layer="layout" svg:width="0.279cm" svg:height="0.354cm" draw:transform="rotate (3.13478586950642) translate (35.952cm 27.3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id="id34" draw:layer="layout" svg:width="5.064cm" svg:height="2.281cm" svg:x="9.153cm" svg:y="22.852cm">
          <draw:glue-point draw:id="4" svg:x="-2.529cm" svg:y="-4.844cm"/>
          <draw:glue-point draw:id="5" svg:x="2.245cm" svg:y="-5.002cm"/>
          <text:p text:style-name="P2">Flow <text:s/>control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3.576cm" svg:height="1.417cm" svg:x="5.868cm" svg:y="18.223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35">
          <draw:g>
            <draw:custom-shape draw:style-name="gr40" draw:text-style-name="P7" draw:layer="layout" svg:width="2.879cm" svg:height="1.228cm" svg:x="2.127cm" svg:y="19.153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4.336cm" svg:height="4.112cm" svg:x="1.387cm" svg:y="16.87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42" draw:text-style-name="P8" draw:layer="layout" svg:width="4.164cm" svg:height="0.962cm" svg:x="1.472cm" svg:y="17.789cm">
            <draw:text-box>
              <text:p text:style-name="P6"><text:span text:style-name="T4">Source block</text:span></text:p>
            </draw:text-box>
          </draw:frame>
        </draw:g>
        <draw:g draw:id="id37">
          <draw:g>
            <draw:custom-shape draw:style-name="gr43" draw:text-style-name="P7" draw:layer="layout" svg:width="2.879cm" svg:height="1.228cm" svg:x="10.257cm" svg:y="19.153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8" draw:layer="layout" svg:width="4.336cm" svg:height="4.112cm" svg:x="9.517cm" svg:y="16.87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45" draw:text-style-name="P8" draw:layer="layout" svg:width="3.635cm" svg:height="1.673cm" svg:x="10.002cm" svg:y="17.389cm">
            <draw:text-box>
              <text:p text:style-name="P6"><text:span text:style-name="T4">Processing</text:span></text:p>
              <text:p text:style-name="P6"><text:span text:style-name="T4">block</text:span></text:p>
            </draw:text-box>
          </draw:frame>
        </draw:g>
        <draw:g draw:id="id36">
          <draw:g>
            <draw:custom-shape draw:style-name="gr46" draw:text-style-name="P7" draw:layer="layout" svg:width="2.879cm" svg:height="1.228cm" svg:x="18.359cm" svg:y="19.153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8" draw:layer="layout" svg:width="4.336cm" svg:height="4.112cm" svg:x="17.619cm" svg:y="16.87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48" draw:text-style-name="P8" draw:layer="layout" svg:width="3.389cm" svg:height="0.962cm" svg:x="18.104cm" svg:y="17.689cm">
            <draw:text-box>
              <text:p text:style-name="P6"><text:span text:style-name="T4">Sink block</text:span></text:p>
            </draw:text-box>
          </draw:frame>
        </draw:g>
        <draw:custom-shape draw:style-name="gr39" draw:text-style-name="P5" draw:layer="layout" svg:width="3.576cm" svg:height="1.417cm" svg:x="13.977cm" svg:y="18.223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9.153cm" svg:y1="23.992cm" svg:x2="3.555cm" svg:y2="20.987cm" draw:start-shape="id34" draw:start-glue-point="3" draw:end-shape="id35" draw:end-glue-point="2" svg:d="m9153 23992-5598-3005">
          <text:p/>
        </draw:connector>
        <draw:connector draw:style-name="gr6" draw:text-style-name="P3" draw:layer="layout" draw:type="line" svg:x1="14.217cm" svg:y1="23.992cm" svg:x2="19.787cm" svg:y2="20.987cm" draw:start-shape="id34" draw:start-glue-point="1" draw:end-shape="id36" draw:end-glue-point="2" svg:d="m14217 23992 5570-3005">
          <text:p/>
        </draw:connector>
        <draw:connector draw:style-name="gr6" draw:text-style-name="P3" draw:layer="layout" draw:type="line" svg:x1="11.685cm" svg:y1="22.852cm" svg:x2="11.685cm" svg:y2="20.987cm" draw:start-shape="id34" draw:start-glue-point="0" draw:end-shape="id37" draw:end-glue-point="2" svg:d="m11685 22852v-1865">
          <text:p/>
        </draw:connector>
        <draw:custom-shape draw:style-name="gr16" draw:text-style-name="P2" draw:id="id38" draw:layer="layout" svg:width="5.064cm" svg:height="2.281cm" svg:x="30.356cm" svg:y="20.947cm">
          <draw:glue-point draw:id="4" svg:x="-2.529cm" svg:y="-4.844cm"/>
          <draw:glue-point draw:id="5" svg:x="2.245cm" svg:y="-5.002cm"/>
          <text:p text:style-name="P2">Flow <text:s/>control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76cm" svg:height="1.417cm" svg:x="27.071cm" svg:y="16.318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39">
          <draw:g>
            <draw:custom-shape draw:style-name="gr49" draw:text-style-name="P7" draw:layer="layout" svg:width="2.879cm" svg:height="1.228cm" svg:x="23.33cm" svg:y="17.248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8" draw:layer="layout" svg:width="4.336cm" svg:height="4.112cm" svg:x="22.59cm" svg:y="14.9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51" draw:text-style-name="P8" draw:layer="layout" svg:width="4.164cm" svg:height="0.962cm" svg:x="22.675cm" svg:y="15.884cm">
            <draw:text-box>
              <text:p text:style-name="P6"><text:span text:style-name="T4">Source block</text:span></text:p>
            </draw:text-box>
          </draw:frame>
        </draw:g>
        <draw:g draw:id="id41">
          <draw:g>
            <draw:custom-shape draw:style-name="gr52" draw:text-style-name="P7" draw:layer="layout" svg:width="2.879cm" svg:height="1.228cm" svg:x="31.46cm" svg:y="17.248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8" draw:layer="layout" svg:width="4.336cm" svg:height="4.112cm" svg:x="30.72cm" svg:y="14.9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54" draw:text-style-name="P8" draw:layer="layout" svg:width="3.635cm" svg:height="1.673cm" svg:x="31.205cm" svg:y="15.484cm">
            <draw:text-box>
              <text:p text:style-name="P6"><text:span text:style-name="T4">Processing</text:span></text:p>
              <text:p text:style-name="P6"><text:span text:style-name="T4">block</text:span></text:p>
            </draw:text-box>
          </draw:frame>
        </draw:g>
        <draw:g draw:id="id40">
          <draw:g>
            <draw:custom-shape draw:style-name="gr55" draw:text-style-name="P7" draw:layer="layout" svg:width="2.879cm" svg:height="1.228cm" svg:x="39.562cm" svg:y="17.248cm">
              <text:p text:style-name="P6"><text:span text:style-name="T3">Hybrid</text:span></text:p>
              <text:p text:style-name="P6"><text:span text:style-name="T3">component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8" draw:layer="layout" svg:width="4.336cm" svg:height="4.112cm" svg:x="38.822cm" svg:y="14.9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57" draw:text-style-name="P8" draw:layer="layout" svg:width="3.389cm" svg:height="0.962cm" svg:x="39.307cm" svg:y="15.784cm">
            <draw:text-box>
              <text:p text:style-name="P6"><text:span text:style-name="T4">Sink block</text:span></text:p>
            </draw:text-box>
          </draw:frame>
        </draw:g>
        <draw:custom-shape draw:style-name="gr16" draw:text-style-name="P5" draw:layer="layout" svg:width="3.576cm" svg:height="1.417cm" svg:x="35.18cm" svg:y="16.318cm">
          <text:p text:style-name="P2"><text:span text:style-name="T2"><text:s/></text:span><text:span text:style-name="T2">FIFO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30.356cm" svg:y1="22.087cm" svg:x2="24.758cm" svg:y2="19.082cm" draw:start-shape="id38" draw:start-glue-point="3" draw:end-shape="id39" draw:end-glue-point="2" svg:d="m30356 22087-5598-3005">
          <text:p/>
        </draw:connector>
        <draw:connector draw:style-name="gr6" draw:text-style-name="P3" draw:layer="layout" draw:type="line" svg:x1="35.42cm" svg:y1="22.087cm" svg:x2="40.99cm" svg:y2="19.082cm" draw:start-shape="id38" draw:start-glue-point="1" draw:end-shape="id40" draw:end-glue-point="2" svg:d="m35420 22087 5570-3005">
          <text:p/>
        </draw:connector>
        <draw:connector draw:style-name="gr6" draw:text-style-name="P3" draw:layer="layout" draw:type="line" svg:x1="32.888cm" svg:y1="20.947cm" svg:x2="32.888cm" svg:y2="19.082cm" draw:start-shape="id38" draw:start-glue-point="0" draw:end-shape="id41" draw:end-glue-point="2" svg:d="m32888 20947v-1865">
          <text:p/>
        </draw:connector>
      </draw:page>
      <draw:page draw:name="Arch_overview2" draw:style-name="dp1" draw:master-page-name="Default">
        <office:forms form:automatic-focus="false" form:apply-design-mode="false"/>
        <draw:custom-shape draw:style-name="gr58" draw:text-style-name="P8" draw:id="id43" draw:layer="layout" svg:width="3.81cm" svg:height="3.81cm" svg:x="12.945cm" svg:y="4.655cm">
          <text:p text:style-name="P8">Processing</text:p>
          <text:p text:style-name="P8">block</text:p>
          <text:p text:style-name="P8">0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59" draw:text-style-name="P8" draw:id="id46" draw:layer="layout" svg:width="3.81cm" svg:height="3.81cm" svg:x="33.33cm" svg:y="4.655cm">
          <text:p text:style-name="P8">Sink</text:p>
          <text:p text:style-name="P8">block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60" draw:text-style-name="P8" draw:id="id42" draw:layer="layout" svg:width="3.81cm" svg:height="3.81cm" svg:x="6.175cm" svg:y="4.655cm">
          <text:p text:style-name="P8">Source</text:p>
          <text:p text:style-name="P8">block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61" draw:text-style-name="P8" draw:id="id45" draw:layer="layout" svg:width="3.81cm" svg:height="3.81cm" svg:x="26.812cm" svg:y="4.655cm">
          <text:p text:style-name="P8">Processing</text:p>
          <text:p text:style-name="P8">block</text:p>
          <text:p text:style-name="P8">n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62" draw:text-style-name="P3" draw:id="id47" draw:layer="layout" svg:width="3.81cm" svg:height="2.54cm" svg:x="6.175cm" svg:y="10.59cm">
          <text:p text:style-name="P3">Hybrid</text:p>
          <text:p text:style-name="P3">component</text:p>
          <draw:enhanced-geometry svg:viewBox="0 0 21600 21600" draw:type="rectangle" draw:enhanced-path="M 0 0 L 21600 0 21600 21600 0 21600 0 0 Z N"/>
        </draw:custom-shape>
        <draw:custom-shape draw:style-name="gr63" draw:text-style-name="P3" draw:id="id51" draw:layer="layout" svg:width="2.54cm" svg:height="1.905cm" svg:x="3.975cm" svg:y="15.718cm">
          <text:p text:style-name="P3">SW</text:p>
          <draw:enhanced-geometry svg:viewBox="0 0 21600 21600" draw:type="rectangle" draw:enhanced-path="M 0 0 L 21600 0 21600 21600 0 21600 0 0 Z N"/>
        </draw:custom-shape>
        <draw:custom-shape draw:style-name="gr64" draw:text-style-name="P9" draw:id="id52" draw:layer="layout" svg:width="2.54cm" svg:height="1.905cm" svg:x="9.69cm" svg:y="15.718cm">
          <text:p text:style-name="P9"><text:span text:style-name="T5">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0" draw:id="id44" draw:layer="layout" svg:width="3.81cm" svg:height="3.81cm" svg:x="19.71cm" svg:y="4.655cm">
          <text:p text:style-name="P8"><text:span text:style-name="T6">...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66" draw:text-style-name="P3" draw:layer="layout" svg:x1="9.985cm" svg:y1="6.559cm" svg:x2="12.945cm" svg:y2="6.559cm" draw:start-shape="id42" draw:start-glue-point="10" draw:end-shape="id43" draw:end-glue-point="6" svg:d="m9985 6559h2960">
          <text:p/>
        </draw:connector>
        <draw:connector draw:style-name="gr67" draw:text-style-name="P3" draw:layer="layout" svg:x1="16.755cm" svg:y1="6.559cm" svg:x2="19.71cm" svg:y2="6.559cm" draw:start-shape="id43" draw:start-glue-point="10" draw:end-shape="id44" draw:end-glue-point="6" svg:d="m16755 6559h2955">
          <text:p/>
        </draw:connector>
        <draw:connector draw:style-name="gr67" draw:text-style-name="P3" draw:layer="layout" svg:x1="23.52cm" svg:y1="6.559cm" svg:x2="26.812cm" svg:y2="6.559cm" draw:start-shape="id44" draw:start-glue-point="10" draw:end-shape="id45" draw:end-glue-point="6" svg:d="m23520 6559h3292">
          <text:p/>
        </draw:connector>
        <draw:connector draw:style-name="gr67" draw:text-style-name="P3" draw:layer="layout" svg:x1="30.622cm" svg:y1="6.559cm" svg:x2="33.33cm" svg:y2="6.559cm" draw:start-shape="id45" draw:start-glue-point="10" draw:end-shape="id46" draw:end-glue-point="6" svg:d="m30622 6559h2708">
          <text:p/>
        </draw:connector>
        <draw:custom-shape draw:style-name="gr64" draw:text-style-name="P9" draw:id="id55" draw:layer="layout" svg:width="12.065cm" svg:height="3.175cm" svg:x="15.723cm" svg:y="15.083cm">
          <text:p text:style-name="P9"><text:span text:style-name="T5">Configurable inter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id="id56" draw:layer="layout" svg:width="36.83cm" svg:height="2.54cm" svg:x="3.34cm" svg:y="20.45cm">
          <text:p text:style-name="P3">Flow controller</text:p>
          <draw:enhanced-geometry svg:viewBox="0 0 21600 21600" draw:type="rectangle" draw:enhanced-path="M 0 0 L 21600 0 21600 21600 0 21600 0 0 Z N"/>
        </draw:custom-shape>
        <draw:custom-shape draw:style-name="gr62" draw:text-style-name="P3" draw:id="id50" draw:layer="layout" svg:width="3.81cm" svg:height="2.54cm" svg:x="33.33cm" svg:y="10.59cm">
          <text:p text:style-name="P3">Hybrid</text:p>
          <text:p text:style-name="P3">component</text:p>
          <draw:enhanced-geometry svg:viewBox="0 0 21600 21600" draw:type="rectangle" draw:enhanced-path="M 0 0 L 21600 0 21600 21600 0 21600 0 0 Z N"/>
        </draw:custom-shape>
        <draw:custom-shape draw:style-name="gr63" draw:text-style-name="P3" draw:id="id54" draw:layer="layout" svg:width="2.54cm" svg:height="1.905cm" svg:x="36.63cm" svg:y="15.718cm">
          <text:p text:style-name="P3">SW</text:p>
          <draw:enhanced-geometry svg:viewBox="0 0 21600 21600" draw:type="rectangle" draw:enhanced-path="M 0 0 L 21600 0 21600 21600 0 21600 0 0 Z N"/>
        </draw:custom-shape>
        <draw:custom-shape draw:style-name="gr64" draw:text-style-name="P9" draw:id="id53" draw:layer="layout" svg:width="2.54cm" svg:height="1.905cm" svg:x="31.28cm" svg:y="15.718cm">
          <text:p text:style-name="P9"><text:span text:style-name="T5">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draw:id="id48" draw:layer="layout" svg:width="3.81cm" svg:height="2.54cm" svg:x="12.945cm" svg:y="10.59cm">
          <text:p text:style-name="P3">Hybrid</text:p>
          <text:p text:style-name="P3">component</text:p>
          <draw:enhanced-geometry svg:viewBox="0 0 21600 21600" draw:type="rectangle" draw:enhanced-path="M 0 0 L 21600 0 21600 21600 0 21600 0 0 Z N"/>
        </draw:custom-shape>
        <draw:custom-shape draw:style-name="gr62" draw:text-style-name="P3" draw:id="id49" draw:layer="layout" svg:width="3.81cm" svg:height="2.54cm" svg:x="26.812cm" svg:y="10.59cm">
          <text:p text:style-name="P3">Hybrid</text:p>
          <text:p text:style-name="P3">component</text:p>
          <draw:enhanced-geometry svg:viewBox="0 0 21600 21600" draw:type="rectangle" draw:enhanced-path="M 0 0 L 21600 0 21600 21600 0 21600 0 0 Z N"/>
        </draw:custom-shape>
        <draw:connector draw:style-name="gr68" draw:text-style-name="P3" draw:layer="layout" svg:x1="8.079cm" svg:y1="8.465cm" svg:x2="8.08cm" svg:y2="10.59cm" draw:start-shape="id42" draw:start-glue-point="8" draw:end-shape="id47" draw:end-glue-point="0" svg:d="m8079 8465v1075h1v1050">
          <text:p/>
        </draw:connector>
        <draw:connector draw:style-name="gr68" draw:text-style-name="P3" draw:layer="layout" svg:x1="14.849cm" svg:y1="8.465cm" svg:x2="14.85cm" svg:y2="10.59cm" draw:start-shape="id43" draw:start-glue-point="8" draw:end-shape="id48" draw:end-glue-point="0" svg:d="m14849 8465v1075h1v1050">
          <text:p/>
        </draw:connector>
        <draw:connector draw:style-name="gr68" draw:text-style-name="P3" draw:layer="layout" svg:x1="28.716cm" svg:y1="8.465cm" svg:x2="28.717cm" svg:y2="10.59cm" draw:start-shape="id45" draw:start-glue-point="8" draw:end-shape="id49" svg:d="m28716 8465v1075h1v1050">
          <text:p/>
        </draw:connector>
        <draw:connector draw:style-name="gr68" draw:text-style-name="P3" draw:layer="layout" svg:x1="35.234cm" svg:y1="8.465cm" svg:x2="35.235cm" svg:y2="10.59cm" draw:start-shape="id46" draw:start-glue-point="8" draw:end-shape="id50" draw:end-glue-point="0" svg:d="m35234 8465v1075h1v1050">
          <text:p/>
        </draw:connector>
        <draw:connector draw:style-name="gr14" draw:text-style-name="P3" draw:layer="layout" svg:x1="5.245cm" svg:y1="15.718cm" svg:x2="8.08cm" svg:y2="13.13cm" draw:start-shape="id51" draw:start-glue-point="0" draw:end-shape="id47" draw:end-glue-point="2" svg:d="m5245 15718v-1294h2835v-1294">
          <text:p/>
        </draw:connector>
        <draw:connector draw:style-name="gr14" draw:text-style-name="P3" draw:layer="layout" svg:x1="10.96cm" svg:y1="15.718cm" svg:x2="8.08cm" svg:y2="13.13cm" draw:start-shape="id52" draw:end-shape="id47" draw:end-glue-point="2" svg:d="m10960 15718v-1294h-2880v-1294">
          <text:p/>
        </draw:connector>
        <draw:connector draw:style-name="gr14" draw:text-style-name="P3" draw:layer="layout" svg:x1="32.55cm" svg:y1="15.718cm" svg:x2="35.235cm" svg:y2="13.13cm" draw:start-shape="id53" draw:start-glue-point="0" draw:end-shape="id50" draw:end-glue-point="2" svg:d="m32550 15718v-1294h2685v-1294">
          <text:p/>
        </draw:connector>
        <draw:connector draw:style-name="gr14" draw:text-style-name="P3" draw:layer="layout" svg:x1="37.9cm" svg:y1="15.718cm" svg:x2="35.235cm" svg:y2="13.13cm" draw:start-shape="id54" draw:start-glue-point="0" draw:end-shape="id50" draw:end-glue-point="2" svg:d="m37900 15718v-1294h-2665v-1294">
          <text:p/>
        </draw:connector>
        <draw:connector draw:style-name="gr69" draw:text-style-name="P3" draw:layer="layout" svg:x1="12.23cm" svg:y1="16.67cm" svg:x2="15.723cm" svg:y2="16.67cm" draw:start-shape="id52" draw:start-glue-point="1" draw:end-shape="id55" draw:end-glue-point="3" svg:d="m12230 16670h3493">
          <text:p/>
        </draw:connector>
        <draw:connector draw:style-name="gr69" draw:text-style-name="P3" draw:layer="layout" svg:x1="27.788cm" svg:y1="16.67cm" svg:x2="31.28cm" svg:y2="16.67cm" draw:start-shape="id55" draw:start-glue-point="1" draw:end-shape="id53" draw:end-glue-point="3" svg:d="m27788 16670h3492">
          <text:p/>
        </draw:connector>
        <draw:connector draw:style-name="gr69" draw:text-style-name="P3" draw:layer="layout" svg:x1="21.755cm" svg:y1="18.258cm" svg:x2="21.755cm" svg:y2="20.45cm" draw:start-shape="id55" draw:start-glue-point="2" draw:end-shape="id56" draw:end-glue-point="0" svg:d="m21755 18258v2192">
          <text:p/>
        </draw:connector>
        <draw:connector draw:style-name="gr69" draw:text-style-name="P3" draw:layer="layout" svg:x1="5.245cm" svg:y1="17.623cm" svg:x2="5.243cm" svg:y2="20.458cm" draw:start-shape="id51" draw:start-glue-point="2" svg:d="m5245 17623v1680h-2v1155">
          <text:p/>
        </draw:connector>
        <draw:connector draw:style-name="gr69" draw:text-style-name="P3" draw:layer="layout" svg:x1="37.845cm" svg:y1="17.624cm" svg:x2="37.843cm" svg:y2="20.459cm" svg:d="m37845 17624v1680h-2v1155">
          <text:p/>
        </draw:connector>
        <draw:polygon draw:style-name="gr70" draw:text-style-name="P3" draw:layer="layout" svg:width="38.099cm" svg:height="9.924cm" svg:x="2.905cm" svg:y="14.4cm" svg:viewBox="0 0 38100 9925" draw:points="0,9925 0,4728 11530,4865 11530,0 26135,0 26135,4865 38100,4728 38100,9925">
          <text:p/>
        </draw:polygon>
        <draw:frame draw:style-name="gr71" draw:layer="layout" svg:width="6.111cm" svg:height="0.962cm" svg:x="19.049cm" svg:y="23.163cm">
          <draw:text-box>
            <text:p>HW/SW Framework</text:p>
          </draw:text-box>
        </draw:frame>
        <draw:custom-shape draw:style-name="gr38" draw:text-style-name="P3" draw:layer="layout" svg:width="0.4cm" svg:height="0.535cm" svg:x="34.99cm" svg:y="13.1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" draw:layer="layout" svg:width="0.4cm" svg:height="0.535cm" svg:x="7.89cm" svg:y="13.16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Arch_blocks" draw:style-name="dp1" draw:master-page-name="Default">
        <office:forms form:automatic-focus="false" form:apply-design-mode="false"/>
        <draw:frame draw:style-name="gr72" draw:text-style-name="P11" draw:layer="layout" svg:width="4.164cm" svg:height="0.962cm" svg:x="10.579cm" svg:y="19.865cm">
          <draw:text-box>
            <text:p text:style-name="P1"><text:span text:style-name="T7">Source block</text:span></text:p>
          </draw:text-box>
        </draw:frame>
        <draw:frame draw:style-name="gr72" draw:text-style-name="P11" draw:layer="layout" svg:width="5.607cm" svg:height="0.962cm" svg:x="18.939cm" svg:y="24.7cm">
          <draw:text-box>
            <text:p text:style-name="P1"><text:span text:style-name="T7">Processing blocks</text:span></text:p>
          </draw:text-box>
          <draw:glue-point draw:id="4" svg:x="-2.513cm" svg:y="-5cm"/>
          <draw:glue-point draw:id="5" svg:x="2.142cm" svg:y="-5cm"/>
        </draw:frame>
        <draw:frame draw:style-name="gr73" draw:text-style-name="P12" draw:layer="layout" svg:width="3.389cm" svg:height="0.962cm" svg:x="29.18cm" svg:y="19.93cm">
          <draw:text-box>
            <text:p text:style-name="P1"><text:span text:style-name="T7">Sink block</text:span></text:p>
          </draw:text-box>
        </draw:frame>
        <draw:custom-shape draw:style-name="gr74" draw:text-style-name="P2" draw:id="id57" draw:layer="layout" svg:width="3.307cm" svg:height="2.997cm" svg:x="10.869cm" svg:y="21.032cm">
          <text:p text:style-name="P2">RF</text:p>
          <text:p text:style-name="P2">front-end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5" draw:text-style-name="P2" draw:id="id58" draw:layer="layout" svg:width="3.307cm" svg:height="2.997cm" svg:x="17.151cm" svg:y="21.032cm">
          <text:p text:style-name="P2">FIR filter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5" draw:text-style-name="P2" draw:id="id59" draw:layer="layout" svg:width="3.307cm" svg:height="2.997cm" svg:x="23.209cm" svg:y="21.032cm">
          <text:p text:style-name="P2">FFT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6" draw:text-style-name="P2" draw:id="id60" draw:layer="layout" svg:width="3.307cm" svg:height="2.997cm" svg:x="29.286cm" svg:y="21.032cm">
          <text:p text:style-name="P2">Display</text:p>
          <text:p text:style-name="P2">Sink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3" draw:layer="layout" draw:type="line" svg:x1="14.174cm" svg:y1="22.53cm" svg:x2="17.151cm" svg:y2="22.53cm" draw:start-shape="id57" draw:start-glue-point="10" draw:end-shape="id58" svg:d="m14174 22530h2977">
          <text:p/>
        </draw:connector>
        <draw:connector draw:style-name="gr6" draw:text-style-name="P3" draw:layer="layout" draw:type="line" svg:x1="20.456cm" svg:y1="22.53cm" svg:x2="23.209cm" svg:y2="22.53cm" draw:start-shape="id58" draw:start-glue-point="10" draw:end-shape="id59" svg:d="m20456 22530h2753">
          <text:p/>
        </draw:connector>
        <draw:connector draw:style-name="gr6" draw:text-style-name="P3" draw:layer="layout" draw:type="line" svg:x1="26.514cm" svg:y1="22.53cm" svg:x2="29.286cm" svg:y2="22.53cm" draw:start-shape="id59" draw:start-glue-point="10" draw:end-shape="id60" draw:end-glue-point="6" svg:d="m26514 22530h2772">
          <text:p/>
        </draw:connector>
        <draw:custom-shape draw:style-name="gr13" draw:text-style-name="P3" draw:layer="layout" svg:width="11.441cm" svg:height="4.291cm" svg:x="15.981cm" svg:y="20.30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id="id61" draw:layer="layout" svg:width="3.307cm" svg:height="2.997cm" svg:x="10.869cm" svg:y="9.033cm">
          <text:p text:style-name="P2">RF</text:p>
          <text:p text:style-name="P2">front-end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" draw:id="id62" draw:layer="layout" svg:width="3.307cm" svg:height="2.997cm" svg:x="17.151cm" svg:y="9.033cm">
          <text:p text:style-name="P2">FIR filter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" draw:id="id63" draw:layer="layout" svg:width="3.307cm" svg:height="2.997cm" svg:x="23.209cm" svg:y="9.033cm">
          <text:p text:style-name="P2">FFT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8" draw:text-style-name="P2" draw:id="id64" draw:layer="layout" svg:width="3.307cm" svg:height="2.997cm" svg:x="29.286cm" svg:y="9.033cm">
          <text:p text:style-name="P2">Display</text:p>
          <text:p text:style-name="P2">Sink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2" draw:text-style-name="P3" draw:layer="layout" draw:type="line" svg:x1="14.174cm" svg:y1="10.531cm" svg:x2="17.151cm" svg:y2="10.531cm" draw:start-shape="id61" draw:start-glue-point="10" draw:end-shape="id62" svg:d="m14174 10531h2977">
          <text:p/>
        </draw:connector>
        <draw:connector draw:style-name="gr12" draw:text-style-name="P3" draw:layer="layout" draw:type="line" svg:x1="20.456cm" svg:y1="10.531cm" svg:x2="23.209cm" svg:y2="10.531cm" draw:start-shape="id62" draw:start-glue-point="10" draw:end-shape="id63" svg:d="m20456 10531h2753">
          <text:p/>
        </draw:connector>
        <draw:connector draw:style-name="gr12" draw:text-style-name="P3" draw:layer="layout" draw:type="line" svg:x1="26.514cm" svg:y1="10.531cm" svg:x2="29.286cm" svg:y2="10.531cm" draw:start-shape="id63" draw:start-glue-point="10" draw:end-shape="id64" draw:end-glue-point="6" svg:d="m26514 10531h2772">
          <text:p/>
        </draw:connector>
      </draw:page>
      <draw:page draw:name="Arch1" draw:style-name="dp1" draw:master-page-name="Default">
        <office:forms form:automatic-focus="false" form:apply-design-mode="false"/>
        <draw:custom-shape draw:style-name="gr4" draw:text-style-name="P3" draw:layer="layout" svg:width="7.655cm" svg:height="5.11cm" svg:x="8.835cm" svg:y="4.7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.604cm" svg:height="3.275cm" svg:x="10.327cm" svg:y="5.856cm">
          <text:p text:style-name="P2"><text:span text:style-name="T8">Hybrid 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line draw:style-name="gr80" draw:layer="layout" svg:x1="5.515cm" svg:y1="5.617cm" svg:x2="8.804cm" svg:y2="5.617cm">
          <text:p/>
        </draw:line>
        <draw:line draw:style-name="gr80" draw:layer="layout" svg:x1="5.516cm" svg:y1="7.051cm" svg:x2="8.805cm" svg:y2="7.051cm">
          <text:p/>
        </draw:line>
        <draw:line draw:style-name="gr80" draw:layer="layout" svg:x1="5.516cm" svg:y1="9.322cm" svg:x2="8.805cm" svg:y2="9.322cm">
          <text:p/>
        </draw:line>
        <draw:frame draw:style-name="gr81" draw:text-style-name="P14" draw:layer="layout" svg:width="1.294cm" svg:height="1.086cm" svg:x="6.491cm" svg:y="4.858cm">
          <draw:text-box>
            <text:p text:style-name="P1"><text:span text:style-name="T9">In</text:span><text:span text:style-name="T10">0</text:span></text:p>
          </draw:text-box>
        </draw:frame>
        <draw:frame draw:style-name="gr81" draw:text-style-name="P14" draw:layer="layout" svg:width="1.293cm" svg:height="1.086cm" svg:x="6.492cm" svg:y="6.412cm">
          <draw:text-box>
            <text:p text:style-name="P1"><text:span text:style-name="T9">In</text:span><text:span text:style-name="T10">1</text:span></text:p>
          </draw:text-box>
        </draw:frame>
        <draw:frame draw:style-name="gr82" draw:text-style-name="P14" draw:layer="layout" svg:width="1.293cm" svg:height="1.087cm" svg:x="6.492cm" svg:y="8.563cm">
          <draw:text-box>
            <text:p text:style-name="P1"><text:span text:style-name="T9">In</text:span><text:span text:style-name="T10">n</text:span></text:p>
          </draw:text-box>
        </draw:frame>
        <draw:line draw:style-name="gr80" draw:layer="layout" svg:x1="16.495cm" svg:y1="5.617cm" svg:x2="19.784cm" svg:y2="5.617cm">
          <text:p/>
        </draw:line>
        <draw:line draw:style-name="gr80" draw:layer="layout" svg:x1="16.496cm" svg:y1="7.051cm" svg:x2="19.785cm" svg:y2="7.051cm">
          <text:p/>
        </draw:line>
        <draw:line draw:style-name="gr80" draw:layer="layout" svg:x1="16.496cm" svg:y1="9.322cm" svg:x2="19.785cm" svg:y2="9.322cm">
          <text:p/>
        </draw:line>
        <draw:frame draw:style-name="gr83" draw:text-style-name="P14" draw:layer="layout" svg:width="1.744cm" svg:height="1.086cm" svg:x="17.471cm" svg:y="4.858cm">
          <draw:text-box>
            <text:p text:style-name="P1"><text:span text:style-name="T9">Out</text:span><text:span text:style-name="T10">0</text:span></text:p>
          </draw:text-box>
        </draw:frame>
        <draw:frame draw:style-name="gr83" draw:text-style-name="P14" draw:layer="layout" svg:width="1.743cm" svg:height="1.086cm" svg:x="17.472cm" svg:y="6.412cm">
          <draw:text-box>
            <text:p text:style-name="P1"><text:span text:style-name="T9">Out</text:span><text:span text:style-name="T10">1</text:span></text:p>
          </draw:text-box>
        </draw:frame>
        <draw:frame draw:style-name="gr84" draw:text-style-name="P14" draw:layer="layout" svg:width="1.743cm" svg:height="1.087cm" svg:x="17.472cm" svg:y="8.563cm">
          <draw:text-box>
            <text:p text:style-name="P1"><text:span text:style-name="T9">Out</text:span><text:span text:style-name="T10">n</text:span></text:p>
          </draw:text-box>
        </draw:frame>
        <draw:path draw:style-name="gr4" draw:text-style-name="P3" draw:layer="layout" svg:width="2.539cm" svg:height="0.635cm" svg:x="2.905cm" svg:y="5.24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2.905cm" svg:y="6.74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2.905cm" svg:y="9.04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9.805cm" svg:y="9.04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9.805cm" svg:y="6.74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9.805cm" svg:y="5.34cm" svg:viewBox="0 0 2540 636" svg:d="m0 602v-602h435v602zm2105-602v602h-405v34-635 0 601h-400v34-635 0 601h-900v34-635 0 601h-400v33-635 0z">
          <text:p/>
        </draw:path>
        <draw:frame draw:style-name="gr1" draw:text-style-name="P1" draw:layer="layout" svg:width="8.89cm" svg:height="1.52cm" svg:x="3.54cm" svg:y="2.905cm">
          <draw:text-box>
            <text:p text:style-name="P1">Processing block</text:p>
          </draw:text-box>
        </draw:frame>
        <draw:custom-shape draw:style-name="gr4" draw:text-style-name="P3" draw:layer="layout" svg:width="7.655cm" svg:height="5.11cm" svg:x="2.3cm" svg:y="16.59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3.998cm" svg:height="3.256cm" svg:x="2.592cm" svg:y="18.187cm">
          <text:p text:style-name="P2"><text:span text:style-name="T8">Front-end </text:span></text:p>
          <text:p text:style-name="P2"><text:span text:style-name="T8">mediator</text:span></text:p>
          <draw:enhanced-geometry svg:viewBox="0 0 21600 21600" draw:type="rectangle" draw:enhanced-path="M 0 0 L 21600 0 21600 21600 0 21600 0 0 Z N"/>
        </draw:custom-shape>
        <draw:frame draw:style-name="gr83" draw:text-style-name="P14" draw:layer="layout" svg:width="2.134cm" svg:height="1.086cm" svg:x="10.836cm" svg:y="16.67cm">
          <draw:text-box>
            <text:p text:style-name="P1"><text:span text:style-name="T9">Sout</text:span><text:span text:style-name="T10">0</text:span></text:p>
          </draw:text-box>
        </draw:frame>
        <draw:frame draw:style-name="gr83" draw:text-style-name="P14" draw:layer="layout" svg:width="2.133cm" svg:height="1.086cm" svg:x="10.837cm" svg:y="18.224cm">
          <draw:text-box>
            <text:p text:style-name="P1"><text:span text:style-name="T9">Sout</text:span><text:span text:style-name="T10">1</text:span></text:p>
          </draw:text-box>
        </draw:frame>
        <draw:frame draw:style-name="gr84" draw:text-style-name="P14" draw:layer="layout" svg:width="2.133cm" svg:height="1.087cm" svg:x="10.837cm" svg:y="20.375cm">
          <draw:text-box>
            <text:p text:style-name="P1"><text:span text:style-name="T9">Sout</text:span><text:span text:style-name="T10">n</text:span></text:p>
          </draw:text-box>
        </draw:frame>
        <draw:path draw:style-name="gr4" draw:text-style-name="P3" draw:layer="layout" svg:width="2.539cm" svg:height="0.635cm" svg:x="13.27cm" svg:y="20.852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3.27cm" svg:y="18.552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3.27cm" svg:y="17.152cm" svg:viewBox="0 0 2540 636" svg:d="m0 602v-602h435v602zm2105-602v602h-405v34-635 0 601h-400v34-635 0 601h-900v34-635 0 601h-400v33-635 0z">
          <text:p/>
        </draw:path>
        <draw:line draw:style-name="gr85" draw:layer="layout" svg:x1="9.965cm" svg:y1="17.452cm" svg:x2="13.14cm" svg:y2="17.452cm">
          <text:p/>
        </draw:line>
        <draw:line draw:style-name="gr86" draw:layer="layout" svg:x1="9.965cm" svg:y1="18.957cm" svg:x2="13.14cm" svg:y2="18.957cm">
          <text:p/>
        </draw:line>
        <draw:line draw:style-name="gr87" draw:layer="layout" svg:x1="9.965cm" svg:y1="21.162cm" svg:x2="13.14cm" svg:y2="21.162cm">
          <text:p/>
        </draw:line>
        <draw:frame draw:style-name="gr83" draw:text-style-name="P14" draw:layer="layout" svg:width="1.973cm" svg:height="1.086cm" svg:x="13.837cm" svg:y="16.37cm">
          <draw:text-box>
            <text:p text:style-name="P1"><text:span text:style-name="T9">Out</text:span><text:span text:style-name="T10">0</text:span></text:p>
          </draw:text-box>
        </draw:frame>
        <draw:frame draw:style-name="gr83" draw:text-style-name="P14" draw:layer="layout" svg:width="1.972cm" svg:height="1.086cm" svg:x="13.838cm" svg:y="17.87cm">
          <draw:text-box>
            <text:p text:style-name="P1"><text:span text:style-name="T9">Out</text:span><text:span text:style-name="T10">0</text:span></text:p>
          </draw:text-box>
        </draw:frame>
        <draw:frame draw:style-name="gr83" draw:text-style-name="P14" draw:layer="layout" svg:width="1.971cm" svg:height="1.086cm" svg:x="13.839cm" svg:y="20.17cm">
          <draw:text-box>
            <text:p text:style-name="P1"><text:span text:style-name="T9">Out</text:span><text:span text:style-name="T10">0</text:span></text:p>
          </draw:text-box>
        </draw:frame>
        <draw:custom-shape draw:style-name="gr79" draw:text-style-name="P13" draw:layer="layout" svg:width="2.17cm" svg:height="1.57cm" svg:x="7.22cm" svg:y="17.087cm">
          <text:p text:style-name="P2"><text:span text:style-name="T8">T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2.17cm" svg:height="1.57cm" svg:x="7.22cm" svg:y="19.187cm">
          <text:p text:style-name="P2"><text:span text:style-name="T8">S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6.767cm" svg:height="0.962cm" svg:x="2.475cm" svg:y="14.508cm">
          <draw:text-box>
            <text:p text:style-name="P1">Source block behavior</text:p>
          </draw:text-box>
        </draw:frame>
        <draw:line draw:style-name="gr17" draw:text-style-name="P3" draw:layer="layout" svg:x1="6.715cm" svg:y1="7.35cm" svg:x2="6.715cm" svg:y2="8.62cm">
          <text:p/>
        </draw:line>
        <draw:line draw:style-name="gr17" draw:text-style-name="P3" draw:layer="layout" svg:x1="18.145cm" svg:y1="7.35cm" svg:x2="18.145cm" svg:y2="8.62cm">
          <text:p/>
        </draw:line>
        <draw:line draw:style-name="gr17" draw:text-style-name="P3" draw:layer="layout" svg:x1="12.635cm" svg:y1="19.28cm" svg:x2="12.635cm" svg:y2="20.55cm">
          <text:p/>
        </draw:line>
        <draw:custom-shape draw:style-name="gr4" draw:text-style-name="P3" draw:layer="layout" svg:width="7.655cm" svg:height="5.11cm" svg:x="24.579cm" svg:y="16.26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.332cm" svg:height="3.491cm" svg:x="24.871cm" svg:y="17.627cm">
          <text:p text:style-name="P2"><text:span text:style-name="T8">Hybrid 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frame draw:style-name="gr83" draw:text-style-name="P14" draw:layer="layout" svg:width="1.875cm" svg:height="1.086cm" svg:x="33.015cm" svg:y="16.345cm">
          <draw:text-box>
            <text:p text:style-name="P1"><text:span text:style-name="T9">Sout</text:span><text:span text:style-name="T10">0</text:span></text:p>
          </draw:text-box>
        </draw:frame>
        <draw:frame draw:style-name="gr83" draw:text-style-name="P14" draw:layer="layout" svg:width="1.874cm" svg:height="1.086cm" svg:x="33.016cm" svg:y="17.899cm">
          <draw:text-box>
            <text:p text:style-name="P1"><text:span text:style-name="T9">Sout</text:span><text:span text:style-name="T10">1</text:span></text:p>
          </draw:text-box>
        </draw:frame>
        <draw:frame draw:style-name="gr84" draw:text-style-name="P14" draw:layer="layout" svg:width="1.874cm" svg:height="1.087cm" svg:x="33.016cm" svg:y="20.05cm">
          <draw:text-box>
            <text:p text:style-name="P1"><text:span text:style-name="T9">Sout</text:span><text:span text:style-name="T10">n</text:span></text:p>
          </draw:text-box>
        </draw:frame>
        <draw:path draw:style-name="gr4" draw:text-style-name="P3" draw:layer="layout" svg:width="2.539cm" svg:height="0.635cm" svg:x="35.549cm" svg:y="20.527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35.549cm" svg:y="18.227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35.549cm" svg:y="16.827cm" svg:viewBox="0 0 2540 636" svg:d="m0 602v-602h435v602zm2105-602v602h-405v34-635 0 601h-400v34-635 0 601h-900v34-635 0 601h-400v33-635 0z">
          <text:p/>
        </draw:path>
        <draw:line draw:style-name="gr85" draw:layer="layout" svg:x1="32.244cm" svg:y1="17.127cm" svg:x2="35.419cm" svg:y2="17.127cm">
          <text:p/>
        </draw:line>
        <draw:line draw:style-name="gr86" draw:layer="layout" svg:x1="32.244cm" svg:y1="18.632cm" svg:x2="35.419cm" svg:y2="18.632cm">
          <text:p/>
        </draw:line>
        <draw:line draw:style-name="gr87" draw:layer="layout" svg:x1="32.244cm" svg:y1="20.837cm" svg:x2="35.419cm" svg:y2="20.837cm">
          <text:p/>
        </draw:line>
        <draw:frame draw:style-name="gr83" draw:text-style-name="P14" draw:layer="layout" svg:width="1.714cm" svg:height="1.086cm" svg:x="35.916cm" svg:y="16.145cm">
          <draw:text-box>
            <text:p text:style-name="P1"><text:span text:style-name="T9">Out</text:span><text:span text:style-name="T10">0</text:span></text:p>
          </draw:text-box>
        </draw:frame>
        <draw:frame draw:style-name="gr83" draw:text-style-name="P14" draw:layer="layout" svg:width="1.713cm" svg:height="1.086cm" svg:x="35.917cm" svg:y="17.545cm">
          <draw:text-box>
            <text:p text:style-name="P1"><text:span text:style-name="T9">Out</text:span><text:span text:style-name="T10">1</text:span></text:p>
          </draw:text-box>
        </draw:frame>
        <draw:frame draw:style-name="gr83" draw:text-style-name="P14" draw:layer="layout" svg:width="1.712cm" svg:height="1.086cm" svg:x="35.918cm" svg:y="19.845cm">
          <draw:text-box>
            <text:p text:style-name="P1"><text:span text:style-name="T9">Out</text:span><text:span text:style-name="T10">n</text:span></text:p>
          </draw:text-box>
        </draw:frame>
        <draw:custom-shape draw:style-name="gr79" draw:text-style-name="P13" draw:layer="layout" svg:width="2.17cm" svg:height="1.57cm" svg:x="29.499cm" svg:y="16.762cm">
          <text:p text:style-name="P2"><text:span text:style-name="T8">T</text:span><text:span text:style-name="T2">pb</text:span></text:p>
          <draw:enhanced-geometry svg:viewBox="0 0 21600 21600" draw:type="rectangle" draw:enhanced-path="M 0 0 L 21600 0 21600 21600 0 21600 0 0 Z N"/>
        </draw:custom-shape>
        <draw:frame draw:style-name="gr83" draw:text-style-name="P14" draw:layer="layout" svg:width="1.979cm" svg:height="1.086cm" svg:x="22.116cm" svg:y="16.345cm">
          <draw:text-box>
            <text:p text:style-name="P1"><text:span text:style-name="T9">Sin</text:span><text:span text:style-name="T10">0</text:span></text:p>
          </draw:text-box>
        </draw:frame>
        <draw:frame draw:style-name="gr83" draw:text-style-name="P14" draw:layer="layout" svg:width="1.978cm" svg:height="1.086cm" svg:x="22.117cm" svg:y="17.899cm">
          <draw:text-box>
            <text:p text:style-name="P1"><text:span text:style-name="T9">Sint</text:span><text:span text:style-name="T10">1</text:span></text:p>
          </draw:text-box>
        </draw:frame>
        <draw:frame draw:style-name="gr84" draw:text-style-name="P14" draw:layer="layout" svg:width="1.978cm" svg:height="1.087cm" svg:x="22.217cm" svg:y="20.05cm">
          <draw:text-box>
            <text:p text:style-name="P1"><text:span text:style-name="T9">Sin</text:span><text:span text:style-name="T10">n</text:span></text:p>
          </draw:text-box>
        </draw:frame>
        <draw:path draw:style-name="gr4" draw:text-style-name="P3" draw:layer="layout" svg:width="2.539cm" svg:height="0.635cm" svg:x="18.75cm" svg:y="20.527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8.75cm" svg:y="18.227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18.75cm" svg:y="16.827cm" svg:viewBox="0 0 2540 636" svg:d="m0 602v-602h435v602zm2105-602v602h-405v34-635 0 601h-400v34-635 0 601h-900v34-635 0 601h-400v33-635 0z">
          <text:p/>
        </draw:path>
        <draw:line draw:style-name="gr85" draw:layer="layout" svg:x1="21.345cm" svg:y1="17.127cm" svg:x2="24.52cm" svg:y2="17.127cm">
          <text:p/>
        </draw:line>
        <draw:line draw:style-name="gr86" draw:layer="layout" svg:x1="21.345cm" svg:y1="18.632cm" svg:x2="24.52cm" svg:y2="18.632cm">
          <text:p/>
        </draw:line>
        <draw:line draw:style-name="gr87" draw:layer="layout" svg:x1="21.345cm" svg:y1="20.837cm" svg:x2="24.52cm" svg:y2="20.837cm">
          <text:p/>
        </draw:line>
        <draw:frame draw:style-name="gr83" draw:text-style-name="P14" draw:layer="layout" svg:width="1.369cm" svg:height="1.086cm" svg:x="19.517cm" svg:y="16.145cm">
          <draw:text-box>
            <text:p text:style-name="P1"><text:span text:style-name="T9">In</text:span><text:span text:style-name="T10">0</text:span></text:p>
          </draw:text-box>
        </draw:frame>
        <draw:frame draw:style-name="gr83" draw:text-style-name="P14" draw:layer="layout" svg:width="1.369cm" svg:height="1.086cm" svg:x="19.518cm" svg:y="17.545cm">
          <draw:text-box>
            <text:p text:style-name="P1"><text:span text:style-name="T9">In</text:span><text:span text:style-name="T10">1</text:span></text:p>
          </draw:text-box>
        </draw:frame>
        <draw:frame draw:style-name="gr83" draw:text-style-name="P14" draw:layer="layout" svg:width="1.369cm" svg:height="1.086cm" svg:x="19.519cm" svg:y="19.845cm">
          <draw:text-box>
            <text:p text:style-name="P1"><text:span text:style-name="T9">In</text:span><text:span text:style-name="T10">n</text:span></text:p>
          </draw:text-box>
        </draw:frame>
        <draw:line draw:style-name="gr17" draw:text-style-name="P3" draw:layer="layout" svg:x1="21.855cm" svg:y1="19.115cm" svg:x2="21.855cm" svg:y2="20.385cm">
          <text:p/>
        </draw:line>
        <draw:line draw:style-name="gr17" draw:text-style-name="P3" draw:layer="layout" svg:x1="35.155cm" svg:y1="19.015cm" svg:x2="35.155cm" svg:y2="20.285cm">
          <text:p/>
        </draw:line>
        <draw:frame draw:style-name="gr10" draw:text-style-name="P1" draw:layer="layout" svg:width="7.893cm" svg:height="0.962cm" svg:x="18.998cm" svg:y="14.335cm">
          <draw:text-box>
            <text:p text:style-name="P1">Processing block behavior</text:p>
          </draw:text-box>
        </draw:frame>
        <draw:custom-shape draw:style-name="gr4" draw:text-style-name="P3" draw:layer="layout" svg:width="7.655cm" svg:height="5.11cm" svg:x="30.324cm" svg:y="5.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.332cm" svg:height="3.491cm" svg:x="30.616cm" svg:y="6.51cm">
          <text:p text:style-name="P2"><text:span text:style-name="T8">Sink device</text:span></text:p>
          <text:p text:style-name="P2"><text:span text:style-name="T8">mediator</text:span></text:p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2.17cm" svg:height="1.57cm" svg:x="35.244cm" svg:y="5.645cm">
          <text:p text:style-name="P2"><text:span text:style-name="T8">T</text:span><text:span text:style-name="T2">pb</text:span></text:p>
          <draw:enhanced-geometry svg:viewBox="0 0 21600 21600" draw:type="rectangle" draw:enhanced-path="M 0 0 L 21600 0 21600 21600 0 21600 0 0 Z N"/>
        </draw:custom-shape>
        <draw:frame draw:style-name="gr83" draw:text-style-name="P14" draw:layer="layout" svg:width="1.949cm" svg:height="1.086cm" svg:x="27.961cm" svg:y="5.228cm">
          <draw:text-box>
            <text:p text:style-name="P1"><text:span text:style-name="T9">Sin</text:span><text:span text:style-name="T10">0</text:span></text:p>
          </draw:text-box>
        </draw:frame>
        <draw:frame draw:style-name="gr83" draw:text-style-name="P14" draw:layer="layout" svg:width="1.948cm" svg:height="1.086cm" svg:x="27.962cm" svg:y="6.782cm">
          <draw:text-box>
            <text:p text:style-name="P1"><text:span text:style-name="T9">Sint</text:span><text:span text:style-name="T10">1</text:span></text:p>
          </draw:text-box>
        </draw:frame>
        <draw:frame draw:style-name="gr84" draw:text-style-name="P14" draw:layer="layout" svg:width="1.948cm" svg:height="1.087cm" svg:x="27.962cm" svg:y="8.933cm">
          <draw:text-box>
            <text:p text:style-name="P1"><text:span text:style-name="T9">Sin</text:span><text:span text:style-name="T10">n</text:span></text:p>
          </draw:text-box>
        </draw:frame>
        <draw:path draw:style-name="gr4" draw:text-style-name="P3" draw:layer="layout" svg:width="2.539cm" svg:height="0.635cm" svg:x="24.495cm" svg:y="9.41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24.495cm" svg:y="7.11cm" svg:viewBox="0 0 2540 636" svg:d="m0 602v-602h435v602zm2105-602v602h-405v34-635 0 601h-400v34-635 0 601h-900v34-635 0 601h-400v33-635 0z">
          <text:p/>
        </draw:path>
        <draw:path draw:style-name="gr4" draw:text-style-name="P3" draw:layer="layout" svg:width="2.539cm" svg:height="0.635cm" svg:x="24.495cm" svg:y="5.71cm" svg:viewBox="0 0 2540 636" svg:d="m0 602v-602h435v602zm2105-602v602h-405v34-635 0 601h-400v34-635 0 601h-900v34-635 0 601h-400v33-635 0z">
          <text:p/>
        </draw:path>
        <draw:line draw:style-name="gr85" draw:layer="layout" svg:x1="27.09cm" svg:y1="6.01cm" svg:x2="30.265cm" svg:y2="6.01cm">
          <text:p/>
        </draw:line>
        <draw:line draw:style-name="gr86" draw:layer="layout" svg:x1="27.09cm" svg:y1="7.515cm" svg:x2="30.265cm" svg:y2="7.515cm">
          <text:p/>
        </draw:line>
        <draw:line draw:style-name="gr87" draw:layer="layout" svg:x1="27.09cm" svg:y1="9.72cm" svg:x2="30.265cm" svg:y2="9.72cm">
          <text:p/>
        </draw:line>
        <draw:frame draw:style-name="gr83" draw:text-style-name="P14" draw:layer="layout" svg:width="1.369cm" svg:height="1.086cm" svg:x="25.262cm" svg:y="5.028cm">
          <draw:text-box>
            <text:p text:style-name="P1"><text:span text:style-name="T9">In</text:span><text:span text:style-name="T10">0</text:span></text:p>
          </draw:text-box>
        </draw:frame>
        <draw:frame draw:style-name="gr83" draw:text-style-name="P14" draw:layer="layout" svg:width="1.369cm" svg:height="1.086cm" svg:x="25.263cm" svg:y="6.428cm">
          <draw:text-box>
            <text:p text:style-name="P1"><text:span text:style-name="T9">In</text:span><text:span text:style-name="T10">1</text:span></text:p>
          </draw:text-box>
        </draw:frame>
        <draw:frame draw:style-name="gr83" draw:text-style-name="P14" draw:layer="layout" svg:width="1.369cm" svg:height="1.086cm" svg:x="25.264cm" svg:y="8.728cm">
          <draw:text-box>
            <text:p text:style-name="P1"><text:span text:style-name="T9">In</text:span><text:span text:style-name="T10">n</text:span></text:p>
          </draw:text-box>
        </draw:frame>
        <draw:line draw:style-name="gr17" draw:text-style-name="P3" draw:layer="layout" svg:x1="27.67cm" svg:y1="7.985cm" svg:x2="27.67cm" svg:y2="9.255cm">
          <text:p/>
        </draw:line>
        <draw:frame draw:style-name="gr10" draw:text-style-name="P1" draw:layer="layout" svg:width="5.993cm" svg:height="0.962cm" svg:x="24.713cm" svg:y="2.905cm">
          <draw:text-box>
            <text:p text:style-name="P1">Sink block behavior</text:p>
          </draw:text-box>
        </draw:frame>
      </draw:page>
      <draw:page draw:name="Arch_FC" draw:style-name="dp1" draw:master-page-name="Default">
        <office:forms form:automatic-focus="false" form:apply-design-mode="false"/>
        <draw:line draw:style-name="gr88" draw:text-style-name="P3" draw:layer="layout" svg:x1="8.824cm" svg:y1="5.229cm" svg:x2="9.925cm" svg:y2="5.229cm">
          <text:p/>
        </draw:line>
        <draw:g>
          <draw:custom-shape draw:style-name="gr89" draw:text-style-name="P16" draw:layer="layout" svg:width="0.484cm" svg:height="2.081cm" svg:x="7.086cm" svg:y="4.1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7.092cm" svg:y1="4.495cm" svg:x2="7.573cm" svg:y2="4.495cm">
            <text:p/>
          </draw:line>
          <draw:line draw:style-name="gr90" draw:text-style-name="P3" draw:layer="layout" svg:x1="7.093cm" svg:y1="5.895cm" svg:x2="7.574cm" svg:y2="5.895cm">
            <text:p/>
          </draw:line>
        </draw:g>
        <draw:g>
          <draw:custom-shape draw:style-name="gr89" draw:text-style-name="P16" draw:layer="layout" svg:width="0.484cm" svg:height="2.081cm" svg:x="8.086cm" svg:y="4.1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8.092cm" svg:y1="4.496cm" svg:x2="8.573cm" svg:y2="4.496cm">
            <text:p/>
          </draw:line>
          <draw:line draw:style-name="gr90" draw:text-style-name="P3" draw:layer="layout" svg:x1="8.093cm" svg:y1="5.896cm" svg:x2="8.574cm" svg:y2="5.896cm">
            <text:p/>
          </draw:line>
        </draw:g>
        <draw:g>
          <draw:custom-shape draw:style-name="gr89" draw:text-style-name="P16" draw:layer="layout" svg:width="0.484cm" svg:height="2.081cm" svg:x="10.286cm" svg:y="4.1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0.292cm" svg:y1="4.495cm" svg:x2="10.773cm" svg:y2="4.495cm">
            <text:p/>
          </draw:line>
          <draw:line draw:style-name="gr90" draw:text-style-name="P3" draw:layer="layout" svg:x1="10.293cm" svg:y1="5.895cm" svg:x2="10.774cm" svg:y2="5.895cm">
            <text:p/>
          </draw:line>
        </draw:g>
        <draw:g>
          <draw:custom-shape draw:style-name="gr89" draw:text-style-name="P16" draw:layer="layout" svg:width="0.484cm" svg:height="2.081cm" svg:x="11.286cm" svg:y="4.1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1.292cm" svg:y1="4.496cm" svg:x2="11.773cm" svg:y2="4.496cm">
            <text:p/>
          </draw:line>
          <draw:line draw:style-name="gr90" draw:text-style-name="P3" draw:layer="layout" svg:x1="11.293cm" svg:y1="5.896cm" svg:x2="11.774cm" svg:y2="5.896cm">
            <text:p/>
          </draw:line>
        </draw:g>
        <draw:line draw:style-name="gr88" draw:text-style-name="P3" draw:layer="layout" svg:x1="8.825cm" svg:y1="8.129cm" svg:x2="9.926cm" svg:y2="8.129cm">
          <text:p/>
        </draw:line>
        <draw:g>
          <draw:custom-shape draw:style-name="gr89" draw:text-style-name="P16" draw:layer="layout" svg:width="0.484cm" svg:height="2.081cm" svg:x="7.087cm" svg:y="7.0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7.093cm" svg:y1="7.395cm" svg:x2="7.574cm" svg:y2="7.395cm">
            <text:p/>
          </draw:line>
          <draw:line draw:style-name="gr90" draw:text-style-name="P3" draw:layer="layout" svg:x1="7.094cm" svg:y1="8.795cm" svg:x2="7.575cm" svg:y2="8.795cm">
            <text:p/>
          </draw:line>
        </draw:g>
        <draw:g>
          <draw:custom-shape draw:style-name="gr89" draw:text-style-name="P16" draw:layer="layout" svg:width="0.484cm" svg:height="2.081cm" svg:x="8.087cm" svg:y="7.0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8.093cm" svg:y1="7.396cm" svg:x2="8.574cm" svg:y2="7.396cm">
            <text:p/>
          </draw:line>
          <draw:line draw:style-name="gr90" draw:text-style-name="P3" draw:layer="layout" svg:x1="8.094cm" svg:y1="8.796cm" svg:x2="8.575cm" svg:y2="8.796cm">
            <text:p/>
          </draw:line>
        </draw:g>
        <draw:g>
          <draw:custom-shape draw:style-name="gr89" draw:text-style-name="P16" draw:layer="layout" svg:width="0.484cm" svg:height="2.081cm" svg:x="10.287cm" svg:y="7.0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0.293cm" svg:y1="7.395cm" svg:x2="10.774cm" svg:y2="7.395cm">
            <text:p/>
          </draw:line>
          <draw:line draw:style-name="gr90" draw:text-style-name="P3" draw:layer="layout" svg:x1="10.294cm" svg:y1="8.795cm" svg:x2="10.775cm" svg:y2="8.795cm">
            <text:p/>
          </draw:line>
        </draw:g>
        <draw:g>
          <draw:custom-shape draw:style-name="gr89" draw:text-style-name="P16" draw:layer="layout" svg:width="0.484cm" svg:height="2.081cm" svg:x="11.287cm" svg:y="7.0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1.293cm" svg:y1="7.396cm" svg:x2="11.774cm" svg:y2="7.396cm">
            <text:p/>
          </draw:line>
          <draw:line draw:style-name="gr90" draw:text-style-name="P3" draw:layer="layout" svg:x1="11.294cm" svg:y1="8.796cm" svg:x2="11.775cm" svg:y2="8.796cm">
            <text:p/>
          </draw:line>
        </draw:g>
        <draw:line draw:style-name="gr88" draw:text-style-name="P3" draw:layer="layout" svg:x1="8.825cm" svg:y1="12.529cm" svg:x2="9.926cm" svg:y2="12.529cm">
          <text:p/>
        </draw:line>
        <draw:g>
          <draw:custom-shape draw:style-name="gr89" draw:text-style-name="P16" draw:layer="layout" svg:width="0.484cm" svg:height="2.081cm" svg:x="7.087cm" svg:y="11.4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7.093cm" svg:y1="11.795cm" svg:x2="7.574cm" svg:y2="11.795cm">
            <text:p/>
          </draw:line>
          <draw:line draw:style-name="gr90" draw:text-style-name="P3" draw:layer="layout" svg:x1="7.094cm" svg:y1="13.195cm" svg:x2="7.575cm" svg:y2="13.195cm">
            <text:p/>
          </draw:line>
        </draw:g>
        <draw:g>
          <draw:custom-shape draw:style-name="gr89" draw:text-style-name="P16" draw:layer="layout" svg:width="0.484cm" svg:height="2.081cm" svg:x="8.087cm" svg:y="11.4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8.093cm" svg:y1="11.796cm" svg:x2="8.574cm" svg:y2="11.796cm">
            <text:p/>
          </draw:line>
          <draw:line draw:style-name="gr90" draw:text-style-name="P3" draw:layer="layout" svg:x1="8.094cm" svg:y1="13.196cm" svg:x2="8.575cm" svg:y2="13.196cm">
            <text:p/>
          </draw:line>
        </draw:g>
        <draw:g>
          <draw:custom-shape draw:style-name="gr89" draw:text-style-name="P16" draw:layer="layout" svg:width="0.484cm" svg:height="2.081cm" svg:x="10.287cm" svg:y="11.48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0.293cm" svg:y1="11.795cm" svg:x2="10.774cm" svg:y2="11.795cm">
            <text:p/>
          </draw:line>
          <draw:line draw:style-name="gr90" draw:text-style-name="P3" draw:layer="layout" svg:x1="10.294cm" svg:y1="13.195cm" svg:x2="10.775cm" svg:y2="13.195cm">
            <text:p/>
          </draw:line>
        </draw:g>
        <draw:g>
          <draw:custom-shape draw:style-name="gr89" draw:text-style-name="P16" draw:layer="layout" svg:width="0.484cm" svg:height="2.081cm" svg:x="11.287cm" svg:y="11.481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90" draw:text-style-name="P3" draw:layer="layout" svg:x1="11.293cm" svg:y1="11.796cm" svg:x2="11.774cm" svg:y2="11.796cm">
            <text:p/>
          </draw:line>
          <draw:line draw:style-name="gr90" draw:text-style-name="P3" draw:layer="layout" svg:x1="11.294cm" svg:y1="13.196cm" svg:x2="11.775cm" svg:y2="13.196cm">
            <text:p/>
          </draw:line>
        </draw:g>
        <draw:line draw:style-name="gr91" draw:text-style-name="P3" draw:layer="layout" svg:x1="6.716cm" svg:y1="14.005cm" svg:x2="12.271cm" svg:y2="14.007cm">
          <text:p/>
        </draw:line>
        <draw:line draw:style-name="gr88" draw:text-style-name="P3" draw:layer="layout" svg:x1="9.353cm" svg:y1="9.81cm" svg:x2="9.353cm" svg:y2="10.941cm">
          <text:p/>
        </draw:line>
        <draw:line draw:style-name="gr88" draw:text-style-name="P3" draw:layer="layout" svg:x1="7.853cm" svg:y1="9.811cm" svg:x2="7.853cm" svg:y2="10.942cm">
          <text:p/>
        </draw:line>
        <draw:line draw:style-name="gr88" draw:text-style-name="P3" draw:layer="layout" svg:x1="11.053cm" svg:y1="9.812cm" svg:x2="11.053cm" svg:y2="10.943cm">
          <text:p/>
        </draw:line>
        <draw:path draw:style-name="gr91" draw:text-style-name="P3" draw:id="id65" draw:layer="layout" svg:width="5.557cm" svg:height="10.283cm" svg:x="6.712cm" svg:y="3.759cm" svg:viewBox="0 0 5558 10284" svg:d="m0 46c1852 1 3703 1 5555 2-1852-1-3703-1-5555-2zm1 2900c1852 1 3703 1 5555 2-1852-1-3703-1-5555-2zm1 2900c1852 1 3703 1 5555 2-1852-1-3703-1-5555-2zm1 1500c1852 1 3703 1 5555 2-1852-1-3703-1-5555-2zm15-7346c0 3428 1 6856 1 10284 0-3428-1-6856-1-10284zm5501 0c0 3428 1 6856 1 10284 0-3428-1-6856-1-10284z">
          <draw:glue-point draw:id="4" svg:x="4.944cm" svg:y="-1.987cm"/>
          <draw:glue-point draw:id="5" svg:x="4.942cm" svg:y="1.425cm"/>
          <text:p/>
        </draw:path>
        <draw:line draw:style-name="gr91" draw:text-style-name="P3" draw:layer="layout" svg:x1="3.55cm" svg:y1="10.837cm" svg:x2="3.551cm" svg:y2="21.121cm">
          <text:p/>
        </draw:line>
        <draw:line draw:style-name="gr91" draw:text-style-name="P3" draw:layer="layout" svg:x1="3.46cm" svg:y1="23.497cm" svg:x2="9.015cm" svg:y2="23.499cm">
          <text:p/>
        </draw:line>
        <draw:custom-shape draw:style-name="gr92" draw:text-style-name="P17" draw:layer="layout" svg:width="5.635cm" svg:height="0.483cm" svg:x="6.65cm" svg:y="2.765cm">
          <text:p text:style-name="P2"><text:span text:style-name="T9">Read ports</text:span></text:p>
          <draw:enhanced-geometry svg:viewBox="0 0 21600 21600" draw:type="rectangle" draw:enhanced-path="M 0 0 L 21600 0 21600 21600 0 21600 0 0 Z N"/>
        </draw:custom-shape>
        <draw:line draw:style-name="gr93" draw:text-style-name="P3" draw:layer="layout" svg:x1="7.312cm" svg:y1="3.246cm" svg:x2="7.312cm" svg:y2="3.808cm">
          <text:p/>
        </draw:line>
        <draw:line draw:style-name="gr93" draw:text-style-name="P3" draw:layer="layout" svg:x1="8.312cm" svg:y1="3.246cm" svg:x2="8.312cm" svg:y2="3.808cm">
          <text:p/>
        </draw:line>
        <draw:line draw:style-name="gr93" draw:text-style-name="P3" draw:layer="layout" svg:x1="10.512cm" svg:y1="3.246cm" svg:x2="10.512cm" svg:y2="3.808cm">
          <text:p/>
        </draw:line>
        <draw:line draw:style-name="gr93" draw:text-style-name="P3" draw:layer="layout" svg:x1="11.512cm" svg:y1="3.246cm" svg:x2="11.512cm" svg:y2="3.808cm">
          <text:p/>
        </draw:line>
        <draw:line draw:style-name="gr88" draw:text-style-name="P3" draw:layer="layout" svg:x1="8.825cm" svg:y1="3.529cm" svg:x2="9.926cm" svg:y2="3.529cm">
          <text:p/>
        </draw:line>
        <draw:custom-shape draw:style-name="gr92" draw:text-style-name="P17" draw:layer="layout" svg:width="5.635cm" svg:height="0.57cm" svg:x="6.651cm" svg:y="14.566cm">
          <text:p text:style-name="P2"><text:span text:style-name="T9">Write ports</text:span></text:p>
          <draw:enhanced-geometry svg:viewBox="0 0 21600 21600" draw:type="rectangle" draw:enhanced-path="M 0 0 L 21600 0 21600 21600 0 21600 0 0 Z N"/>
        </draw:custom-shape>
        <draw:line draw:style-name="gr88" draw:text-style-name="P3" draw:layer="layout" svg:x1="8.826cm" svg:y1="14.33cm" svg:x2="9.927cm" svg:y2="14.33cm">
          <text:p/>
        </draw:line>
        <draw:line draw:style-name="gr93" draw:text-style-name="P3" draw:layer="layout" svg:x1="11.616cm" svg:y1="14.047cm" svg:x2="11.613cm" svg:y2="14.58cm">
          <text:p/>
        </draw:line>
        <draw:line draw:style-name="gr93" draw:text-style-name="P3" draw:layer="layout" svg:x1="10.517cm" svg:y1="14.048cm" svg:x2="10.514cm" svg:y2="14.581cm">
          <text:p/>
        </draw:line>
        <draw:line draw:style-name="gr93" draw:text-style-name="P3" draw:layer="layout" svg:x1="8.318cm" svg:y1="14.049cm" svg:x2="8.315cm" svg:y2="14.582cm">
          <text:p/>
        </draw:line>
        <draw:line draw:style-name="gr93" draw:text-style-name="P3" draw:layer="layout" svg:x1="7.319cm" svg:y1="14.05cm" svg:x2="7.316cm" svg:y2="14.583cm">
          <text:p/>
        </draw:line>
        <draw:line draw:style-name="gr93" draw:text-style-name="P3" draw:layer="layout" svg:x1="7.312cm" svg:y1="3.846cm" svg:x2="7.313cm" svg:y2="4.177cm">
          <text:p/>
        </draw:line>
        <draw:line draw:style-name="gr93" draw:text-style-name="P3" draw:layer="layout" svg:x1="8.313cm" svg:y1="3.847cm" svg:x2="8.314cm" svg:y2="4.178cm">
          <text:p/>
        </draw:line>
        <draw:line draw:style-name="gr93" draw:text-style-name="P3" draw:layer="layout" svg:x1="10.514cm" svg:y1="3.848cm" svg:x2="10.515cm" svg:y2="4.179cm">
          <text:p/>
        </draw:line>
        <draw:line draw:style-name="gr93" draw:text-style-name="P3" draw:layer="layout" svg:x1="11.515cm" svg:y1="3.849cm" svg:x2="11.516cm" svg:y2="4.18cm">
          <text:p/>
        </draw:line>
        <draw:line draw:style-name="gr93" draw:text-style-name="P3" draw:layer="layout" svg:x1="11.516cm" svg:y1="6.75cm" svg:x2="11.517cm" svg:y2="7.081cm">
          <text:p/>
        </draw:line>
        <draw:line draw:style-name="gr93" draw:text-style-name="P3" draw:layer="layout" svg:x1="10.517cm" svg:y1="6.751cm" svg:x2="10.518cm" svg:y2="7.082cm">
          <text:p/>
        </draw:line>
        <draw:line draw:style-name="gr93" draw:text-style-name="P3" draw:layer="layout" svg:x1="8.318cm" svg:y1="6.752cm" svg:x2="8.319cm" svg:y2="7.083cm">
          <text:p/>
        </draw:line>
        <draw:line draw:style-name="gr93" draw:text-style-name="P3" draw:layer="layout" svg:x1="7.319cm" svg:y1="6.753cm" svg:x2="7.32cm" svg:y2="7.084cm">
          <text:p/>
        </draw:line>
        <draw:line draw:style-name="gr93" draw:text-style-name="P3" draw:layer="layout" svg:x1="7.32cm" svg:y1="11.154cm" svg:x2="7.321cm" svg:y2="11.485cm">
          <text:p/>
        </draw:line>
        <draw:line draw:style-name="gr93" draw:text-style-name="P3" draw:layer="layout" svg:x1="8.321cm" svg:y1="11.155cm" svg:x2="8.322cm" svg:y2="11.486cm">
          <text:p/>
        </draw:line>
        <draw:line draw:style-name="gr93" draw:text-style-name="P3" draw:layer="layout" svg:x1="10.522cm" svg:y1="11.156cm" svg:x2="10.523cm" svg:y2="11.487cm">
          <text:p/>
        </draw:line>
        <draw:line draw:style-name="gr93" draw:text-style-name="P3" draw:layer="layout" svg:x1="11.523cm" svg:y1="11.157cm" svg:x2="11.524cm" svg:y2="11.488cm">
          <text:p/>
        </draw:line>
        <draw:line draw:style-name="gr93" draw:text-style-name="P3" draw:layer="layout" svg:x1="11.626cm" svg:y1="13.566cm" svg:x2="11.625cm" svg:y2="13.989cm">
          <text:p/>
        </draw:line>
        <draw:line draw:style-name="gr93" draw:text-style-name="P3" draw:layer="layout" svg:x1="10.527cm" svg:y1="13.567cm" svg:x2="10.526cm" svg:y2="13.99cm">
          <text:p/>
        </draw:line>
        <draw:line draw:style-name="gr93" draw:text-style-name="P3" draw:layer="layout" svg:x1="8.328cm" svg:y1="13.568cm" svg:x2="8.327cm" svg:y2="13.991cm">
          <text:p/>
        </draw:line>
        <draw:line draw:style-name="gr93" draw:text-style-name="P3" draw:layer="layout" svg:x1="7.329cm" svg:y1="13.569cm" svg:x2="7.328cm" svg:y2="13.992cm">
          <text:p/>
        </draw:line>
        <draw:line draw:style-name="gr93" draw:text-style-name="P3" draw:layer="layout" svg:x1="7.33cm" svg:y1="9.17cm" svg:x2="7.329cm" svg:y2="9.593cm">
          <text:p/>
        </draw:line>
        <draw:line draw:style-name="gr93" draw:text-style-name="P3" draw:layer="layout" svg:x1="8.331cm" svg:y1="9.171cm" svg:x2="8.33cm" svg:y2="9.594cm">
          <text:p/>
        </draw:line>
        <draw:line draw:style-name="gr93" draw:text-style-name="P3" draw:layer="layout" svg:x1="10.532cm" svg:y1="9.172cm" svg:x2="10.531cm" svg:y2="9.595cm">
          <text:p/>
        </draw:line>
        <draw:line draw:style-name="gr93" draw:text-style-name="P3" draw:layer="layout" svg:x1="11.533cm" svg:y1="9.173cm" svg:x2="11.532cm" svg:y2="9.596cm">
          <text:p/>
        </draw:line>
        <draw:line draw:style-name="gr93" draw:text-style-name="P3" draw:layer="layout" svg:x1="11.534cm" svg:y1="6.274cm" svg:x2="11.533cm" svg:y2="6.697cm">
          <text:p/>
        </draw:line>
        <draw:line draw:style-name="gr93" draw:text-style-name="P3" draw:layer="layout" svg:x1="10.535cm" svg:y1="6.275cm" svg:x2="10.534cm" svg:y2="6.698cm">
          <text:p/>
        </draw:line>
        <draw:line draw:style-name="gr93" draw:text-style-name="P3" draw:layer="layout" svg:x1="8.336cm" svg:y1="6.276cm" svg:x2="8.335cm" svg:y2="6.699cm">
          <text:p/>
        </draw:line>
        <draw:line draw:style-name="gr93" draw:text-style-name="P3" draw:layer="layout" svg:x1="7.337cm" svg:y1="6.277cm" svg:x2="7.336cm" svg:y2="6.7cm">
          <text:p/>
        </draw:line>
        <draw:custom-shape draw:style-name="gr92" draw:text-style-name="P17" draw:id="id67" draw:layer="layout" svg:width="0.74cm" svg:height="9.727cm" svg:x="17.533cm" svg:y="4.086cm">
          <draw:glue-point draw:id="4" svg:x="-4.824cm" svg:y="1.46cm"/>
          <text:p text:style-name="P2"><text:span text:style-name="T9">S</text:span></text:p>
          <text:p text:style-name="P2"><text:span text:style-name="T9">y</text:span></text:p>
          <text:p text:style-name="P2"><text:span text:style-name="T9">s</text:span></text:p>
          <text:p text:style-name="P2"><text:span text:style-name="T9">t</text:span></text:p>
          <text:p text:style-name="P2"><text:span text:style-name="T9">e</text:span></text:p>
          <text:p text:style-name="P2"><text:span text:style-name="T9">m</text:span></text:p>
          <text:p text:style-name="P2"><text:span text:style-name="T9"/></text:p>
          <text:p text:style-name="P2"><text:span text:style-name="T9">b</text:span></text:p>
          <text:p text:style-name="P2"><text:span text:style-name="T9">u</text:span></text:p>
          <text:p text:style-name="P2"><text:span text:style-name="T9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4" draw:text-style-name="P3" draw:layer="layout" svg:width="0.863cm" svg:height="0.285cm" svg:x="14.319cm" svg:y="6.65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4.319cm" svg:y="7.15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4.319cm" svg:y="7.654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5.422cm" svg:y="7.654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5.423cm" svg:y="7.15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5.424cm" svg:y="6.652cm">
            <text:p/>
            <draw:enhanced-geometry svg:viewBox="0 0 21600 21600" draw:type="rectangle" draw:enhanced-path="M 0 0 L 21600 0 21600 21600 0 21600 0 0 Z N"/>
          </draw:custom-shape>
        </draw:g>
        <draw:custom-shape draw:style-name="gr95" draw:text-style-name="P18" draw:id="id66" draw:layer="layout" svg:width="2.802cm" svg:height="2.514cm" svg:x="13.869cm" svg:y="5.598cm">
          <text:p/>
          <draw:enhanced-geometry svg:viewBox="0 0 21600 21600" draw:type="rectangle" draw:enhanced-path="M 0 0 L 21600 0 21600 21600 0 21600 0 0 Z N"/>
        </draw:custom-shape>
        <draw:frame draw:style-name="gr96" draw:text-style-name="P19" draw:layer="layout" svg:width="3.129cm" svg:height="1.299cm" svg:x="13.7cm" svg:y="5.466cm">
          <draw:text-box>
            <text:p text:style-name="P2"><text:span text:style-name="T13">Configuration</text:span></text:p>
            <text:p text:style-name="P2"><text:span text:style-name="T13">registers</text:span></text:p>
          </draw:text-box>
        </draw:frame>
        <draw:connector draw:style-name="gr97" draw:text-style-name="P3" draw:layer="layout" draw:type="line" svg:x1="12.238cm" svg:y1="6.858cm" svg:x2="13.869cm" svg:y2="6.855cm" draw:start-shape="id65" draw:start-glue-point="4" draw:end-shape="id66" draw:end-glue-point="3" svg:d="m12238 6858 1631-3">
          <text:p/>
        </draw:connector>
        <draw:connector draw:style-name="gr97" draw:text-style-name="P3" draw:layer="layout" svg:x1="15.27cm" svg:y1="8.112cm" svg:x2="17.533cm" svg:y2="8.949cm" draw:start-shape="id66" draw:start-glue-point="2" draw:end-shape="id67" svg:d="m15270 8112v837h2263">
          <text:p/>
        </draw:connector>
        <draw:connector draw:style-name="gr98" draw:text-style-name="P3" draw:layer="layout" draw:type="line" svg:x1="12.237cm" svg:y1="10.366cm" svg:x2="17.547cm" svg:y2="10.369cm" draw:start-shape="id65" draw:start-glue-point="5" draw:end-shape="id67" draw:end-glue-point="4" svg:d="m12237 10366 5310 3">
          <text:p/>
        </draw:connector>
        <draw:line draw:style-name="gr99" draw:text-style-name="P3" draw:layer="layout" svg:x1="25.758cm" svg:y1="16.872cm" svg:x2="26.859cm" svg:y2="16.872cm">
          <text:p/>
        </draw:line>
        <draw:g>
          <draw:custom-shape draw:style-name="gr100" draw:text-style-name="P20" draw:layer="layout" svg:width="0.484cm" svg:height="2.081cm" svg:x="24.02cm" svg:y="15.8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4.026cm" svg:y1="16.138cm" svg:x2="24.507cm" svg:y2="16.138cm">
            <text:p/>
          </draw:line>
          <draw:line draw:style-name="gr101" draw:text-style-name="P3" draw:layer="layout" svg:x1="24.027cm" svg:y1="17.538cm" svg:x2="24.508cm" svg:y2="17.538cm">
            <text:p/>
          </draw:line>
        </draw:g>
        <draw:g>
          <draw:custom-shape draw:style-name="gr100" draw:text-style-name="P20" draw:layer="layout" svg:width="0.484cm" svg:height="2.081cm" svg:x="25.02cm" svg:y="15.8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5.026cm" svg:y1="16.139cm" svg:x2="25.507cm" svg:y2="16.139cm">
            <text:p/>
          </draw:line>
          <draw:line draw:style-name="gr101" draw:text-style-name="P3" draw:layer="layout" svg:x1="25.027cm" svg:y1="17.539cm" svg:x2="25.508cm" svg:y2="17.539cm">
            <text:p/>
          </draw:line>
        </draw:g>
        <draw:g>
          <draw:custom-shape draw:style-name="gr100" draw:text-style-name="P20" draw:layer="layout" svg:width="0.484cm" svg:height="2.081cm" svg:x="27.22cm" svg:y="15.8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7.226cm" svg:y1="16.138cm" svg:x2="27.707cm" svg:y2="16.138cm">
            <text:p/>
          </draw:line>
          <draw:line draw:style-name="gr101" draw:text-style-name="P3" draw:layer="layout" svg:x1="27.227cm" svg:y1="17.538cm" svg:x2="27.708cm" svg:y2="17.538cm">
            <text:p/>
          </draw:line>
        </draw:g>
        <draw:g>
          <draw:custom-shape draw:style-name="gr100" draw:text-style-name="P20" draw:layer="layout" svg:width="0.484cm" svg:height="2.081cm" svg:x="28.22cm" svg:y="15.8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8.226cm" svg:y1="16.139cm" svg:x2="28.707cm" svg:y2="16.139cm">
            <text:p/>
          </draw:line>
          <draw:line draw:style-name="gr101" draw:text-style-name="P3" draw:layer="layout" svg:x1="28.227cm" svg:y1="17.539cm" svg:x2="28.708cm" svg:y2="17.539cm">
            <text:p/>
          </draw:line>
        </draw:g>
        <draw:line draw:style-name="gr99" draw:text-style-name="P3" draw:layer="layout" svg:x1="25.759cm" svg:y1="19.772cm" svg:x2="26.86cm" svg:y2="19.772cm">
          <text:p/>
        </draw:line>
        <draw:g>
          <draw:custom-shape draw:style-name="gr100" draw:text-style-name="P20" draw:layer="layout" svg:width="0.484cm" svg:height="2.081cm" svg:x="24.021cm" svg:y="18.7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4.027cm" svg:y1="19.038cm" svg:x2="24.508cm" svg:y2="19.038cm">
            <text:p/>
          </draw:line>
          <draw:line draw:style-name="gr101" draw:text-style-name="P3" draw:layer="layout" svg:x1="24.028cm" svg:y1="20.438cm" svg:x2="24.509cm" svg:y2="20.438cm">
            <text:p/>
          </draw:line>
        </draw:g>
        <draw:g>
          <draw:custom-shape draw:style-name="gr100" draw:text-style-name="P20" draw:layer="layout" svg:width="0.484cm" svg:height="2.081cm" svg:x="25.021cm" svg:y="18.7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5.027cm" svg:y1="19.039cm" svg:x2="25.508cm" svg:y2="19.039cm">
            <text:p/>
          </draw:line>
          <draw:line draw:style-name="gr101" draw:text-style-name="P3" draw:layer="layout" svg:x1="25.028cm" svg:y1="20.439cm" svg:x2="25.509cm" svg:y2="20.439cm">
            <text:p/>
          </draw:line>
        </draw:g>
        <draw:g>
          <draw:custom-shape draw:style-name="gr100" draw:text-style-name="P20" draw:layer="layout" svg:width="0.484cm" svg:height="2.081cm" svg:x="27.221cm" svg:y="18.7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7.227cm" svg:y1="19.038cm" svg:x2="27.708cm" svg:y2="19.038cm">
            <text:p/>
          </draw:line>
          <draw:line draw:style-name="gr101" draw:text-style-name="P3" draw:layer="layout" svg:x1="27.228cm" svg:y1="20.438cm" svg:x2="27.709cm" svg:y2="20.438cm">
            <text:p/>
          </draw:line>
        </draw:g>
        <draw:g>
          <draw:custom-shape draw:style-name="gr100" draw:text-style-name="P20" draw:layer="layout" svg:width="0.484cm" svg:height="2.081cm" svg:x="28.221cm" svg:y="18.7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8.227cm" svg:y1="19.039cm" svg:x2="28.708cm" svg:y2="19.039cm">
            <text:p/>
          </draw:line>
          <draw:line draw:style-name="gr101" draw:text-style-name="P3" draw:layer="layout" svg:x1="28.228cm" svg:y1="20.439cm" svg:x2="28.709cm" svg:y2="20.439cm">
            <text:p/>
          </draw:line>
        </draw:g>
        <draw:line draw:style-name="gr99" draw:text-style-name="P3" draw:layer="layout" svg:x1="25.759cm" svg:y1="24.172cm" svg:x2="26.86cm" svg:y2="24.172cm">
          <text:p/>
        </draw:line>
        <draw:g>
          <draw:custom-shape draw:style-name="gr100" draw:text-style-name="P20" draw:layer="layout" svg:width="0.484cm" svg:height="2.081cm" svg:x="24.021cm" svg:y="23.1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4.027cm" svg:y1="23.438cm" svg:x2="24.508cm" svg:y2="23.438cm">
            <text:p/>
          </draw:line>
          <draw:line draw:style-name="gr101" draw:text-style-name="P3" draw:layer="layout" svg:x1="24.028cm" svg:y1="24.838cm" svg:x2="24.509cm" svg:y2="24.838cm">
            <text:p/>
          </draw:line>
        </draw:g>
        <draw:g>
          <draw:custom-shape draw:style-name="gr100" draw:text-style-name="P20" draw:layer="layout" svg:width="0.484cm" svg:height="2.081cm" svg:x="25.021cm" svg:y="23.1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5.027cm" svg:y1="23.439cm" svg:x2="25.508cm" svg:y2="23.439cm">
            <text:p/>
          </draw:line>
          <draw:line draw:style-name="gr101" draw:text-style-name="P3" draw:layer="layout" svg:x1="25.028cm" svg:y1="24.839cm" svg:x2="25.509cm" svg:y2="24.839cm">
            <text:p/>
          </draw:line>
        </draw:g>
        <draw:g>
          <draw:custom-shape draw:style-name="gr100" draw:text-style-name="P20" draw:layer="layout" svg:width="0.484cm" svg:height="2.081cm" svg:x="27.221cm" svg:y="23.123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7.227cm" svg:y1="23.438cm" svg:x2="27.708cm" svg:y2="23.438cm">
            <text:p/>
          </draw:line>
          <draw:line draw:style-name="gr101" draw:text-style-name="P3" draw:layer="layout" svg:x1="27.228cm" svg:y1="24.838cm" svg:x2="27.709cm" svg:y2="24.838cm">
            <text:p/>
          </draw:line>
        </draw:g>
        <draw:g>
          <draw:custom-shape draw:style-name="gr100" draw:text-style-name="P20" draw:layer="layout" svg:width="0.484cm" svg:height="2.081cm" svg:x="28.221cm" svg:y="23.124cm">
            <text:p text:style-name="P15"><text:span text:style-name="T11">R</text:span></text:p>
            <text:p text:style-name="P15"><text:span text:style-name="T12">F</text:span></text:p>
            <text:p text:style-name="P15"><text:span text:style-name="T12">I</text:span></text:p>
            <text:p text:style-name="P15"><text:span text:style-name="T12">F</text:span></text:p>
            <text:p text:style-name="P15"><text:span text:style-name="T12">O</text:span></text:p>
            <text:p text:style-name="P15"><text:span text:style-name="T11">W</text:span></text:p>
            <draw:enhanced-geometry svg:viewBox="0 0 21600 21600" draw:type="rectangle" draw:enhanced-path="M 0 0 L 21600 0 21600 21600 0 21600 0 0 Z N"/>
          </draw:custom-shape>
          <draw:line draw:style-name="gr101" draw:text-style-name="P3" draw:layer="layout" svg:x1="28.227cm" svg:y1="23.439cm" svg:x2="28.708cm" svg:y2="23.439cm">
            <text:p/>
          </draw:line>
          <draw:line draw:style-name="gr101" draw:text-style-name="P3" draw:layer="layout" svg:x1="28.228cm" svg:y1="24.839cm" svg:x2="28.709cm" svg:y2="24.839cm">
            <text:p/>
          </draw:line>
        </draw:g>
        <draw:line draw:style-name="gr91" draw:text-style-name="P3" draw:layer="layout" svg:x1="23.65cm" svg:y1="25.648cm" svg:x2="29.205cm" svg:y2="25.65cm">
          <text:p/>
        </draw:line>
        <draw:line draw:style-name="gr99" draw:text-style-name="P3" draw:layer="layout" svg:x1="26.287cm" svg:y1="21.453cm" svg:x2="26.287cm" svg:y2="22.584cm">
          <text:p/>
        </draw:line>
        <draw:line draw:style-name="gr99" draw:text-style-name="P3" draw:layer="layout" svg:x1="24.787cm" svg:y1="21.454cm" svg:x2="24.787cm" svg:y2="22.585cm">
          <text:p/>
        </draw:line>
        <draw:line draw:style-name="gr99" draw:text-style-name="P3" draw:layer="layout" svg:x1="27.987cm" svg:y1="21.455cm" svg:x2="27.987cm" svg:y2="22.586cm">
          <text:p/>
        </draw:line>
        <draw:path draw:style-name="gr91" draw:text-style-name="P3" draw:id="id68" draw:layer="layout" svg:width="5.557cm" svg:height="10.283cm" svg:x="23.646cm" svg:y="15.402cm" svg:viewBox="0 0 5558 10284" svg:d="m0 46c1852 1 3703 1 5555 2-1852-1-3703-1-5555-2zm1 2900c1852 1 3703 1 5555 2-1852-1-3703-1-5555-2zm1 2900c1852 1 3703 1 5555 2-1852-1-3703-1-5555-2zm1 1500c1852 1 3703 1 5555 2-1852-1-3703-1-5555-2zm15-7346c0 3428 1 6856 1 10284 0-3428-1-6856-1-10284zm5501 0c0 3428 1 6856 1 10284 0-3428-1-6856-1-10284z">
          <draw:glue-point draw:id="4" svg:x="4.944cm" svg:y="-1.987cm"/>
          <draw:glue-point draw:id="5" svg:x="4.942cm" svg:y="1.425cm"/>
          <text:p/>
        </draw:path>
        <draw:custom-shape draw:style-name="gr92" draw:text-style-name="P17" draw:layer="layout" svg:width="5.635cm" svg:height="0.483cm" svg:x="23.584cm" svg:y="14.408cm">
          <text:p text:style-name="P2"><text:span text:style-name="T9">Read ports</text:span></text:p>
          <draw:enhanced-geometry svg:viewBox="0 0 21600 21600" draw:type="rectangle" draw:enhanced-path="M 0 0 L 21600 0 21600 21600 0 21600 0 0 Z N"/>
        </draw:custom-shape>
        <draw:line draw:style-name="gr93" draw:text-style-name="P3" draw:layer="layout" svg:x1="24.246cm" svg:y1="14.889cm" svg:x2="24.246cm" svg:y2="15.451cm">
          <text:p/>
        </draw:line>
        <draw:line draw:style-name="gr93" draw:text-style-name="P3" draw:layer="layout" svg:x1="25.246cm" svg:y1="14.889cm" svg:x2="25.246cm" svg:y2="15.451cm">
          <text:p/>
        </draw:line>
        <draw:line draw:style-name="gr93" draw:text-style-name="P3" draw:layer="layout" svg:x1="27.446cm" svg:y1="14.889cm" svg:x2="27.446cm" svg:y2="15.451cm">
          <text:p/>
        </draw:line>
        <draw:line draw:style-name="gr93" draw:text-style-name="P3" draw:layer="layout" svg:x1="28.446cm" svg:y1="14.889cm" svg:x2="28.446cm" svg:y2="15.451cm">
          <text:p/>
        </draw:line>
        <draw:line draw:style-name="gr99" draw:text-style-name="P3" draw:layer="layout" svg:x1="25.759cm" svg:y1="15.172cm" svg:x2="26.86cm" svg:y2="15.172cm">
          <text:p/>
        </draw:line>
        <draw:custom-shape draw:style-name="gr92" draw:text-style-name="P17" draw:layer="layout" svg:width="5.635cm" svg:height="0.57cm" svg:x="23.585cm" svg:y="26.209cm">
          <text:p text:style-name="P2"><text:span text:style-name="T9">Write ports</text:span></text:p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25.76cm" svg:y1="25.973cm" svg:x2="26.861cm" svg:y2="25.973cm">
          <text:p/>
        </draw:line>
        <draw:line draw:style-name="gr93" draw:text-style-name="P3" draw:layer="layout" svg:x1="28.55cm" svg:y1="25.69cm" svg:x2="28.547cm" svg:y2="26.223cm">
          <text:p/>
        </draw:line>
        <draw:line draw:style-name="gr93" draw:text-style-name="P3" draw:layer="layout" svg:x1="27.451cm" svg:y1="25.691cm" svg:x2="27.448cm" svg:y2="26.224cm">
          <text:p/>
        </draw:line>
        <draw:line draw:style-name="gr93" draw:text-style-name="P3" draw:layer="layout" svg:x1="25.252cm" svg:y1="25.692cm" svg:x2="25.249cm" svg:y2="26.225cm">
          <text:p/>
        </draw:line>
        <draw:line draw:style-name="gr93" draw:text-style-name="P3" draw:layer="layout" svg:x1="24.253cm" svg:y1="25.693cm" svg:x2="24.25cm" svg:y2="26.226cm">
          <text:p/>
        </draw:line>
        <draw:line draw:style-name="gr93" draw:text-style-name="P3" draw:layer="layout" svg:x1="24.246cm" svg:y1="15.489cm" svg:x2="24.247cm" svg:y2="15.82cm">
          <text:p/>
        </draw:line>
        <draw:line draw:style-name="gr93" draw:text-style-name="P3" draw:layer="layout" svg:x1="25.247cm" svg:y1="15.49cm" svg:x2="25.248cm" svg:y2="15.821cm">
          <text:p/>
        </draw:line>
        <draw:line draw:style-name="gr93" draw:text-style-name="P3" draw:layer="layout" svg:x1="27.448cm" svg:y1="15.491cm" svg:x2="27.449cm" svg:y2="15.822cm">
          <text:p/>
        </draw:line>
        <draw:line draw:style-name="gr93" draw:text-style-name="P3" draw:layer="layout" svg:x1="28.449cm" svg:y1="15.492cm" svg:x2="28.45cm" svg:y2="15.823cm">
          <text:p/>
        </draw:line>
        <draw:line draw:style-name="gr93" draw:text-style-name="P3" draw:layer="layout" svg:x1="28.45cm" svg:y1="18.393cm" svg:x2="28.451cm" svg:y2="18.724cm">
          <text:p/>
        </draw:line>
        <draw:line draw:style-name="gr93" draw:text-style-name="P3" draw:layer="layout" svg:x1="27.451cm" svg:y1="18.394cm" svg:x2="27.452cm" svg:y2="18.725cm">
          <text:p/>
        </draw:line>
        <draw:line draw:style-name="gr93" draw:text-style-name="P3" draw:layer="layout" svg:x1="25.252cm" svg:y1="18.395cm" svg:x2="25.253cm" svg:y2="18.726cm">
          <text:p/>
        </draw:line>
        <draw:line draw:style-name="gr93" draw:text-style-name="P3" draw:layer="layout" svg:x1="24.253cm" svg:y1="18.396cm" svg:x2="24.254cm" svg:y2="18.727cm">
          <text:p/>
        </draw:line>
        <draw:line draw:style-name="gr93" draw:text-style-name="P3" draw:layer="layout" svg:x1="24.254cm" svg:y1="22.797cm" svg:x2="24.255cm" svg:y2="23.128cm">
          <text:p/>
        </draw:line>
        <draw:line draw:style-name="gr93" draw:text-style-name="P3" draw:layer="layout" svg:x1="25.255cm" svg:y1="22.798cm" svg:x2="25.256cm" svg:y2="23.129cm">
          <text:p/>
        </draw:line>
        <draw:line draw:style-name="gr93" draw:text-style-name="P3" draw:layer="layout" svg:x1="27.456cm" svg:y1="22.799cm" svg:x2="27.457cm" svg:y2="23.13cm">
          <text:p/>
        </draw:line>
        <draw:line draw:style-name="gr93" draw:text-style-name="P3" draw:layer="layout" svg:x1="28.457cm" svg:y1="22.8cm" svg:x2="28.458cm" svg:y2="23.131cm">
          <text:p/>
        </draw:line>
        <draw:line draw:style-name="gr93" draw:text-style-name="P3" draw:layer="layout" svg:x1="28.56cm" svg:y1="25.209cm" svg:x2="28.559cm" svg:y2="25.632cm">
          <text:p/>
        </draw:line>
        <draw:line draw:style-name="gr93" draw:text-style-name="P3" draw:layer="layout" svg:x1="27.461cm" svg:y1="25.21cm" svg:x2="27.46cm" svg:y2="25.633cm">
          <text:p/>
        </draw:line>
        <draw:line draw:style-name="gr93" draw:text-style-name="P3" draw:layer="layout" svg:x1="25.262cm" svg:y1="25.211cm" svg:x2="25.261cm" svg:y2="25.634cm">
          <text:p/>
        </draw:line>
        <draw:line draw:style-name="gr93" draw:text-style-name="P3" draw:layer="layout" svg:x1="24.263cm" svg:y1="25.212cm" svg:x2="24.262cm" svg:y2="25.635cm">
          <text:p/>
        </draw:line>
        <draw:line draw:style-name="gr93" draw:text-style-name="P3" draw:layer="layout" svg:x1="24.264cm" svg:y1="20.813cm" svg:x2="24.263cm" svg:y2="21.236cm">
          <text:p/>
        </draw:line>
        <draw:line draw:style-name="gr93" draw:text-style-name="P3" draw:layer="layout" svg:x1="25.265cm" svg:y1="20.814cm" svg:x2="25.264cm" svg:y2="21.237cm">
          <text:p/>
        </draw:line>
        <draw:line draw:style-name="gr93" draw:text-style-name="P3" draw:layer="layout" svg:x1="27.466cm" svg:y1="20.815cm" svg:x2="27.465cm" svg:y2="21.238cm">
          <text:p/>
        </draw:line>
        <draw:line draw:style-name="gr93" draw:text-style-name="P3" draw:layer="layout" svg:x1="28.467cm" svg:y1="20.816cm" svg:x2="28.466cm" svg:y2="21.239cm">
          <text:p/>
        </draw:line>
        <draw:line draw:style-name="gr93" draw:text-style-name="P3" draw:layer="layout" svg:x1="28.468cm" svg:y1="17.917cm" svg:x2="28.467cm" svg:y2="18.34cm">
          <text:p/>
        </draw:line>
        <draw:line draw:style-name="gr93" draw:text-style-name="P3" draw:layer="layout" svg:x1="27.469cm" svg:y1="17.918cm" svg:x2="27.468cm" svg:y2="18.341cm">
          <text:p/>
        </draw:line>
        <draw:line draw:style-name="gr93" draw:text-style-name="P3" draw:layer="layout" svg:x1="25.27cm" svg:y1="17.919cm" svg:x2="25.269cm" svg:y2="18.342cm">
          <text:p/>
        </draw:line>
        <draw:line draw:style-name="gr93" draw:text-style-name="P3" draw:layer="layout" svg:x1="24.271cm" svg:y1="17.92cm" svg:x2="24.27cm" svg:y2="18.343cm">
          <text:p/>
        </draw:line>
        <draw:custom-shape draw:style-name="gr92" draw:text-style-name="P17" draw:id="id70" draw:layer="layout" svg:width="0.74cm" svg:height="9.727cm" svg:x="34.467cm" svg:y="15.729cm">
          <draw:glue-point draw:id="4" svg:x="-4.824cm" svg:y="1.46cm"/>
          <text:p text:style-name="P2"><text:span text:style-name="T9">S</text:span></text:p>
          <text:p text:style-name="P2"><text:span text:style-name="T9">y</text:span></text:p>
          <text:p text:style-name="P2"><text:span text:style-name="T9">s</text:span></text:p>
          <text:p text:style-name="P2"><text:span text:style-name="T9">t</text:span></text:p>
          <text:p text:style-name="P2"><text:span text:style-name="T9">e</text:span></text:p>
          <text:p text:style-name="P2"><text:span text:style-name="T9">m</text:span></text:p>
          <text:p text:style-name="P2"><text:span text:style-name="T9"/></text:p>
          <text:p text:style-name="P2"><text:span text:style-name="T9">b</text:span></text:p>
          <text:p text:style-name="P2"><text:span text:style-name="T9">u</text:span></text:p>
          <text:p text:style-name="P2"><text:span text:style-name="T9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4" draw:text-style-name="P3" draw:layer="layout" svg:width="0.863cm" svg:height="0.285cm" svg:x="31.253cm" svg:y="18.29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31.253cm" svg:y="18.79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31.253cm" svg:y="19.29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32.356cm" svg:y="19.29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32.357cm" svg:y="18.79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32.358cm" svg:y="18.295cm">
            <text:p/>
            <draw:enhanced-geometry svg:viewBox="0 0 21600 21600" draw:type="rectangle" draw:enhanced-path="M 0 0 L 21600 0 21600 21600 0 21600 0 0 Z N"/>
          </draw:custom-shape>
        </draw:g>
        <draw:custom-shape draw:style-name="gr95" draw:text-style-name="P18" draw:id="id69" draw:layer="layout" svg:width="2.802cm" svg:height="2.514cm" svg:x="30.803cm" svg:y="17.241cm">
          <text:p/>
          <draw:enhanced-geometry svg:viewBox="0 0 21600 21600" draw:type="rectangle" draw:enhanced-path="M 0 0 L 21600 0 21600 21600 0 21600 0 0 Z N"/>
        </draw:custom-shape>
        <draw:frame draw:style-name="gr96" draw:text-style-name="P19" draw:layer="layout" svg:width="3.129cm" svg:height="1.299cm" svg:x="30.634cm" svg:y="17.109cm">
          <draw:text-box>
            <text:p text:style-name="P2"><text:span text:style-name="T13">Configuration</text:span></text:p>
            <text:p text:style-name="P2"><text:span text:style-name="T13">registers</text:span></text:p>
          </draw:text-box>
        </draw:frame>
        <draw:connector draw:style-name="gr97" draw:text-style-name="P3" draw:layer="layout" draw:type="line" svg:x1="29.172cm" svg:y1="18.501cm" svg:x2="30.803cm" svg:y2="18.498cm" draw:start-shape="id68" draw:start-glue-point="4" draw:end-shape="id69" draw:end-glue-point="3" svg:d="m29172 18501 1631-3">
          <text:p/>
        </draw:connector>
        <draw:connector draw:style-name="gr97" draw:text-style-name="P3" draw:layer="layout" svg:x1="32.204cm" svg:y1="19.755cm" svg:x2="34.467cm" svg:y2="20.592cm" draw:start-shape="id69" draw:start-glue-point="2" draw:end-shape="id70" svg:d="m32204 19755v837h2263">
          <text:p/>
        </draw:connector>
        <draw:connector draw:style-name="gr98" draw:text-style-name="P3" draw:layer="layout" draw:type="line" svg:x1="29.171cm" svg:y1="22.009cm" svg:x2="34.481cm" svg:y2="22.012cm" draw:start-shape="id68" draw:start-glue-point="5" draw:end-shape="id70" draw:end-glue-point="4" svg:d="m29171 22009 5310 3">
          <text:p/>
        </draw:connector>
      </draw:page>
      <draw:page draw:name="Arch_FC2" draw:style-name="dp1" draw:master-page-name="Default">
        <office:forms form:automatic-focus="false" form:apply-design-mode="false"/>
        <draw:custom-shape draw:style-name="gr102" draw:text-style-name="P18" draw:id="id72" draw:layer="layout" svg:width="2.54cm" svg:height="1.27cm" svg:x="12.5cm" svg:y="4.012cm">
          <text:p text:style-name="P3"><text:span text:style-name="T2">FIFO</text:span><text:span text:style-name="T10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3" draw:layer="layout" svg:x1="11.23cm" svg:y1="4.647cm" svg:x2="12.5cm" svg:y2="4.647cm" draw:start-shape="id71" draw:start-glue-point="1" draw:end-shape="id72" draw:end-glue-point="3" svg:d="m11230 4647h1270">
          <text:p/>
        </draw:connector>
        <draw:custom-shape draw:style-name="gr102" draw:text-style-name="P18" draw:id="id74" draw:layer="layout" svg:width="2.54cm" svg:height="1.27cm" svg:x="22.51cm" svg:y="4.012cm">
          <text:p text:style-name="P3"><text:span text:style-name="T2">FIFO</text:span><text:span text:style-name="T10">0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3" draw:layer="layout" svg:x1="21.24cm" svg:y1="4.647cm" svg:x2="22.51cm" svg:y2="4.647cm" draw:start-shape="id73" draw:start-glue-point="1" draw:end-shape="id74" svg:d="m21240 4647h1270">
          <text:p/>
        </draw:connector>
        <draw:custom-shape draw:style-name="gr102" draw:text-style-name="P18" draw:id="id76" draw:layer="layout" svg:width="2.54cm" svg:height="1.27cm" svg:x="12.5cm" svg:y="14.198cm">
          <text:p text:style-name="P3"><text:span text:style-name="T2">FIFO</text:span><text:span text:style-name="T10">n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4" draw:text-style-name="P3" draw:layer="layout" svg:x1="11.23cm" svg:y1="14.833cm" svg:x2="12.5cm" svg:y2="14.833cm" draw:start-shape="id75" draw:start-glue-point="1" draw:end-shape="id76" draw:end-glue-point="3" svg:d="m11230 14833h1270">
          <text:p/>
        </draw:connector>
        <draw:custom-shape draw:style-name="gr102" draw:text-style-name="P18" draw:id="id78" draw:layer="layout" svg:width="2.54cm" svg:height="1.27cm" svg:x="22.51cm" svg:y="14.198cm">
          <text:p text:style-name="P3"><text:span text:style-name="T2">FIFO</text:span><text:span text:style-name="T10">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3" draw:layer="layout" svg:x1="21.24cm" svg:y1="14.833cm" svg:x2="22.51cm" svg:y2="14.833cm" draw:start-shape="id77" draw:start-glue-point="1" draw:end-shape="id78" draw:end-glue-point="3" svg:d="m21240 14833h1270">
          <text:p/>
        </draw:connector>
        <draw:custom-shape draw:style-name="gr102" draw:text-style-name="P3" draw:layer="layout" svg:width="1.905cm" svg:height="0.635cm" svg:x="2.6cm" svg:y="7.68cm">
          <text:p text:style-name="P3">In<text:span text:style-name="T10">0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2" draw:text-style-name="P21" draw:layer="layout" svg:width="1.905cm" svg:height="0.635cm" svg:x="2.588cm" svg:y="17.955cm">
          <text:p text:style-name="P21">In<text:span text:style-name="T10">n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5" draw:text-style-name="P23" draw:id="id80" draw:layer="layout" svg:width="1.905cm" svg:height="0.635cm" svg:x="35.199cm" svg:y="4.33cm">
          <text:p text:style-name="P22"><text:span text:style-name="T14">Out</text:span><text:span text:style-name="T15">0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6" draw:text-style-name="P24" draw:layer="layout" svg:x1="34.017cm" svg:y1="4.647cm" svg:x2="35.22cm" svg:y2="4.647cm" draw:start-shape="id79" draw:start-glue-point="1" draw:end-shape="id80" draw:end-glue-point="3" svg:d="m34017 4647h1203">
          <text:p/>
        </draw:connector>
        <draw:custom-shape draw:style-name="gr107" draw:text-style-name="P23" draw:id="id82" draw:layer="layout" svg:width="1.905cm" svg:height="0.635cm" svg:x="35.199cm" svg:y="14.516cm">
          <text:p text:style-name="P22"><text:span text:style-name="T14">Out</text:span><text:span text:style-name="T15">n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8" draw:text-style-name="P24" draw:layer="layout" svg:x1="34.017cm" svg:y1="14.833cm" svg:x2="35.22cm" svg:y2="14.833cm" draw:start-shape="id81" draw:start-glue-point="1" draw:end-shape="id82" draw:end-glue-point="3" svg:d="m34017 14833h1203">
          <text:p/>
        </draw:connector>
        <draw:line draw:style-name="gr109" draw:text-style-name="P3" draw:layer="layout" svg:x1="6.415cm" svg:y1="10.8cm" svg:x2="7.914cm" svg:y2="10.8cm">
          <text:p/>
        </draw:line>
        <draw:polygon draw:style-name="gr110" draw:text-style-name="P3" draw:layer="layout" svg:width="0.101cm" svg:height="16.509cm" svg:x="5.829cm" svg:y="2.27cm" svg:viewBox="0 0 102 16510" draw:points="102,0 102,16510 0,16510 0,0">
          <draw:glue-point draw:id="4" svg:x="5.098cm" svg:y="-4.23cm"/>
          <draw:glue-point draw:id="5" svg:x="5.098cm" svg:y="-3.846cm"/>
          <draw:glue-point draw:id="6" svg:x="5.098cm" svg:y="-3.461cm"/>
          <draw:glue-point draw:id="7" svg:x="5.098cm" svg:y="-4.615cm"/>
          <draw:glue-point draw:id="8" svg:x="5.098cm" svg:y="-4.615cm"/>
          <draw:glue-point draw:id="9" svg:x="5.098cm" svg:y="-5cm"/>
          <draw:glue-point draw:id="10" svg:x="5.098cm" svg:y="-4.615cm"/>
          <draw:glue-point draw:id="11" svg:x="5.098cm" svg:y="-4.23cm"/>
          <draw:glue-point draw:id="12" svg:x="5.098cm" svg:y="-3.846cm"/>
          <draw:glue-point draw:id="13" svg:x="5.098cm" svg:y="-3.076cm"/>
          <draw:glue-point draw:id="14" svg:x="5.098cm" svg:y="-2.692cm"/>
          <draw:glue-point draw:id="15" svg:x="5.098cm" svg:y="-2.307cm"/>
          <draw:glue-point draw:id="16" svg:x="5.098cm" svg:y="-1.923cm"/>
          <draw:glue-point draw:id="17" svg:x="5.098cm" svg:y="-1.538cm"/>
          <draw:glue-point draw:id="18" svg:x="5.098cm" svg:y="-1.153cm"/>
          <draw:glue-point draw:id="19" svg:x="5.098cm" svg:y="-0.769cm"/>
          <draw:glue-point draw:id="20" svg:x="5.098cm" svg:y="-0.384cm"/>
          <draw:glue-point draw:id="21" svg:x="5.098cm" svg:y="-0.384cm"/>
          <draw:glue-point draw:id="22" svg:x="5.098cm" svg:y="0cm"/>
          <draw:glue-point draw:id="23" svg:x="5.098cm" svg:y="0.384cm"/>
          <draw:glue-point draw:id="24" svg:x="5.098cm" svg:y="0.769cm"/>
          <draw:glue-point draw:id="25" svg:x="5.098cm" svg:y="1.153cm"/>
          <draw:glue-point draw:id="26" svg:x="5.098cm" svg:y="1.538cm"/>
          <draw:glue-point draw:id="27" svg:x="5.098cm" svg:y="1.538cm"/>
          <draw:glue-point draw:id="28" svg:x="5.098cm" svg:y="1.923cm"/>
          <draw:glue-point draw:id="29" svg:x="5.098cm" svg:y="2.307cm"/>
          <draw:glue-point draw:id="30" svg:x="5.098cm" svg:y="2.692cm"/>
          <draw:glue-point draw:id="31" svg:x="5.098cm" svg:y="3.076cm"/>
          <draw:glue-point draw:id="32" svg:x="5.098cm" svg:y="3.461cm"/>
          <draw:glue-point draw:id="33" svg:x="5.098cm" svg:y="3.461cm"/>
          <draw:glue-point draw:id="34" svg:x="5.098cm" svg:y="3.846cm"/>
          <draw:glue-point draw:id="35" svg:x="5.098cm" svg:y="4.23cm"/>
          <draw:glue-point draw:id="36" svg:x="5.098cm" svg:y="4.615cm"/>
          <draw:glue-point draw:id="37" svg:x="5.098cm" svg:y="5cm"/>
          <text:p/>
        </draw:polygon>
        <draw:polygon draw:style-name="gr110" draw:text-style-name="P3" draw:layer="layout" svg:width="0.101cm" svg:height="16.509cm" svg:x="8.329cm" svg:y="2.27cm" svg:viewBox="0 0 102 16510" draw:points="102,0 102,16510 0,16510 0,0">
          <text:p/>
        </draw:polygon>
        <draw:line draw:style-name="gr109" draw:text-style-name="P3" draw:layer="layout" svg:x1="16.315cm" svg:y1="10.8cm" svg:x2="17.814cm" svg:y2="10.8cm">
          <text:p/>
        </draw:line>
        <draw:polygon draw:style-name="gr110" draw:text-style-name="P3" draw:layer="layout" svg:width="0.101cm" svg:height="16.509cm" svg:x="15.829cm" svg:y="2.27cm" svg:viewBox="0 0 102 16510" draw:points="102,0 102,16510 0,16510 0,0">
          <text:p/>
        </draw:polygon>
        <draw:polygon draw:style-name="gr110" draw:text-style-name="P3" draw:layer="layout" svg:width="0.101cm" svg:height="16.509cm" svg:x="18.329cm" svg:y="2.27cm" svg:viewBox="0 0 102 16510" draw:points="102,0 102,16510 0,16510 0,0">
          <draw:glue-point draw:id="4" svg:x="-5.098cm" svg:y="-1.538cm"/>
          <draw:glue-point draw:id="5" svg:x="-5.098cm" svg:y="-1.538cm"/>
          <draw:glue-point draw:id="6" svg:x="-5.098cm" svg:y="-1.153cm"/>
          <draw:glue-point draw:id="7" svg:x="-5.098cm" svg:y="-1.923cm"/>
          <text:p/>
        </draw:polygon>
        <draw:polygon draw:style-name="gr110" draw:text-style-name="P3" draw:id="id84" draw:layer="layout" svg:width="0.101cm" svg:height="16.509cm" svg:x="26.329cm" svg:y="2.27cm" svg:viewBox="0 0 102 16510" draw:points="102,0 102,16510 0,16510 0,0">
          <draw:glue-point draw:id="4" svg:x="1.96cm" svg:y="-1.923cm"/>
          <text:p/>
        </draw:polygon>
        <draw:polygon draw:style-name="gr110" draw:text-style-name="P3" draw:layer="layout" svg:width="0.101cm" svg:height="16.509cm" svg:x="27.329cm" svg:y="2.27cm" svg:viewBox="0 0 102 16510" draw:points="102,0 102,16510 0,16510 0,0">
          <text:p/>
        </draw:polygon>
        <draw:line draw:style-name="gr109" draw:text-style-name="P3" draw:layer="layout" svg:x1="29.015cm" svg:y1="10.8cm" svg:x2="30.514cm" svg:y2="10.8cm">
          <text:p/>
        </draw:line>
        <draw:polygon draw:style-name="gr110" draw:text-style-name="P3" draw:id="id86" draw:layer="layout" svg:width="0.101cm" svg:height="16.509cm" svg:x="28.429cm" svg:y="2.27cm" svg:viewBox="0 0 102 16510" draw:points="102,0 102,16510 0,16510 0,0">
          <draw:glue-point draw:id="4" svg:x="-5.098cm" svg:y="0.769cm"/>
          <text:p/>
        </draw:polygon>
        <draw:polygon draw:style-name="gr110" draw:text-style-name="P3" draw:layer="layout" svg:width="0.101cm" svg:height="16.509cm" svg:x="30.929cm" svg:y="2.27cm" svg:viewBox="0 0 102 16510" draw:points="102,0 102,16510 0,16510 0,0">
          <text:p/>
        </draw:polygon>
        <draw:line draw:style-name="gr111" draw:text-style-name="P3" draw:layer="layout" svg:x1="5.88cm" svg:y1="2.905cm" svg:x2="9.944cm" svg:y2="2.905cm">
          <text:p/>
        </draw:line>
        <draw:custom-shape draw:style-name="gr112" draw:text-style-name="P3" draw:layer="layout" svg:width="0.305cm" svg:height="0.305cm" svg:x="5.726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8.38cm" svg:y1="6.306cm" svg:x2="9.929cm" svg:y2="6.306cm">
          <text:p/>
        </draw:line>
        <draw:custom-shape draw:style-name="gr112" draw:text-style-name="P3" draw:layer="layout" svg:width="0.305cm" svg:height="0.305cm" svg:x="8.226cm" svg:y="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9.168cm" svg:y1="3.848cm" svg:x2="9.168cm" svg:y2="5.347cm">
          <text:p/>
        </draw:line>
        <draw:line draw:style-name="gr111" draw:text-style-name="P3" draw:layer="layout" svg:x1="5.88cm" svg:y1="13.205cm" svg:x2="9.944cm" svg:y2="13.205cm">
          <text:p/>
        </draw:line>
        <draw:custom-shape draw:style-name="gr112" draw:text-style-name="P3" draw:layer="layout" svg:width="0.305cm" svg:height="0.305cm" svg:x="5.726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8.38cm" svg:y1="16.606cm" svg:x2="9.929cm" svg:y2="16.606cm">
          <text:p/>
        </draw:line>
        <draw:custom-shape draw:style-name="gr112" draw:text-style-name="P3" draw:layer="layout" svg:width="0.305cm" svg:height="0.305cm" svg:x="8.22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9.168cm" svg:y1="14.248cm" svg:x2="9.168cm" svg:y2="15.747cm">
          <text:p/>
        </draw:line>
        <draw:line draw:style-name="gr111" draw:text-style-name="P3" draw:layer="layout" svg:x1="15.88cm" svg:y1="13.205cm" svg:x2="19.944cm" svg:y2="13.205cm">
          <text:p/>
        </draw:line>
        <draw:custom-shape draw:style-name="gr112" draw:text-style-name="P3" draw:layer="layout" svg:width="0.305cm" svg:height="0.305cm" svg:x="15.726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18.38cm" svg:y1="16.606cm" svg:x2="19.929cm" svg:y2="16.606cm">
          <text:p/>
        </draw:line>
        <draw:custom-shape draw:style-name="gr112" draw:text-style-name="P3" draw:layer="layout" svg:width="0.305cm" svg:height="0.305cm" svg:x="18.22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15.88cm" svg:y1="2.805cm" svg:x2="19.944cm" svg:y2="2.805cm">
          <text:p/>
        </draw:line>
        <draw:custom-shape draw:style-name="gr112" draw:text-style-name="P3" draw:layer="layout" svg:width="0.305cm" svg:height="0.305cm" svg:x="15.726cm" svg:y="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18.38cm" svg:y1="6.206cm" svg:x2="19.929cm" svg:y2="6.206cm">
          <text:p/>
        </draw:line>
        <draw:custom-shape draw:style-name="gr112" draw:text-style-name="P3" draw:layer="layout" svg:width="0.305cm" svg:height="0.305cm" svg:x="18.22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9.168cm" svg:y1="3.448cm" svg:x2="19.168cm" svg:y2="4.134cm">
          <text:p/>
        </draw:line>
        <draw:line draw:style-name="gr111" draw:text-style-name="P3" draw:layer="layout" svg:x1="4.475cm" svg:y1="7.985cm" svg:x2="31.755cm" svg:y2="7.985cm">
          <text:p/>
        </draw:line>
        <draw:line draw:style-name="gr111" draw:text-style-name="P3" draw:layer="layout" svg:x1="4.476cm" svg:y1="18.285cm" svg:x2="31.756cm" svg:y2="18.285cm">
          <text:p/>
        </draw:line>
        <draw:line draw:style-name="gr109" draw:text-style-name="P3" draw:layer="layout" svg:x1="3.468cm" svg:y1="12.049cm" svg:x2="3.468cm" svg:y2="13.548cm">
          <text:p/>
        </draw:line>
        <draw:custom-shape draw:style-name="gr112" draw:text-style-name="P3" draw:layer="layout" svg:width="0.305cm" svg:height="0.305cm" svg:x="8.227cm" svg:y="18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18.228cm" svg:y="1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5.727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15.727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13.768cm" svg:y1="9.55cm" svg:x2="13.768cm" svg:y2="11.049cm">
          <text:p/>
        </draw:line>
        <draw:line draw:style-name="gr109" draw:text-style-name="P3" draw:layer="layout" svg:x1="23.868cm" svg:y1="9.55cm" svg:x2="23.868cm" svg:y2="11.049cm">
          <text:p/>
        </draw:line>
        <draw:connector draw:style-name="gr111" draw:text-style-name="P3" draw:id="id83" draw:layer="layout" svg:x1="15.04cm" svg:y1="4.647cm" svg:x2="19.97cm" svg:y2="4.647cm" draw:start-shape="id72" draw:start-glue-point="1" draw:end-shape="id73" draw:end-glue-point="3" svg:d="m15040 4647h4930">
          <text:p/>
        </draw:connector>
        <draw:line draw:style-name="gr114" draw:text-style-name="P3" draw:layer="layout" svg:x1="19.168cm" svg:y1="5.148cm" svg:x2="19.168cm" svg:y2="5.834cm">
          <text:p/>
        </draw:line>
        <draw:connector draw:style-name="gr111" draw:text-style-name="P3" draw:id="id85" draw:layer="layout" svg:x1="15.04cm" svg:y1="14.833cm" svg:x2="19.97cm" svg:y2="14.833cm" draw:start-shape="id76" draw:start-glue-point="1" draw:end-shape="id77" draw:end-glue-point="3" svg:d="m15040 14833h4930">
          <text:p/>
        </draw:connector>
        <draw:line draw:style-name="gr113" draw:text-style-name="P3" draw:layer="layout" svg:x1="19.168cm" svg:y1="13.748cm" svg:x2="19.168cm" svg:y2="14.434cm">
          <text:p/>
        </draw:line>
        <draw:line draw:style-name="gr114" draw:text-style-name="P3" draw:layer="layout" svg:x1="19.168cm" svg:y1="15.448cm" svg:x2="19.168cm" svg:y2="16.134cm">
          <text:p/>
        </draw:line>
        <draw:connector draw:style-name="gr111" draw:text-style-name="P3" draw:layer="layout" draw:line-skew="-11.931cm -4.977cm" svg:x1="17.505cm" svg:y1="4.647cm" svg:x2="26.399cm" svg:y2="7.351cm" draw:start-shape="id83" draw:start-glue-point="0" draw:end-shape="id84" draw:end-glue-point="4" svg:d="m17505 4647v2703h4450v1h4444">
          <text:p/>
        </draw:connector>
        <draw:connector draw:style-name="gr111" draw:text-style-name="P3" draw:layer="layout" draw:line-skew="-6.715cm" svg:x1="17.505cm" svg:y1="14.833cm" svg:x2="28.429cm" svg:y2="11.794cm" draw:start-shape="id85" draw:start-glue-point="0" draw:end-shape="id86" draw:end-glue-point="4" svg:d="m17505 14833h5v-3039h10919">
          <text:p/>
        </draw:connector>
        <draw:line draw:style-name="gr111" draw:text-style-name="P3" draw:layer="layout" svg:x1="25.03cm" svg:y1="4.71cm" svg:x2="27.418cm" svg:y2="4.71cm">
          <text:p/>
        </draw:line>
        <draw:custom-shape draw:style-name="gr112" draw:text-style-name="P3" draw:layer="layout" svg:width="0.305cm" svg:height="0.305cm" svg:x="27.227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26.228cm" svg:y="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17.327cm" svg:y="1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17.327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28.32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5.03cm" svg:y1="14.81cm" svg:x2="30.974cm" svg:y2="14.81cm">
          <text:p/>
        </draw:line>
        <draw:custom-shape draw:style-name="gr112" draw:text-style-name="P3" draw:layer="layout" svg:width="0.305cm" svg:height="0.305cm" svg:x="30.83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6.38cm" svg:y1="2.806cm" svg:x2="32.73cm" svg:y2="2.806cm">
          <text:p/>
        </draw:line>
        <draw:custom-shape draw:style-name="gr112" draw:text-style-name="P3" draw:layer="layout" svg:width="0.305cm" svg:height="0.305cm" svg:x="26.226cm" svg:y="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7.38cm" svg:y1="3.507cm" svg:x2="32.714cm" svg:y2="3.507cm">
          <text:p/>
        </draw:line>
        <draw:custom-shape draw:style-name="gr112" draw:text-style-name="P3" draw:layer="layout" svg:width="0.305cm" svg:height="0.305cm" svg:x="27.226cm" svg:y="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8.48cm" svg:y1="4.308cm" svg:x2="32.747cm" svg:y2="4.308cm">
          <text:p/>
        </draw:line>
        <draw:custom-shape draw:style-name="gr112" draw:text-style-name="P3" draw:layer="layout" svg:width="0.305cm" svg:height="0.305cm" svg:x="28.326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30.98cm" svg:y1="6.409cm" svg:x2="32.758cm" svg:y2="6.409cm">
          <text:p/>
        </draw:line>
        <draw:custom-shape draw:style-name="gr112" draw:text-style-name="P3" draw:layer="layout" svg:width="0.305cm" svg:height="0.305cm" svg:x="30.826cm" svg:y="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6.38cm" svg:y1="12.906cm" svg:x2="32.73cm" svg:y2="12.906cm">
          <text:p/>
        </draw:line>
        <draw:custom-shape draw:style-name="gr112" draw:text-style-name="P3" draw:layer="layout" svg:width="0.305cm" svg:height="0.305cm" svg:x="26.22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7.38cm" svg:y1="13.607cm" svg:x2="32.714cm" svg:y2="13.607cm">
          <text:p/>
        </draw:line>
        <draw:custom-shape draw:style-name="gr112" draw:text-style-name="P3" draw:layer="layout" svg:width="0.305cm" svg:height="0.305cm" svg:x="27.226cm" svg:y="1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28.48cm" svg:y1="14.408cm" svg:x2="32.747cm" svg:y2="14.408cm">
          <text:p/>
        </draw:line>
        <draw:custom-shape draw:style-name="gr112" draw:text-style-name="P3" draw:layer="layout" svg:width="0.305cm" svg:height="0.305cm" svg:x="28.326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30.98cm" svg:y1="16.509cm" svg:x2="32.758cm" svg:y2="16.509cm">
          <text:p/>
        </draw:line>
        <draw:custom-shape draw:style-name="gr112" draw:text-style-name="P3" draw:layer="layout" svg:width="0.305cm" svg:height="0.305cm" svg:x="30.826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" draw:id="id90" draw:layer="layout" svg:width="1.475cm" svg:height="5.715cm" draw:transform="rotate (1.5707963267946) translate (15.212cm 22.96cm)">
          <text:p/>
          <draw:enhanced-geometry svg:viewBox="0 0 21600 21600" draw:mirror-vertical="false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1" draw:layer="layout" svg:width="5.815cm" svg:height="0.962cm" svg:x="15.18cm" svg:y="21.867cm">
          <draw:text-box>
            <text:p>Configuration input</text:p>
          </draw:text-box>
        </draw:frame>
        <draw:connector draw:style-name="gr111" draw:text-style-name="P3" draw:layer="layout" draw:line-skew="-1.293cm" svg:x1="10.595cm" svg:y1="16.166cm" svg:x2="12.397cm" svg:y2="19.692cm" draw:start-shape="id75" draw:start-glue-point="23" draw:end-shape="id87" draw:end-glue-point="2" svg:d="m10595 16166h-86v3526h1888">
          <text:p/>
        </draw:connector>
        <draw:connector draw:style-name="gr111" draw:text-style-name="P3" draw:layer="layout" draw:line-skew="-1.082cm" svg:x1="20.605cm" svg:y1="16.166cm" svg:x2="20.58cm" svg:y2="19.694cm" draw:start-shape="id77" draw:start-glue-point="23" draw:end-shape="id88" draw:end-glue-point="3" svg:d="m20605 16166h80v3528h-105">
          <text:p/>
        </draw:connector>
        <draw:custom-shape draw:style-name="gr116" draw:text-style-name="P3" draw:id="id75" draw:layer="layout" svg:width="4.445cm" svg:height="1.27cm" draw:transform="rotate (1.5707963267946) translate (9.96cm 17.056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1" draw:text-style-name="P3" draw:id="id87" draw:layer="layout" svg:x1="12.397cm" svg:y1="19.692cm" svg:x2="18.086cm" svg:y2="19.692cm" draw:end-shape="id89" draw:end-glue-point="3" svg:d="m12397 19692h5689">
          <text:p/>
        </draw:connector>
        <draw:connector draw:style-name="gr111" draw:text-style-name="P3" draw:id="id89" draw:layer="layout" svg:x1="18.09cm" svg:y1="21.485cm" svg:x2="18.086cm" svg:y2="19.692cm" draw:start-shape="id90" draw:start-glue-point="0" svg:d="m18090 21485v-1160h-4v-633">
          <text:p/>
        </draw:connector>
        <draw:connector draw:style-name="gr117" draw:text-style-name="P3" draw:id="id88" draw:layer="layout" svg:x1="18.086cm" svg:y1="19.692cm" svg:x2="20.58cm" svg:y2="19.694cm" draw:start-shape="id89" draw:start-glue-point="3" svg:d="m18086 19692h-551 3045v2">
          <text:p/>
        </draw:connector>
        <draw:custom-shape draw:style-name="gr116" draw:text-style-name="P3" draw:id="id77" draw:layer="layout" svg:width="4.445cm" svg:height="1.27cm" draw:transform="rotate (1.5707963267946) translate (19.97cm 17.056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1" draw:text-style-name="P3" draw:layer="layout" draw:line-skew="6.709cm" svg:x1="33.382cm" svg:y1="16.166cm" svg:x2="20.58cm" svg:y2="19.694cm" draw:start-shape="id81" draw:start-glue-point="23" draw:end-shape="id88" draw:end-glue-point="3" svg:d="m33382 16166h3v3528h-12805">
          <text:p/>
        </draw:connector>
        <draw:custom-shape draw:style-name="gr118" draw:text-style-name="P24" draw:id="id81" draw:layer="layout" svg:width="4.445cm" svg:height="1.27cm" draw:transform="rotate (1.5707963267946) translate (32.747cm 17.056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1" draw:text-style-name="P3" draw:id="id91" draw:layer="layout" draw:line-skew="-1.288cm" svg:x1="10.595cm" svg:y1="5.98cm" svg:x2="11.868cm" svg:y2="11.113cm" draw:start-shape="id71" draw:start-glue-point="23" svg:d="m10595 5980h-70v5133h1343">
          <text:p/>
        </draw:connector>
        <draw:connector draw:style-name="gr111" draw:text-style-name="P3" draw:layer="layout" svg:x1="11.868cm" svg:y1="11.113cm" svg:x2="11.873cm" svg:y2="19.612cm" draw:start-shape="id91" draw:start-glue-point="3" svg:d="m11868 11113v4525h5v3974">
          <text:p/>
        </draw:connector>
        <draw:custom-shape draw:style-name="gr116" draw:text-style-name="P3" draw:id="id71" draw:layer="layout" svg:width="4.445cm" svg:height="1.27cm" draw:transform="rotate (1.5707963267946) translate (9.96cm 6.87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14" draw:text-style-name="P3" draw:layer="layout" svg:x1="32.068cm" svg:y1="5.048cm" svg:x2="32.068cm" svg:y2="5.734cm">
          <text:p/>
        </draw:line>
        <draw:line draw:style-name="gr114" draw:text-style-name="P3" draw:layer="layout" svg:x1="32.068cm" svg:y1="15.048cm" svg:x2="32.068cm" svg:y2="15.734cm">
          <text:p/>
        </draw:line>
        <draw:connector draw:style-name="gr111" draw:text-style-name="P3" draw:id="id92" draw:layer="layout" draw:line-skew="-1.135cm" svg:x1="20.605cm" svg:y1="5.98cm" svg:x2="21.872cm" svg:y2="10.981cm" draw:start-shape="id73" draw:start-glue-point="23" svg:d="m20605 5980h80v5001h1187">
          <text:p/>
        </draw:connector>
        <draw:custom-shape draw:style-name="gr116" draw:text-style-name="P3" draw:id="id73" draw:layer="layout" svg:width="4.445cm" svg:height="1.27cm" draw:transform="rotate (1.5707963267946) translate (19.97cm 6.87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draw:glue-point draw:id="32" svg:x="0.629cm" svg:y="0.36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1" draw:text-style-name="P3" draw:id="id94" draw:layer="layout" svg:x1="21.872cm" svg:y1="10.981cm" svg:x2="20.58cm" svg:y2="19.694cm" draw:start-shape="id92" draw:start-glue-point="3" draw:end-shape="id88" draw:end-glue-point="3" svg:d="m21872 10981v8713h-1292">
          <text:p/>
        </draw:connector>
        <draw:connector draw:style-name="gr111" draw:text-style-name="P3" draw:id="id93" draw:layer="layout" draw:line-skew="4.371cm" svg:x1="33.382cm" svg:y1="5.98cm" svg:x2="25.807cm" svg:y2="9.403cm" draw:start-shape="id79" draw:start-glue-point="23" svg:d="m33382 5980h3v3423h-7578">
          <text:p/>
        </draw:connector>
        <draw:connector draw:style-name="gr111" draw:text-style-name="P3" draw:layer="layout" draw:line-skew="1.925cm" svg:x1="25.807cm" svg:y1="9.403cm" svg:x2="21.872cm" svg:y2="19.694cm" draw:start-shape="id93" draw:start-glue-point="3" draw:end-shape="id94" draw:end-glue-point="0" svg:d="m25807 9403h-42v10291h-3893">
          <text:p/>
        </draw:connector>
        <draw:custom-shape draw:style-name="gr112" draw:text-style-name="P3" draw:layer="layout" svg:width="0.305cm" svg:height="0.305cm" svg:x="11.729cm" svg:y="1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10.33cm" svg:y="1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20.531cm" svg:y="19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21.732cm" svg:y="19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25.633cm" svg:y="19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" draw:layer="layout" svg:width="0.305cm" svg:height="0.305cm" svg:x="33.234cm" svg:y="1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36.368cm" svg:y1="8.85cm" svg:x2="36.368cm" svg:y2="10.349cm">
          <text:p/>
        </draw:line>
        <draw:custom-shape draw:style-name="gr119" draw:text-style-name="P24" draw:id="id79" draw:layer="layout" svg:width="4.445cm" svg:height="1.27cm" draw:transform="rotate (1.5707963267946) translate (32.747cm 6.87cm)">
          <draw:glue-point draw:id="8" svg:x="-5cm" svg:y="-4.998cm"/>
          <draw:glue-point draw:id="9" svg:x="-5cm" svg:y="-4.998cm"/>
          <draw:glue-point draw:id="10" svg:x="-5cm" svg:y="-2.998cm"/>
          <draw:glue-point draw:id="11" svg:x="-5cm" svg:y="-0.998cm"/>
          <draw:glue-point draw:id="12" svg:x="-5cm" svg:y="1.001cm"/>
          <draw:glue-point draw:id="13" svg:x="-5cm" svg:y="1.001cm"/>
          <draw:glue-point draw:id="14" svg:x="-5cm" svg:y="3.001cm"/>
          <draw:glue-point draw:id="15" svg:x="-5cm" svg:y="3.001cm"/>
          <draw:glue-point draw:id="16" svg:x="-5cm" svg:y="5.001cm"/>
          <draw:glue-point draw:id="17" svg:x="5cm" svg:y="-2.998cm"/>
          <draw:glue-point draw:id="18" svg:x="5cm" svg:y="-0.998cm"/>
          <draw:glue-point draw:id="19" svg:x="5cm" svg:y="-0.998cm"/>
          <draw:glue-point draw:id="20" svg:x="5cm" svg:y="1.001cm"/>
          <draw:glue-point draw:id="21" svg:x="5cm" svg:y="1.001cm"/>
          <draw:glue-point draw:id="22" svg:x="5cm" svg:y="3.001cm"/>
          <draw:glue-point draw:id="23" svg:x="0cm" svg:y="3.001cm"/>
          <draw:glue-point draw:id="24" svg:x="0cm" svg:y="-4.998cm"/>
          <draw:glue-point draw:id="25" svg:x="0cm" svg:y="-2.998cm"/>
          <draw:glue-point draw:id="26" svg:x="5cm" svg:y="3.001cm"/>
          <draw:glue-point draw:id="27" svg:x="0cm" svg:y="3.001cm"/>
          <draw:glue-point draw:id="28" svg:x="0cm" svg:y="5.001cm"/>
          <draw:glue-point draw:id="29" svg:x="-5cm" svg:y="5.001cm"/>
          <draw:glue-point draw:id="30" svg:x="0cm" svg:y="0.998cm"/>
          <draw:glue-point draw:id="31" svg:x="0cm" svg:y="-1.00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Arch_FC3" draw:style-name="dp1" draw:master-page-name="Default">
        <office:forms form:automatic-focus="false" form:apply-design-mode="false"/>
        <draw:g>
          <draw:custom-shape draw:style-name="gr94" draw:text-style-name="P3" draw:layer="layout" svg:width="0.863cm" svg:height="0.285cm" svg:x="18.81cm" svg:y="6.01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8.81cm" svg:y="6.51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8.81cm" svg:y="7.0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9.913cm" svg:y="7.0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9.914cm" svg:y="6.51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0.863cm" svg:height="0.285cm" svg:x="19.915cm" svg:y="6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95" draw:text-style-name="P18" draw:id="id103" draw:layer="layout" svg:width="2.802cm" svg:height="2.514cm" svg:x="18.36cm" svg:y="4.898cm">
          <text:p/>
          <draw:enhanced-geometry svg:viewBox="0 0 21600 21600" draw:type="rectangle" draw:enhanced-path="M 0 0 L 21600 0 21600 21600 0 21600 0 0 Z N"/>
        </draw:custom-shape>
        <draw:frame draw:style-name="gr96" draw:text-style-name="P19" draw:layer="layout" svg:width="3.129cm" svg:height="1.299cm" svg:x="18.191cm" svg:y="4.832cm">
          <draw:text-box>
            <text:p text:style-name="P2"><text:span text:style-name="T13">Configuration</text:span></text:p>
            <text:p text:style-name="P2"><text:span text:style-name="T13">registers</text:span></text:p>
          </draw:text-box>
        </draw:frame>
        <draw:custom-shape draw:style-name="gr3" draw:text-style-name="P3" draw:layer="layout" svg:width="9.525cm" svg:height="5.02cm" svg:x="7.048cm" svg:y="3.68cm">
          <text:p text:style-name="P21"><text:s text:c="4"/>Interconnect structure</text:p>
          <draw:enhanced-geometry svg:viewBox="0 0 21600 21600" draw:type="rectangle" draw:enhanced-path="M 0 0 L 21600 0 21600 21600 0 21600 0 0 Z N"/>
        </draw:custom-shape>
        <draw:custom-shape draw:style-name="gr92" draw:text-style-name="P17" draw:id="id97" draw:layer="layout" svg:width="5.635cm" svg:height="0.57cm" svg:x="8.043cm" svg:y="8.13cm">
          <draw:glue-point draw:id="4" svg:x="-3.691cm" svg:y="5.456cm"/>
          <draw:glue-point draw:id="5" svg:x="4.196cm" svg:y="5.456cm"/>
          <text:p text:style-name="P2"><text:span text:style-name="T9">Output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7" draw:id="id96" draw:layer="layout" svg:width="5.635cm" svg:height="0.57cm" svg:x="8.043cm" svg:y="3.68cm">
          <draw:glue-point draw:id="4" svg:x="4.196cm" svg:y="-5.456cm"/>
          <draw:glue-point draw:id="5" svg:x="-3.691cm" svg:y="-5.456cm"/>
          <text:p text:style-name="P2"><text:span text:style-name="T9">Input ports</text:span></text:p>
          <draw:enhanced-geometry svg:viewBox="0 0 21600 21600" draw:type="rectangle" draw:enhanced-path="M 0 0 L 21600 0 21600 21600 0 21600 0 0 Z N"/>
        </draw:custom-shape>
        <draw:custom-shape draw:style-name="gr92" draw:text-style-name="P17" draw:id="id102" draw:layer="layout" svg:width="3.81cm" svg:height="1.198cm" draw:transform="rotate (1.5707963267946) translate (15.377cm 8.06cm)">
          <text:p text:style-name="P2"><text:span text:style-name="T9">Configuration</text:span></text:p>
          <text:p text:style-name="P2"><text:span text:style-name="T9">ports</text:span></text:p>
          <draw:enhanced-geometry svg:viewBox="0 0 21600 21600" draw:type="rectangle" draw:enhanced-path="M 0 0 L 21600 0 21600 21600 0 21600 0 0 Z N"/>
        </draw:custom-shape>
        <draw:custom-shape draw:style-name="gr92" draw:text-style-name="P17" draw:id="id104" draw:layer="layout" svg:width="9.525cm" svg:height="1.27cm" svg:x="7.048cm" svg:y="11.6cm">
          <text:p text:style-name="P2"><text:span text:style-name="T9">System bu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95" draw:layer="layout" svg:width="3.175cm" svg:height="3.175cm" svg:x="2.025cm" svg:y="4.603cm">
          <text:p text:style-name="P3">Block SW </text:p>
          <text:p text:style-name="P3">Interface</text:p>
          <draw:enhanced-geometry svg:viewBox="0 0 21600 21600" draw:type="rectangle" draw:enhanced-path="M 0 0 L 21600 0 21600 21600 0 21600 0 0 Z N"/>
        </draw:custom-shape>
        <draw:custom-shape draw:style-name="gr3" draw:text-style-name="P19" draw:id="id98" draw:layer="layout" svg:width="1.905cm" svg:height="0.635cm" svg:x="7.81cm" svg:y="1.655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99" draw:layer="layout" svg:width="1.905cm" svg:height="0.635cm" svg:x="12.255cm" svg:y="1.655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612cm" svg:y1="4.603cm" svg:x2="10.86cm" svg:y2="3.68cm" draw:start-shape="id95" draw:start-glue-point="0" draw:end-shape="id96" draw:end-glue-point="0" svg:d="m3612 4603v-1451h7248v528">
          <text:p/>
        </draw:connector>
        <draw:connector draw:style-name="gr6" draw:text-style-name="P3" draw:layer="layout" svg:x1="10.86cm" svg:y1="8.7cm" svg:x2="3.612cm" svg:y2="7.778cm" draw:start-shape="id97" draw:start-glue-point="2" draw:end-shape="id95" svg:d="m10860 8700v528h-7248v-1450">
          <text:p/>
        </draw:connector>
        <draw:connector draw:style-name="gr6" draw:text-style-name="P3" draw:layer="layout" svg:x1="8.762cm" svg:y1="2.29cm" svg:x2="8.772cm" svg:y2="3.68cm" draw:start-shape="id98" draw:start-glue-point="2" svg:d="m8762 2290v958h10v432">
          <text:p/>
        </draw:connector>
        <draw:connector draw:style-name="gr6" draw:text-style-name="P3" draw:layer="layout" svg:x1="13.207cm" svg:y1="2.29cm" svg:x2="13.216cm" svg:y2="3.68cm" draw:start-shape="id99" draw:start-glue-point="2" svg:d="m13207 2290v958h9v432">
          <text:p/>
        </draw:connector>
        <draw:custom-shape draw:style-name="gr3" draw:text-style-name="P19" draw:id="id100" draw:layer="layout" svg:width="1.905cm" svg:height="0.635cm" svg:x="7.81cm" svg:y="10.056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101" draw:layer="layout" svg:width="1.905cm" svg:height="0.635cm" svg:x="12.255cm" svg:y="10.056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767cm" svg:y1="8.7cm" svg:x2="8.762cm" svg:y2="10.056cm" draw:end-shape="id100" draw:end-glue-point="0" svg:d="m8767 8700v415h-5v941">
          <text:p/>
        </draw:connector>
        <draw:connector draw:style-name="gr6" draw:text-style-name="P3" draw:layer="layout" svg:x1="13.212cm" svg:y1="8.7cm" svg:x2="13.207cm" svg:y2="10.056cm" draw:end-shape="id101" draw:end-glue-point="0" svg:d="m13212 8700v415h-5v941">
          <text:p/>
        </draw:connector>
        <draw:connector draw:style-name="gr97" draw:text-style-name="P3" draw:layer="layout" svg:x1="16.575cm" svg:y1="6.155cm" svg:x2="18.36cm" svg:y2="6.155cm" draw:start-shape="id102" draw:start-glue-point="1" draw:end-shape="id103" draw:end-glue-point="3" svg:d="m16575 6155h1785">
          <text:p/>
        </draw:connector>
        <draw:connector draw:style-name="gr97" draw:text-style-name="P3" draw:layer="layout" svg:x1="16.573cm" svg:y1="12.235cm" svg:x2="19.761cm" svg:y2="7.412cm" draw:start-shape="id104" draw:start-glue-point="1" draw:end-shape="id103" draw:end-glue-point="2" svg:d="m16573 12235h3188v-4823">
          <text:p/>
        </draw:connector>
        <draw:connector draw:style-name="gr97" draw:text-style-name="P3" draw:layer="layout" svg:x1="7.048cm" svg:y1="12.235cm" svg:x2="5.2cm" svg:y2="6.19cm" draw:start-shape="id104" draw:start-glue-point="3" draw:end-shape="id95" draw:end-glue-point="1" svg:d="m7048 12235h-925v-6045h-923">
          <text:p/>
        </draw:connector>
        <draw:line draw:style-name="gr114" draw:text-style-name="P3" draw:layer="layout" svg:x1="11.256cm" svg:y1="1.991cm" svg:x2="10.57cm" svg:y2="1.991cm">
          <text:p/>
        </draw:line>
        <draw:line draw:style-name="gr114" draw:text-style-name="P3" draw:layer="layout" svg:x1="11.256cm" svg:y1="10.391cm" svg:x2="10.57cm" svg:y2="10.391cm">
          <text:p/>
        </draw:line>
        <draw:g>
          <draw:custom-shape draw:style-name="gr120" draw:text-style-name="P3" draw:layer="layout" svg:width="0.863cm" svg:height="0.285cm" svg:x="39.66cm" svg:y="22.633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863cm" svg:height="0.285cm" svg:x="39.66cm" svg:y="23.134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863cm" svg:height="0.285cm" svg:x="39.66cm" svg:y="23.63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863cm" svg:height="0.285cm" svg:x="40.763cm" svg:y="23.63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863cm" svg:height="0.285cm" svg:x="40.764cm" svg:y="23.134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863cm" svg:height="0.285cm" svg:x="40.765cm" svg:y="22.633cm">
            <text:p/>
            <draw:enhanced-geometry svg:viewBox="0 0 21600 21600" draw:type="rectangle" draw:enhanced-path="M 0 0 L 21600 0 21600 21600 0 21600 0 0 Z N"/>
          </draw:custom-shape>
        </draw:g>
        <draw:custom-shape draw:style-name="gr95" draw:text-style-name="P18" draw:id="id113" draw:layer="layout" svg:width="2.802cm" svg:height="2.514cm" svg:x="39.21cm" svg:y="21.513cm">
          <text:p/>
          <draw:enhanced-geometry svg:viewBox="0 0 21600 21600" draw:type="rectangle" draw:enhanced-path="M 0 0 L 21600 0 21600 21600 0 21600 0 0 Z N"/>
        </draw:custom-shape>
        <draw:frame draw:style-name="gr96" draw:text-style-name="P19" draw:layer="layout" svg:width="3.129cm" svg:height="1.299cm" svg:x="39.041cm" svg:y="21.447cm">
          <draw:text-box>
            <text:p text:style-name="P2"><text:span text:style-name="T13">Configuration</text:span></text:p>
            <text:p text:style-name="P2"><text:span text:style-name="T13">registers</text:span></text:p>
          </draw:text-box>
        </draw:frame>
        <draw:custom-shape draw:style-name="gr3" draw:text-style-name="P3" draw:layer="layout" svg:width="9.525cm" svg:height="5.02cm" svg:x="27.898cm" svg:y="20.295cm">
          <text:p text:style-name="P21"><text:s text:c="4"/>Interconnect structure</text:p>
          <draw:enhanced-geometry svg:viewBox="0 0 21600 21600" draw:type="rectangle" draw:enhanced-path="M 0 0 L 21600 0 21600 21600 0 21600 0 0 Z N"/>
        </draw:custom-shape>
        <draw:custom-shape draw:style-name="gr121" draw:text-style-name="P17" draw:id="id107" draw:layer="layout" svg:width="5.635cm" svg:height="0.57cm" svg:x="28.893cm" svg:y="24.745cm">
          <draw:glue-point draw:id="4" svg:x="-3.691cm" svg:y="5.456cm"/>
          <draw:glue-point draw:id="5" svg:x="4.196cm" svg:y="5.456cm"/>
          <text:p text:style-name="P2"><text:span text:style-name="T9">Output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7" draw:id="id106" draw:layer="layout" svg:width="5.635cm" svg:height="0.57cm" svg:x="28.893cm" svg:y="20.295cm">
          <draw:glue-point draw:id="4" svg:x="4.196cm" svg:y="-5.456cm"/>
          <draw:glue-point draw:id="5" svg:x="-3.691cm" svg:y="-5.456cm"/>
          <text:p text:style-name="P2"><text:span text:style-name="T9">Input ports</text:span></text:p>
          <draw:enhanced-geometry svg:viewBox="0 0 21600 21600" draw:type="rectangle" draw:enhanced-path="M 0 0 L 21600 0 21600 21600 0 21600 0 0 Z N"/>
        </draw:custom-shape>
        <draw:custom-shape draw:style-name="gr121" draw:text-style-name="P17" draw:id="id112" draw:layer="layout" svg:width="3.81cm" svg:height="1.198cm" draw:transform="rotate (1.5707963267946) translate (36.227cm 24.675cm)">
          <text:p text:style-name="P2"><text:span text:style-name="T9">Configuration</text:span></text:p>
          <text:p text:style-name="P2"><text:span text:style-name="T9">ports</text:span></text:p>
          <draw:enhanced-geometry svg:viewBox="0 0 21600 21600" draw:type="rectangle" draw:enhanced-path="M 0 0 L 21600 0 21600 21600 0 21600 0 0 Z N"/>
        </draw:custom-shape>
        <draw:custom-shape draw:style-name="gr122" draw:text-style-name="P17" draw:id="id114" draw:layer="layout" svg:width="9.525cm" svg:height="1.27cm" svg:x="27.898cm" svg:y="28.215cm">
          <text:p text:style-name="P2"><text:span text:style-name="T9">System bu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05" draw:layer="layout" svg:width="3.175cm" svg:height="3.175cm" svg:x="22.875cm" svg:y="21.218cm">
          <text:p text:style-name="P3">Block SW </text:p>
          <text:p text:style-name="P3">Interface</text:p>
          <draw:enhanced-geometry svg:viewBox="0 0 21600 21600" draw:type="rectangle" draw:enhanced-path="M 0 0 L 21600 0 21600 21600 0 21600 0 0 Z N"/>
        </draw:custom-shape>
        <draw:custom-shape draw:style-name="gr3" draw:text-style-name="P19" draw:id="id108" draw:layer="layout" svg:width="1.905cm" svg:height="0.635cm" svg:x="28.66cm" svg:y="18.27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109" draw:layer="layout" svg:width="1.905cm" svg:height="0.635cm" svg:x="33.105cm" svg:y="18.27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4.462cm" svg:y1="21.218cm" svg:x2="31.71cm" svg:y2="20.295cm" draw:start-shape="id105" draw:start-glue-point="0" draw:end-shape="id106" draw:end-glue-point="0" svg:d="m24462 21218v-1451h7248v528">
          <text:p/>
        </draw:connector>
        <draw:connector draw:style-name="gr6" draw:text-style-name="P3" draw:layer="layout" svg:x1="31.71cm" svg:y1="25.315cm" svg:x2="24.462cm" svg:y2="24.393cm" draw:start-shape="id107" draw:start-glue-point="2" draw:end-shape="id105" svg:d="m31710 25315v528h-7248v-1450">
          <text:p/>
        </draw:connector>
        <draw:connector draw:style-name="gr6" draw:text-style-name="P3" draw:layer="layout" svg:x1="29.612cm" svg:y1="18.905cm" svg:x2="29.622cm" svg:y2="20.295cm" draw:start-shape="id108" draw:start-glue-point="2" svg:d="m29612 18905v958h10v432">
          <text:p/>
        </draw:connector>
        <draw:connector draw:style-name="gr6" draw:text-style-name="P3" draw:layer="layout" svg:x1="34.057cm" svg:y1="18.905cm" svg:x2="34.066cm" svg:y2="20.295cm" draw:start-shape="id109" draw:start-glue-point="2" svg:d="m34057 18905v958h9v432">
          <text:p/>
        </draw:connector>
        <draw:custom-shape draw:style-name="gr3" draw:text-style-name="P19" draw:id="id110" draw:layer="layout" svg:width="1.905cm" svg:height="0.635cm" svg:x="28.66cm" svg:y="26.671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111" draw:layer="layout" svg:width="1.905cm" svg:height="0.635cm" svg:x="33.105cm" svg:y="26.671cm">
          <text:p text:style-name="P3"><text:span text:style-name="T13">HW blo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9.617cm" svg:y1="25.315cm" svg:x2="29.612cm" svg:y2="26.671cm" draw:end-shape="id110" draw:end-glue-point="0" svg:d="m29617 25315v415h-5v941">
          <text:p/>
        </draw:connector>
        <draw:connector draw:style-name="gr6" draw:text-style-name="P3" draw:layer="layout" svg:x1="34.062cm" svg:y1="25.315cm" svg:x2="34.057cm" svg:y2="26.671cm" draw:end-shape="id111" draw:end-glue-point="0" svg:d="m34062 25315v415h-5v941">
          <text:p/>
        </draw:connector>
        <draw:connector draw:style-name="gr97" draw:text-style-name="P3" draw:layer="layout" svg:x1="37.425cm" svg:y1="22.77cm" svg:x2="39.21cm" svg:y2="22.77cm" draw:start-shape="id112" draw:start-glue-point="1" draw:end-shape="id113" draw:end-glue-point="3" svg:d="m37425 22770h1785">
          <text:p/>
        </draw:connector>
        <draw:connector draw:style-name="gr97" draw:text-style-name="P3" draw:layer="layout" svg:x1="37.423cm" svg:y1="28.85cm" svg:x2="40.611cm" svg:y2="24.027cm" draw:start-shape="id114" draw:start-glue-point="1" draw:end-shape="id113" draw:end-glue-point="2" svg:d="m37423 28850h3188v-4823">
          <text:p/>
        </draw:connector>
        <draw:connector draw:style-name="gr97" draw:text-style-name="P3" draw:layer="layout" svg:x1="27.898cm" svg:y1="28.85cm" svg:x2="26.05cm" svg:y2="22.805cm" draw:start-shape="id114" draw:start-glue-point="3" draw:end-shape="id105" draw:end-glue-point="1" svg:d="m27898 28850h-925v-6045h-923">
          <text:p/>
        </draw:connector>
        <draw:line draw:style-name="gr114" draw:text-style-name="P3" draw:layer="layout" svg:x1="32.106cm" svg:y1="18.606cm" svg:x2="31.42cm" svg:y2="18.606cm">
          <text:p/>
        </draw:line>
        <draw:line draw:style-name="gr114" draw:text-style-name="P3" draw:layer="layout" svg:x1="32.106cm" svg:y1="27.006cm" svg:x2="31.42cm" svg:y2="27.006cm">
          <text:p/>
        </draw:line>
        <draw:custom-shape draw:style-name="gr123" draw:text-style-name="P3" draw:layer="layout" svg:width="8.255cm" svg:height="8.255cm" svg:x="28.565cm" svg:y="4.81cm">
          <text:p text:style-name="P3"/>
          <draw:enhanced-geometry svg:viewBox="0 0 21600 21600" draw:type="rectangle" draw:enhanced-path="M 0 0 L 21600 0 21600 21600 0 21600 0 0 Z N"/>
        </draw:custom-shape>
        <draw:frame draw:style-name="gr71" draw:id="id117" draw:layer="layout" svg:width="4.13cm" svg:height="0.962cm" svg:x="28.435cm" svg:y="5.83cm">
          <draw:text-box>
            <text:p>write request</text:p>
          </draw:text-box>
        </draw:frame>
        <draw:frame draw:style-name="gr71" draw:id="id116" draw:layer="layout" svg:width="3.249cm" svg:height="0.962cm" svg:x="28.435cm" svg:y="8.385cm">
          <draw:text-box>
            <text:p>write data</text:p>
          </draw:text-box>
        </draw:frame>
        <draw:frame draw:style-name="gr71" draw:id="id115" draw:layer="layout" svg:width="2.335cm" svg:height="0.962cm" svg:x="28.435cm" svg:y="11.03cm">
          <draw:text-box>
            <text:p>fifo full</text:p>
          </draw:text-box>
        </draw:frame>
        <draw:frame draw:style-name="gr71" draw:id="id120" draw:layer="layout" svg:width="4.058cm" svg:height="0.962cm" svg:x="32.861cm" svg:y="5.83cm">
          <draw:text-box>
            <text:p>read request</text:p>
          </draw:text-box>
        </draw:frame>
        <draw:frame draw:style-name="gr71" draw:id="id119" draw:layer="layout" svg:width="3.529cm" svg:height="0.962cm" svg:x="33.39cm" svg:y="8.385cm">
          <draw:text-box>
            <text:p>read ready</text:p>
          </draw:text-box>
        </draw:frame>
        <draw:frame draw:style-name="gr71" draw:id="id118" draw:layer="layout" svg:width="3.177cm" svg:height="0.962cm" svg:x="33.742cm" svg:y="11.03cm">
          <draw:text-box>
            <text:p>read data</text:p>
          </draw:text-box>
        </draw:frame>
        <draw:connector draw:style-name="gr6" draw:text-style-name="P3" draw:layer="layout" svg:x1="26.565cm" svg:y1="11.511cm" svg:x2="28.435cm" svg:y2="11.511cm" draw:end-shape="id115" draw:end-glue-point="3" svg:d="m26565 11511h1870">
          <text:p/>
        </draw:connector>
        <draw:connector draw:style-name="gr67" draw:text-style-name="P3" draw:layer="layout" svg:x1="28.435cm" svg:y1="8.866cm" svg:x2="26.565cm" svg:y2="8.866cm" draw:start-shape="id116" draw:start-glue-point="3" svg:d="m28435 8866h-1870">
          <text:p/>
        </draw:connector>
        <draw:connector draw:style-name="gr6" draw:text-style-name="P3" draw:layer="layout" svg:x1="28.435cm" svg:y1="6.311cm" svg:x2="26.565cm" svg:y2="6.311cm" draw:start-shape="id117" draw:start-glue-point="3" svg:d="m28435 6311h-1870">
          <text:p/>
        </draw:connector>
        <draw:connector draw:style-name="gr67" draw:text-style-name="P3" draw:layer="layout" svg:x1="38.861cm" svg:y1="11.511cm" svg:x2="36.919cm" svg:y2="11.511cm" draw:end-shape="id118" draw:end-glue-point="1" svg:d="m38861 11511h-1942">
          <text:p/>
        </draw:connector>
        <draw:connector draw:style-name="gr6" draw:text-style-name="P3" draw:layer="layout" svg:x1="38.861cm" svg:y1="8.866cm" svg:x2="36.919cm" svg:y2="8.866cm" draw:end-shape="id119" draw:end-glue-point="1" svg:d="m38861 8866h-1942">
          <text:p/>
        </draw:connector>
        <draw:connector draw:style-name="gr6" draw:text-style-name="P3" draw:layer="layout" svg:x1="36.919cm" svg:y1="6.311cm" svg:x2="38.861cm" svg:y2="6.311cm" draw:start-shape="id120" draw:start-glue-point="1" svg:d="m36919 6311h1942">
          <text:p/>
        </draw:connector>
      </draw:page>
      <draw:page draw:name="Arch_Tests" draw:style-name="dp1" draw:master-page-name="Default">
        <office:forms form:automatic-focus="false" form:apply-design-mode="false"/>
        <draw:g>
          <draw:custom-shape draw:style-name="gr124" draw:text-style-name="P24" draw:id="id121" draw:layer="layout" svg:width="3.503cm" svg:height="3.339cm" svg:x="8.949cm" svg:y="2.919cm">
            <text:p text:style-name="P6"><text:span text:style-name="T14">Timestamp</text:span></text:p>
            <text:p text:style-name="P6"><text:span text:style-name="T14">source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5" draw:text-style-name="P24" draw:id="id125" draw:layer="layout" svg:width="3.503cm" svg:height="3.339cm" svg:x="29.113cm" svg:y="2.919cm">
            <text:p text:style-name="P6"><text:span text:style-name="T14">Timestamp</text:span></text:p>
            <text:p text:style-name="P6"><text:span text:style-name="T14">sin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6" draw:text-style-name="P24" draw:id="id122" draw:layer="layout" svg:width="3.503cm" svg:height="3.339cm" svg:x="13.98cm" svg:y="2.919cm">
            <text:p text:style-name="P6"><text:span text:style-name="T14">Dummy </text:span></text:p>
            <text:p text:style-name="P6"><text:span text:style-name="T14">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7" draw:text-style-name="P24" draw:id="id123" draw:layer="layout" svg:width="3.503cm" svg:height="3.339cm" svg:x="18.936cm" svg:y="2.919cm">
            <text:p text:style-name="P6"><text:span text:style-name="T14">. . . .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8" draw:text-style-name="P24" draw:id="id124" draw:layer="layout" svg:width="3.503cm" svg:height="3.339cm" svg:x="24.048cm" svg:y="2.919cm">
            <text:p text:style-name="P6"><text:span text:style-name="T14">Dummy</text:span></text:p>
            <text:p text:style-name="P6"><text:span text:style-name="T14">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29" draw:text-style-name="P24" draw:layer="layout" draw:type="line" svg:x1="12.45cm" svg:y1="4.587cm" svg:x2="13.98cm" svg:y2="4.587cm" draw:start-shape="id121" draw:start-glue-point="10" draw:end-shape="id122" draw:end-glue-point="6" svg:d="m12450 4587h1530">
            <text:p/>
          </draw:connector>
          <draw:connector draw:style-name="gr130" draw:text-style-name="P24" draw:layer="layout" draw:type="line" svg:x1="17.481cm" svg:y1="4.587cm" svg:x2="18.936cm" svg:y2="4.588cm" draw:start-shape="id122" draw:start-glue-point="10" draw:end-shape="id123" draw:end-glue-point="3" svg:d="m17481 4587 1455 1">
            <text:p/>
          </draw:connector>
          <draw:connector draw:style-name="gr131" draw:text-style-name="P24" draw:layer="layout" draw:type="line" svg:x1="22.439cm" svg:y1="4.588cm" svg:x2="24.048cm" svg:y2="4.587cm" draw:start-shape="id123" draw:start-glue-point="1" draw:end-shape="id124" draw:end-glue-point="6" svg:d="m22439 4588 1609-1">
            <text:p/>
          </draw:connector>
          <draw:connector draw:style-name="gr132" draw:text-style-name="P24" draw:layer="layout" draw:type="line" svg:x1="27.549cm" svg:y1="4.587cm" svg:x2="29.113cm" svg:y2="4.587cm" draw:start-shape="id124" draw:start-glue-point="10" draw:end-shape="id125" draw:end-glue-point="6" svg:d="m27549 4587h1564">
            <text:p/>
          </draw:connector>
        </draw:g>
        <draw:g>
          <draw:custom-shape draw:style-name="gr133" draw:text-style-name="P24" draw:id="id126" draw:layer="layout" svg:width="3.503cm" svg:height="3.339cm" svg:x="8.905cm" svg:y="10.288cm">
            <text:p text:style-name="P6"><text:span text:style-name="T14">Timestamp</text:span></text:p>
            <text:p text:style-name="P6"><text:span text:style-name="T14">source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4" draw:text-style-name="P24" draw:id="id129" draw:layer="layout" svg:width="3.503cm" svg:height="3.339cm" svg:x="29.156cm" svg:y="10.288cm">
            <text:p text:style-name="P6"><text:span text:style-name="T14">Timestamp</text:span></text:p>
            <text:p text:style-name="P6"><text:span text:style-name="T14">sin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5" draw:text-style-name="P24" draw:id="id131" draw:layer="layout" svg:width="3.503cm" svg:height="3.339cm" svg:x="18.846cm" svg:y="6.641cm">
            <text:p text:style-name="P6"><text:span text:style-name="T14">Dummy</text:span></text:p>
            <text:p text:style-name="P6"><text:span text:style-name="T14">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36" draw:text-style-name="P24" draw:layer="layout" draw:type="line" svg:x1="12.406cm" svg:y1="11.956cm" svg:x2="13.854cm" svg:y2="11.956cm" draw:start-shape="id126" draw:start-glue-point="10" draw:end-shape="id127" draw:end-glue-point="6" svg:d="m12406 11956h1448">
            <text:p/>
          </draw:connector>
          <draw:connector draw:style-name="gr137" draw:text-style-name="P24" draw:layer="layout" draw:type="line" svg:x1="27.691cm" svg:y1="11.956cm" svg:x2="29.156cm" svg:y2="11.956cm" draw:start-shape="id128" draw:start-glue-point="10" draw:end-shape="id129" draw:end-glue-point="6" svg:d="m27691 11956h1465">
            <text:p/>
          </draw:connector>
          <draw:custom-shape draw:style-name="gr138" draw:text-style-name="P24" draw:id="id127" draw:layer="layout" svg:width="3.503cm" svg:height="3.339cm" svg:x="13.854cm" svg:y="10.288cm">
            <text:p text:style-name="P6"><text:span text:style-name="T14">Fork 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9" draw:text-style-name="P24" draw:id="id128" draw:layer="layout" svg:width="3.503cm" svg:height="3.339cm" svg:x="24.19cm" svg:y="10.288cm">
            <text:p text:style-name="P6"><text:span text:style-name="T14">Join 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0" draw:text-style-name="P24" draw:id="id130" draw:layer="layout" svg:width="3.503cm" svg:height="3.339cm" svg:x="18.847cm" svg:y="13.972cm">
            <text:p text:style-name="P6"><text:span text:style-name="T14">Dummy</text:span></text:p>
            <text:p text:style-name="P6"><text:span text:style-name="T14">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41" draw:text-style-name="P24" draw:layer="layout" draw:type="line" svg:x1="22.348cm" svg:y1="15.64cm" svg:x2="24.701cm" svg:y2="13.137cm" draw:start-shape="id130" draw:start-glue-point="10" draw:end-shape="id128" draw:end-glue-point="7" svg:d="m22348 15640 2353-2503">
            <text:p/>
          </draw:connector>
          <draw:custom-shape draw:style-name="gr142" draw:text-style-name="P24" draw:id="id132" draw:layer="layout" svg:width="3.503cm" svg:height="3.339cm" svg:x="18.899cm" svg:y="10.288cm">
            <text:p text:style-name="P6"><text:span text:style-name="T14">.</text:span></text:p>
            <text:p text:style-name="P6"><text:span text:style-name="T14">.</text:span></text:p>
            <text:p text:style-name="P6"><text:span text:style-name="T14">.</text:span></text:p>
            <text:p text:style-name="P6"><text:span text:style-name="T14">.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43" draw:text-style-name="P24" draw:layer="layout" draw:type="line" svg:x1="16.843cm" svg:y1="10.775cm" svg:x2="18.846cm" svg:y2="8.309cm" draw:start-shape="id127" draw:start-glue-point="11" draw:end-shape="id131" draw:end-glue-point="6" svg:d="m16843 10775 2003-2466">
            <text:p/>
          </draw:connector>
          <draw:connector draw:style-name="gr144" draw:text-style-name="P24" draw:layer="layout" draw:type="line" svg:x1="16.843cm" svg:y1="13.137cm" svg:x2="18.847cm" svg:y2="15.64cm" draw:start-shape="id127" draw:start-glue-point="9" draw:end-shape="id130" draw:end-glue-point="6" svg:d="m16843 13137 2004 2503">
            <text:p/>
          </draw:connector>
          <draw:connector draw:style-name="gr145" draw:text-style-name="P24" draw:layer="layout" draw:type="line" svg:x1="22.347cm" svg:y1="8.309cm" svg:x2="24.701cm" svg:y2="10.775cm" draw:start-shape="id131" draw:start-glue-point="10" draw:end-shape="id128" draw:end-glue-point="5" svg:d="m22347 8309 2354 2466">
            <text:p/>
          </draw:connector>
          <draw:connector draw:style-name="gr146" draw:text-style-name="P24" draw:layer="layout" draw:type="line" svg:x1="17.355cm" svg:y1="11.956cm" svg:x2="18.899cm" svg:y2="11.957cm" draw:start-shape="id127" draw:start-glue-point="10" draw:end-shape="id132" draw:end-glue-point="3" svg:d="m17355 11956 1544 1">
            <text:p/>
          </draw:connector>
          <draw:connector draw:style-name="gr147" draw:text-style-name="P24" draw:layer="layout" draw:type="line" svg:x1="22.402cm" svg:y1="11.957cm" svg:x2="24.19cm" svg:y2="11.956cm" draw:start-shape="id132" draw:start-glue-point="1" draw:end-shape="id128" draw:end-glue-point="6" svg:d="m22402 11957 1788-1">
            <text:p/>
          </draw:connector>
        </draw:g>
        <draw:g>
          <draw:custom-shape draw:style-name="gr148" draw:text-style-name="P24" draw:id="id133" draw:layer="layout" svg:width="3.503cm" svg:height="3.339cm" svg:x="6.955cm" svg:y="18.829cm">
            <text:p text:style-name="P6"><text:span text:style-name="T14">Timestamp</text:span></text:p>
            <text:p text:style-name="P6"><text:span text:style-name="T14">source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9" draw:text-style-name="P24" draw:id="id136" draw:layer="layout" svg:width="3.503cm" svg:height="3.339cm" svg:x="31.106cm" svg:y="18.829cm">
            <text:p text:style-name="P6"><text:span text:style-name="T14">Timestamp</text:span></text:p>
            <text:p text:style-name="P6"><text:span text:style-name="T14">sin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50" draw:text-style-name="P24" draw:layer="layout" draw:type="line" svg:x1="10.456cm" svg:y1="20.497cm" svg:x2="11.904cm" svg:y2="20.497cm" draw:start-shape="id133" draw:start-glue-point="10" draw:end-shape="id134" draw:end-glue-point="6" svg:d="m10456 20497h1448">
            <text:p/>
          </draw:connector>
          <draw:connector draw:style-name="gr151" draw:text-style-name="P24" draw:layer="layout" draw:type="line" svg:x1="29.641cm" svg:y1="20.497cm" svg:x2="31.106cm" svg:y2="20.497cm" draw:start-shape="id135" draw:start-glue-point="10" draw:end-shape="id136" draw:end-glue-point="6" svg:d="m29641 20497h1465">
            <text:p/>
          </draw:connector>
          <draw:custom-shape draw:style-name="gr152" draw:text-style-name="P24" draw:id="id134" draw:layer="layout" svg:width="3.503cm" svg:height="3.339cm" svg:x="11.904cm" svg:y="18.829cm">
            <text:p text:style-name="P6"><text:span text:style-name="T14">Fork 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53" draw:text-style-name="P24" draw:id="id135" draw:layer="layout" svg:width="3.503cm" svg:height="3.339cm" svg:x="26.14cm" svg:y="18.829cm">
            <text:p text:style-name="P6"><text:span text:style-name="T14">Join 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54" draw:text-style-name="P24" draw:id="id137" draw:layer="layout" svg:width="5.066cm" svg:height="5.037cm" svg:x="18.349cm" svg:y="17.929cm">
            <text:p text:style-name="P6"><text:span text:style-name="T14">Dummy</text:span></text:p>
            <text:p text:style-name="P6"><text:span text:style-name="T14">block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155" draw:text-style-name="P24" draw:layer="layout" draw:type="line" svg:x1="15.405cm" svg:y1="20.497cm" svg:x2="18.349cm" svg:y2="20.447cm" draw:start-shape="id134" draw:start-glue-point="10" draw:end-shape="id137" draw:end-glue-point="6" svg:d="m15405 20497 2944-50">
            <text:p/>
          </draw:connector>
          <draw:connector draw:style-name="gr156" draw:text-style-name="P24" draw:layer="layout" draw:type="line" svg:x1="23.415cm" svg:y1="20.447cm" svg:x2="26.14cm" svg:y2="20.498cm" draw:start-shape="id137" draw:start-glue-point="10" draw:end-shape="id135" svg:d="m23415 20447 2725 51">
            <text:p/>
          </draw:connector>
          <draw:connector draw:style-name="gr157" draw:text-style-name="P24" draw:layer="layout" draw:type="line" svg:x1="14.893cm" svg:y1="19.316cm" svg:x2="19.089cm" svg:y2="18.665cm" draw:start-shape="id134" draw:start-glue-point="11" draw:end-shape="id137" draw:end-glue-point="5" svg:d="m14893 19316 4196-651">
            <text:p/>
          </draw:connector>
          <draw:connector draw:style-name="gr158" draw:text-style-name="P24" draw:layer="layout" draw:type="line" svg:x1="14.893cm" svg:y1="21.678cm" svg:x2="19.089cm" svg:y2="22.228cm" draw:start-shape="id134" draw:start-glue-point="9" draw:end-shape="id137" draw:end-glue-point="7" svg:d="m14893 21678 4196 550">
            <text:p/>
          </draw:connector>
          <draw:connector draw:style-name="gr159" draw:text-style-name="P24" draw:layer="layout" draw:type="line" svg:x1="22.672cm" svg:y1="18.665cm" svg:x2="26.651cm" svg:y2="19.316cm" draw:start-shape="id137" draw:start-glue-point="11" draw:end-shape="id135" draw:end-glue-point="5" svg:d="m22672 18665 3979 651">
            <text:p/>
          </draw:connector>
          <draw:connector draw:style-name="gr160" draw:text-style-name="P24" draw:layer="layout" draw:type="line" svg:x1="22.672cm" svg:y1="22.228cm" svg:x2="26.651cm" svg:y2="21.678cm" draw:start-shape="id137" draw:start-glue-point="9" draw:end-shape="id135" draw:end-glue-point="7" svg:d="m22672 22228 3979-550">
            <text:p/>
          </draw:connector>
        </draw:g>
      </draw:page>
      <draw:page draw:name="Analysis" draw:style-name="dp1" draw:master-page-name="Default">
        <office:forms form:automatic-focus="false" form:apply-design-mode="false"/>
        <draw:custom-shape draw:style-name="gr123" draw:text-style-name="P25" draw:id="id142" draw:layer="layout" svg:width="5.08cm" svg:height="3.175cm" svg:x="6.98cm" svg:y="13.845cm">
          <text:p text:style-name="P3"><text:span text:style-name="T16">Pre-demod</text:span></text:p>
          <text:p text:style-name="P3"><text:span text:style-name="T16">Filter</text:span></text:p>
          <draw:enhanced-geometry svg:viewBox="0 0 21600 21600" draw:type="rectangle" draw:enhanced-path="M 0 0 L 21600 0 21600 21600 0 21600 0 0 Z N"/>
        </draw:custom-shape>
        <draw:g draw:id="id143">
          <draw:custom-shape draw:style-name="gr161" draw:text-style-name="P3" draw:layer="layout" svg:width="11.5cm" svg:height="7.185cm" svg:x="14.7cm" svg:y="11.84cm">
            <text:p/>
            <draw:enhanced-geometry svg:viewBox="0 0 21600 21600" draw:type="rectangle" draw:enhanced-path="M 0 0 L 21600 0 21600 21600 0 21600 0 0 Z N"/>
          </draw:custom-shape>
          <draw:g>
            <draw:line draw:style-name="gr162" draw:text-style-name="P3" draw:layer="layout" svg:x1="20.45cm" svg:y1="15.215cm" svg:x2="20.45cm" svg:y2="17.12cm">
              <text:p/>
            </draw:line>
            <draw:g>
              <draw:custom-shape draw:style-name="gr4" draw:text-style-name="P3" draw:id="id138" draw:layer="layout" svg:width="2.27cm" svg:height="1.27cm" svg:x="15.405cm" svg:y="13.745cm">
                <text:p/>
                <draw:enhanced-geometry svg:viewBox="0 0 21600 21600" draw:type="rectangle" draw:enhanced-path="M 0 0 L 21600 0 21600 21600 0 21600 0 0 Z N"/>
              </draw:custom-shape>
              <draw:line draw:style-name="gr162" draw:text-style-name="P3" draw:layer="layout" svg:x1="19.615cm" svg:y1="14.38cm" svg:x2="21.52cm" svg:y2="14.38cm">
                <text:p/>
              </draw:line>
              <draw:custom-shape draw:style-name="gr4" draw:text-style-name="P3" draw:id="id139" draw:layer="layout" svg:width="2.27cm" svg:height="1.27cm" svg:x="23.105cm" svg:y="13.745cm">
                <text:p/>
                <draw:enhanced-geometry svg:viewBox="0 0 21600 21600" draw:type="rectangle" draw:enhanced-path="M 0 0 L 21600 0 21600 21600 0 21600 0 0 Z N"/>
              </draw:custom-shape>
              <draw:connector draw:style-name="gr6" draw:text-style-name="P3" draw:layer="layout" svg:x1="17.675cm" svg:y1="14.38cm" svg:x2="19.305cm" svg:y2="14.38cm" draw:start-shape="id138" draw:start-glue-point="1" svg:d="m17675 14380h1630">
                <text:p/>
              </draw:connector>
              <draw:connector draw:style-name="gr6" draw:text-style-name="P3" draw:layer="layout" svg:x1="21.575cm" svg:y1="14.38cm" svg:x2="23.105cm" svg:y2="14.38cm" draw:end-shape="id139" draw:end-glue-point="3" svg:d="m21575 14380h1530">
                <text:p/>
              </draw:connector>
            </draw:g>
            <draw:g>
              <draw:custom-shape draw:style-name="gr4" draw:text-style-name="P3" draw:id="id140" draw:layer="layout" svg:width="2.27cm" svg:height="1.27cm" svg:x="15.405cm" svg:y="16.945cm">
                <text:p/>
                <draw:enhanced-geometry svg:viewBox="0 0 21600 21600" draw:type="rectangle" draw:enhanced-path="M 0 0 L 21600 0 21600 21600 0 21600 0 0 Z N"/>
              </draw:custom-shape>
              <draw:line draw:style-name="gr162" draw:text-style-name="P3" draw:layer="layout" svg:x1="19.615cm" svg:y1="17.58cm" svg:x2="21.52cm" svg:y2="17.58cm">
                <text:p/>
              </draw:line>
              <draw:custom-shape draw:style-name="gr4" draw:text-style-name="P3" draw:id="id141" draw:layer="layout" svg:width="2.27cm" svg:height="1.27cm" svg:x="23.105cm" svg:y="16.945cm">
                <text:p/>
                <draw:enhanced-geometry svg:viewBox="0 0 21600 21600" draw:type="rectangle" draw:enhanced-path="M 0 0 L 21600 0 21600 21600 0 21600 0 0 Z N"/>
              </draw:custom-shape>
              <draw:connector draw:style-name="gr6" draw:text-style-name="P3" draw:layer="layout" svg:x1="17.675cm" svg:y1="17.58cm" svg:x2="19.305cm" svg:y2="17.58cm" draw:start-shape="id140" draw:start-glue-point="1" svg:d="m17675 17580h1630">
                <text:p/>
              </draw:connector>
              <draw:connector draw:style-name="gr6" draw:text-style-name="P3" draw:layer="layout" svg:x1="21.575cm" svg:y1="17.58cm" svg:x2="23.105cm" svg:y2="17.58cm" draw:end-shape="id141" draw:end-glue-point="3" svg:d="m21575 17580h1530">
                <text:p/>
              </draw:connector>
            </draw:g>
          </draw:g>
          <draw:frame draw:style-name="gr163" draw:layer="layout" svg:width="9.087cm" svg:height="0.962cm" svg:x="15.915cm" svg:y="12.12cm">
            <draw:text-box>
              <text:p>Demodulation/Synchronization</text:p>
            </draw:text-box>
          </draw:frame>
        </draw:g>
        <draw:custom-shape draw:style-name="gr123" draw:text-style-name="P25" draw:id="id144" draw:layer="layout" svg:width="5.08cm" svg:height="3.175cm" svg:x="28.975cm" svg:y="13.845cm">
          <text:p text:style-name="P3"><text:span text:style-name="T16">Post-demod</text:span></text:p>
          <text:p text:style-name="P3"><text:span text:style-name="T16">Filter</text:span></text:p>
          <draw:enhanced-geometry svg:viewBox="0 0 21600 21600" draw:type="rectangle" draw:enhanced-path="M 0 0 L 21600 0 21600 21600 0 21600 0 0 Z N"/>
        </draw:custom-shape>
        <draw:connector draw:style-name="gr164" draw:text-style-name="P3" draw:layer="layout" svg:x1="12.06cm" svg:y1="15.432cm" svg:x2="14.7cm" svg:y2="15.432cm" draw:start-shape="id142" draw:start-glue-point="1" draw:end-shape="id143" draw:end-glue-point="3" svg:d="m12060 15432h2640">
          <text:p/>
        </draw:connector>
        <draw:connector draw:style-name="gr164" draw:text-style-name="P3" draw:layer="layout" svg:x1="26.2cm" svg:y1="15.432cm" svg:x2="28.975cm" svg:y2="15.432cm" draw:start-shape="id143" draw:start-glue-point="1" draw:end-shape="id144" draw:end-glue-point="3" svg:d="m26200 15432h2775">
          <text:p/>
        </draw:connector>
      </draw:page>
      <draw:page draw:name="Example" draw:style-name="dp1" draw:master-page-name="Default">
        <office:forms form:automatic-focus="false" form:apply-design-mode="false"/>
        <draw:g>
          <draw:g>
            <draw:custom-shape draw:style-name="gr165" draw:text-style-name="P26" draw:id="id145" draw:layer="layout" svg:width="3.307cm" svg:height="2.997cm" svg:x="19.88cm" svg:y="13.544cm">
              <text:p text:style-name="P2"><text:span text:style-name="T5">RF</text:span></text:p>
              <text:p text:style-name="P2"><text:span text:style-name="T5">front-end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65" draw:text-style-name="P26" draw:id="id146" draw:layer="layout" svg:width="3.307cm" svg:height="2.997cm" svg:x="25.262cm" svg:y="13.544cm">
              <text:p text:style-name="P2"><text:span text:style-name="T5">DDC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66" draw:text-style-name="P2" draw:id="id147" draw:layer="layout" svg:width="3.307cm" svg:height="2.997cm" svg:x="30.32cm" svg:y="13.544cm">
              <text:p text:style-name="P2">FFT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67" draw:text-style-name="P2" draw:id="id148" draw:layer="layout" svg:width="3.307cm" svg:height="2.997cm" svg:x="35.797cm" svg:y="13.544cm">
              <text:p text:style-name="P2">Display</text:p>
              <text:p text:style-name="P2">Sink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onnector draw:style-name="gr12" draw:text-style-name="P3" draw:layer="layout" draw:type="line" svg:x1="23.185cm" svg:y1="15.042cm" svg:x2="25.262cm" svg:y2="15.042cm" draw:start-shape="id145" draw:start-glue-point="10" draw:end-shape="id146" svg:d="m23185 15042h2077">
              <text:p/>
            </draw:connector>
            <draw:connector draw:style-name="gr12" draw:text-style-name="P3" draw:layer="layout" draw:type="line" svg:x1="28.567cm" svg:y1="15.042cm" svg:x2="30.32cm" svg:y2="15.042cm" draw:start-shape="id146" draw:start-glue-point="10" draw:end-shape="id147" svg:d="m28567 15042h1753">
              <text:p/>
            </draw:connector>
            <draw:connector draw:style-name="gr12" draw:text-style-name="P3" draw:layer="layout" draw:type="line" svg:x1="33.625cm" svg:y1="15.042cm" svg:x2="35.797cm" svg:y2="15.042cm" draw:start-shape="id147" draw:start-glue-point="10" draw:end-shape="id148" draw:end-glue-point="6" svg:d="m33625 15042h2172">
              <text:p/>
            </draw:connector>
            <draw:custom-shape draw:style-name="gr165" draw:text-style-name="P26" draw:id="id149" draw:layer="layout" svg:width="3.307cm" svg:height="2.997cm" svg:x="27.266cm" svg:y="17.664cm">
              <text:p text:style-name="P2"><text:span text:style-name="T5">FFT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67" draw:text-style-name="P2" draw:id="id150" draw:layer="layout" svg:width="3.307cm" svg:height="2.997cm" svg:x="33.214cm" svg:y="17.664cm">
              <text:p text:style-name="P2">FFT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onnector draw:style-name="gr168" draw:text-style-name="P3" draw:layer="layout" draw:type="line" svg:x1="30.802cm" svg:y1="16.101cm" svg:x2="28.918cm" svg:y2="17.664cm" draw:start-shape="id147" draw:start-glue-point="7" draw:end-shape="id149" draw:end-glue-point="4" svg:d="m30802 16101-1884 1563">
              <text:p/>
            </draw:connector>
            <draw:custom-shape draw:style-name="gr38" draw:text-style-name="P3" draw:layer="layout" svg:width="0.457cm" svg:height="0.451cm" draw:transform="rotate (-0.785398163398487) translate (30.578cm 15.99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168" draw:text-style-name="P3" draw:layer="layout" draw:type="line" svg:x1="33.142cm" svg:y1="16.101cm" svg:x2="34.866cm" svg:y2="17.664cm" draw:start-shape="id147" draw:start-glue-point="9" draw:end-shape="id150" draw:end-glue-point="4" svg:d="m33142 16101 1724 1563">
              <text:p/>
            </draw:connector>
            <draw:custom-shape draw:style-name="gr38" draw:text-style-name="P3" draw:layer="layout" svg:width="0.412cm" svg:height="0.451cm" draw:transform="rotate (0.7853981633973) translate (33.082cm 16.29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id="id151">
              <draw:custom-shape draw:style-name="gr4" draw:text-style-name="P3" draw:layer="layout" svg:width="14.611cm" svg:height="3.175cm" draw:transform="rotate (3.1415926535892) translate (37.022cm 12.13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69" draw:text-style-name="P27" draw:layer="layout" svg:width="15.165cm" svg:height="2.147cm" svg:x="22.495cm" svg:y="9.56cm">
                <draw:text-box>
                  <text:p><text:span text:style-name="T13">template &lt;&gt; struct Traits&lt;FFT&gt;: public Traits&lt;SDR_Processing_Block&gt;</text:span></text:p>
                  <text:p><text:span text:style-name="T13">{</text:span></text:p>
                  <text:p><text:span text:style-name="T13"><text:tab/></text:span><text:span text:style-name="T13">static const bool on_hardware = true; //the FFT will be in hardware</text:span></text:p>
                  <text:p><text:span text:style-name="T13">};</text:span></text:p>
                </draw:text-box>
              </draw:frame>
            </draw:g>
            <draw:connector draw:style-name="gr170" draw:text-style-name="P3" draw:layer="layout" svg:x1="30.037cm" svg:y1="12.13cm" svg:x2="31.972cm" svg:y2="13.544cm" draw:start-shape="id151" draw:start-glue-point="2" draw:end-shape="id147" draw:end-glue-point="4" svg:d="m30037 12130v707h1935v707">
              <text:p/>
            </draw:connector>
            <draw:custom-shape draw:style-name="gr171" draw:text-style-name="P9" draw:layer="layout" svg:width="1.27cm" svg:height="1.27cm" svg:x="22.311cm" svg:y="17.34cm">
              <text:p text:style-name="P3"><text:span text:style-name="T5">HW</text:span></text:p>
              <draw:enhanced-geometry svg:viewBox="0 0 21600 21600" draw:type="rectangle" draw:enhanced-path="M 0 0 L 21600 0 21600 21600 0 21600 0 0 Z N"/>
            </draw:custom-shape>
            <draw:custom-shape draw:style-name="gr172" draw:text-style-name="P3" draw:layer="layout" svg:width="1.27cm" svg:height="1.27cm" svg:x="22.311cm" svg:y="19.14cm">
              <text:p text:style-name="P3">SW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3" draw:id="id153" draw:layer="layout" svg:width="20.955cm" svg:height="12.7cm" svg:x="19.045cm" svg:y="8.62cm">
            <draw:glue-point draw:id="4" svg:x="-4.999cm" svg:y="-3.5cm"/>
            <text:p/>
            <draw:enhanced-geometry svg:viewBox="0 0 21600 21600" draw:type="rectangle" draw:enhanced-path="M 0 0 L 21600 0 21600 21600 0 21600 0 0 Z N"/>
          </draw:custom-shape>
          <draw:g draw:id="id152">
            <draw:frame draw:style-name="gr173" draw:text-style-name="P27" draw:layer="layout" svg:width="12.7cm" svg:height="9.257cm" svg:x="5.48cm" svg:y="13.583cm">
              <draw:text-box>
                <text:p><text:span text:style-name="T13">int main()</text:span></text:p>
                <text:p><text:span text:style-name="T13">{</text:span></text:p>
                <text:p><text:span text:style-name="T13"><text:tab/></text:span><text:span text:style-name="T13">...</text:span></text:p>
                <text:p><text:span text:style-name="T13"/></text:p>
                <text:p><text:span text:style-name="T13"><text:tab/></text:span><text:span text:style-name="T13">RF_Front_end source();</text:span></text:p>
                <text:p><text:span text:style-name="T13"><text:tab/></text:span><text:span text:style-name="T13">DDC ddc(CENTER_FREQUENCY, DECIMATION_RATE);</text:span></text:p>
                <text:p><text:span text:style-name="T13"><text:tab/></text:span><text:span text:style-name="T13">FFT fft(SIZE);</text:span></text:p>
                <text:p><text:span text:style-name="T13"><text:tab/></text:span><text:span text:style-name="T13">Display_Sink sink;</text:span></text:p>
                <text:p><text:span text:style-name="T13"/></text:p>
                <text:p><text:span text:style-name="T13"><text:tab/></text:span><text:span text:style-name="T13">SDR_Flow_Controler fc;</text:span></text:p>
                <text:p><text:span text:style-name="T13"/></text:p>
                <text:p><text:span text:style-name="T13"><text:tab/></text:span><text:span text:style-name="T13">fc.connect(&amp;source, 0, ddc, 0);</text:span></text:p>
                <text:p><text:span text:style-name="T13"><text:tab/></text:span><text:span text:style-name="T13">fc.connect(&amp;ddc, 0, fft, 0);</text:span></text:p>
                <text:p><text:span text:style-name="T13"><text:tab/></text:span><text:span text:style-name="T13">fc.connect(&amp;fft, 0, sink, 0);</text:span></text:p>
                <text:p><text:span text:style-name="T13"/></text:p>
                <text:p><text:span text:style-name="T13"><text:tab/></text:span><text:span text:style-name="T13">fc.start();</text:span></text:p>
                <text:p><text:span text:style-name="T13"><text:tab/></text:span></text:p>
                <text:p><text:span text:style-name="T13"><text:tab/></text:span><text:span text:style-name="T13">...</text:span></text:p>
                <text:p><text:span text:style-name="T13">}</text:span></text:p>
              </draw:text-box>
            </draw:frame>
            <draw:custom-shape draw:style-name="gr4" draw:text-style-name="P3" draw:layer="layout" svg:width="12.7cm" svg:height="9.725cm" svg:x="5.38cm" svg:y="13.397cm">
              <text:p/>
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connector draw:style-name="gr170" draw:text-style-name="P3" draw:layer="layout" svg:x1="11.78cm" svg:y1="13.4cm" svg:x2="19.047cm" svg:y2="10.525cm" draw:start-shape="id152" draw:start-glue-point="0" draw:end-shape="id153" draw:end-glue-point="4" svg:d="m11780 13400v-2875h7267">
            <text:p/>
          </draw:connector>
        </draw:g>
      </draw:page>
      <draw:page draw:name="page14" draw:style-name="dp1" draw:master-page-name="Default">
        <office:forms form:automatic-focus="false" form:apply-design-mode="false"/>
        <draw:custom-shape draw:style-name="gr174" draw:text-style-name="P24" draw:id="id154" draw:layer="layout" svg:width="3.503cm" svg:height="3.339cm" svg:x="8.448cm" svg:y="4.175cm">
          <text:p text:style-name="P6"><text:span text:style-name="T14">Timestamp</text:span></text:p>
          <text:p text:style-name="P6"><text:span text:style-name="T14">source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5" draw:text-style-name="P24" draw:id="id158" draw:layer="layout" svg:width="3.503cm" svg:height="3.339cm" svg:x="28.612cm" svg:y="4.175cm">
          <text:p text:style-name="P6"><text:span text:style-name="T14">Timestamp</text:span></text:p>
          <text:p text:style-name="P6"><text:span text:style-name="T14">sin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6" draw:text-style-name="P29" draw:id="id155" draw:layer="layout" svg:width="3.503cm" svg:height="3.339cm" svg:x="13.479cm" svg:y="4.175cm">
          <text:p text:style-name="P28"><text:span text:style-name="T17">Dummy </text:span></text:p>
          <text:p text:style-name="P28"><text:span text:style-name="T17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7" draw:text-style-name="P24" draw:id="id156" draw:layer="layout" svg:width="3.503cm" svg:height="3.339cm" svg:x="18.435cm" svg:y="4.175cm">
          <text:p text:style-name="P6"><text:span text:style-name="T18">Dummy</text:span></text:p>
          <text:p text:style-name="P6"><text:span text:style-name="T18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8" draw:text-style-name="P29" draw:id="id157" draw:layer="layout" svg:width="3.503cm" svg:height="3.339cm" svg:x="23.547cm" svg:y="4.175cm">
          <text:p text:style-name="P28"><text:span text:style-name="T17">Dummy</text:span></text:p>
          <text:p text:style-name="P28"><text:span text:style-name="T17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79" draw:text-style-name="P24" draw:layer="layout" draw:type="line" svg:x1="11.949cm" svg:y1="5.843cm" svg:x2="13.479cm" svg:y2="5.843cm" draw:start-shape="id154" draw:start-glue-point="10" draw:end-shape="id155" draw:end-glue-point="6" svg:d="m11949 5843h1530">
          <text:p/>
        </draw:connector>
        <draw:connector draw:style-name="gr180" draw:text-style-name="P24" draw:layer="layout" draw:type="line" svg:x1="16.98cm" svg:y1="5.843cm" svg:x2="18.435cm" svg:y2="5.844cm" draw:start-shape="id155" draw:start-glue-point="10" draw:end-shape="id156" draw:end-glue-point="3" svg:d="m16980 5843 1455 1">
          <text:p/>
        </draw:connector>
        <draw:connector draw:style-name="gr181" draw:text-style-name="P24" draw:layer="layout" draw:type="line" svg:x1="21.938cm" svg:y1="5.844cm" svg:x2="23.547cm" svg:y2="5.843cm" draw:start-shape="id156" draw:start-glue-point="1" draw:end-shape="id157" draw:end-glue-point="6" svg:d="m21938 5844 1609-1">
          <text:p/>
        </draw:connector>
        <draw:connector draw:style-name="gr182" draw:text-style-name="P24" draw:layer="layout" draw:type="line" svg:x1="27.048cm" svg:y1="5.843cm" svg:x2="28.612cm" svg:y2="5.843cm" draw:start-shape="id157" draw:start-glue-point="10" draw:end-shape="id158" draw:end-glue-point="6" svg:d="m27048 5843h1564">
          <text:p/>
        </draw:connector>
        <draw:custom-shape draw:style-name="gr183" draw:text-style-name="P29" draw:id="id159" draw:layer="layout" svg:width="3.503cm" svg:height="3.339cm" svg:x="8.449cm" svg:y="11.876cm">
          <text:p text:style-name="P28"><text:span text:style-name="T17">Timestamp</text:span></text:p>
          <text:p text:style-name="P28"><text:span text:style-name="T17">source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4" draw:text-style-name="P29" draw:id="id163" draw:layer="layout" svg:width="3.503cm" svg:height="3.339cm" svg:x="28.613cm" svg:y="11.876cm">
          <text:p text:style-name="P28"><text:span text:style-name="T17">Timestamp</text:span></text:p>
          <text:p text:style-name="P28"><text:span text:style-name="T17">sin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5" draw:text-style-name="P31" draw:id="id160" draw:layer="layout" svg:width="3.503cm" svg:height="3.339cm" svg:x="13.48cm" svg:y="11.876cm">
          <text:p text:style-name="P30"><text:span text:style-name="T19">Dummy </text:span></text:p>
          <text:p text:style-name="P30"><text:span text:style-name="T19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6" draw:text-style-name="P29" draw:id="id161" draw:layer="layout" svg:width="3.503cm" svg:height="3.339cm" svg:x="18.436cm" svg:y="11.876cm">
          <text:p text:style-name="P28"><text:span text:style-name="T20">Dummy</text:span></text:p>
          <text:p text:style-name="P28"><text:span text:style-name="T20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7" draw:text-style-name="P31" draw:id="id162" draw:layer="layout" svg:width="3.503cm" svg:height="3.339cm" svg:x="23.548cm" svg:y="11.876cm">
          <text:p text:style-name="P30"><text:span text:style-name="T19">Dummy</text:span></text:p>
          <text:p text:style-name="P30"><text:span text:style-name="T19">bloc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8" draw:text-style-name="P24" draw:layer="layout" draw:type="line" svg:x1="11.95cm" svg:y1="13.544cm" svg:x2="13.48cm" svg:y2="13.544cm" draw:start-shape="id159" draw:start-glue-point="10" draw:end-shape="id160" draw:end-glue-point="6" svg:d="m11950 13544h1530">
          <text:p/>
        </draw:connector>
        <draw:connector draw:style-name="gr189" draw:text-style-name="P24" draw:layer="layout" draw:type="line" svg:x1="16.981cm" svg:y1="13.544cm" svg:x2="18.436cm" svg:y2="13.545cm" draw:start-shape="id160" draw:start-glue-point="10" draw:end-shape="id161" draw:end-glue-point="3" svg:d="m16981 13544 1455 1">
          <text:p/>
        </draw:connector>
        <draw:connector draw:style-name="gr190" draw:text-style-name="P24" draw:layer="layout" draw:type="line" svg:x1="21.939cm" svg:y1="13.545cm" svg:x2="23.548cm" svg:y2="13.544cm" draw:start-shape="id161" draw:start-glue-point="1" draw:end-shape="id162" draw:end-glue-point="6" svg:d="m21939 13545 1609-1">
          <text:p/>
        </draw:connector>
        <draw:connector draw:style-name="gr191" draw:text-style-name="P24" draw:layer="layout" draw:type="line" svg:x1="27.049cm" svg:y1="13.544cm" svg:x2="28.613cm" svg:y2="13.544cm" draw:start-shape="id162" draw:start-glue-point="10" draw:end-shape="id163" draw:end-glue-point="6" svg:d="m27049 13544h1564">
          <text:p/>
        </draw:connector>
        <draw:custom-shape draw:style-name="gr171" draw:text-style-name="P9" draw:layer="layout" svg:width="1.27cm" svg:height="1.27cm" svg:x="9.855cm" svg:y="8.09cm">
          <text:p text:style-name="P3"><text:span text:style-name="T5">HW</text:span></text:p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1.27cm" svg:height="1.27cm" svg:x="9.855cm" svg:y="9.89cm">
          <text:p text:style-name="P3">SW</text:p>
          <draw:enhanced-geometry svg:viewBox="0 0 21600 21600" draw:type="rectangle" draw:enhanced-path="M 0 0 L 21600 0 21600 21600 0 21600 0 0 Z N"/>
        </draw:custom-shape>
        <draw:frame draw:style-name="gr71" draw:layer="layout" svg:width="1.277cm" svg:height="0.962cm" svg:x="19.608cm" svg:y="7.785cm">
          <draw:text-box>
            <text:p>(a)</text:p>
          </draw:text-box>
        </draw:frame>
        <draw:frame draw:style-name="gr71" draw:layer="layout" svg:width="1.277cm" svg:height="0.962cm" svg:x="19.609cm" svg:y="15.485cm">
          <draw:text-box>
            <text:p>(b)</text:p>
          </draw:text-box>
        </draw:frame>
      </draw:page>
      <draw:page draw:name="Arch_Test_charts" draw:style-name="dp1" draw:master-page-name="Default">
        <office:forms form:automatic-focus="false" form:apply-design-mode="false"/>
        <draw:frame draw:style-name="gr192" draw:layer="layout" svg:width="8.449cm" svg:height="6.316cm" svg:x="4.291cm" svg:y="10.98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2" draw:layer="layout" svg:width="8.449cm" svg:height="6.316cm" svg:x="16.754cm" svg:y="10.99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2" draw:layer="layout" svg:width="8.449cm" svg:height="6.316cm" svg:x="28.899cm" svg:y="11.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1" draw:layer="layout" svg:width="2.119cm" svg:height="0.962cm" svg:x="7.37cm" svg:y="9.26cm">
          <draw:text-box>
            <text:p text:style-name="P1">Serial</text:p>
          </draw:text-box>
        </draw:frame>
        <draw:frame draw:style-name="gr71" draw:layer="layout" svg:width="2.822cm" svg:height="0.962cm" svg:x="19.781cm" svg:y="9.764cm">
          <draw:text-box>
            <text:p text:style-name="P1">Paralelo</text:p>
          </draw:text-box>
        </draw:frame>
        <draw:frame draw:style-name="gr71" draw:layer="layout" svg:width="5.641cm" svg:height="0.962cm" svg:x="30.931cm" svg:y="9.575cm">
          <draw:text-box>
            <text:p text:style-name="P1">Multiplas entradas</text:p>
          </draw:text-box>
        </draw:frame>
        <draw:frame draw:style-name="gr193" draw:layer="layout" svg:width="0.502cm" svg:height="1.187cm" svg:x="33.325cm" svg:y="8.441cm">
          <draw:text-box>
            <text:p/>
          </draw:text-box>
        </draw:frame>
      </draw:page>
      <draw:page draw:name="USRP1-dataflow" draw:style-name="dp1" draw:master-page-name="Default">
        <office:forms form:automatic-focus="false" form:apply-design-mode="false"/>
        <draw:custom-shape draw:style-name="gr194" draw:text-style-name="P2" draw:id="id178" draw:layer="layout" svg:width="8.585cm" svg:height="2.697cm" svg:x="16.87cm" svg:y="20.922cm">
          <draw:glue-point draw:id="4" svg:x="-2.635cm" svg:y="-4.809cm"/>
          <draw:glue-point draw:id="5" svg:x="2.465cm" svg:y="-5.001cm"/>
          <text:p text:style-name="P2">USB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70" draw:layer="layout" svg:width="1.905cm" svg:height="1.27cm" svg:x="10.521cm" svg:y="15.472cm">
          <text:p text:style-name="P2">DA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66" draw:layer="layout" svg:width="1.905cm" svg:height="1.27cm" svg:x="26.491cm" svg:y="10.408cm">
          <text:p text:style-name="P2">AD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64" draw:layer="layout" svg:width="2.205cm" svg:height="2.161cm" svg:x="17.972cm" svg:y="15.037cm">
          <text:p text:style-name="P2">TX</text:p>
          <text:p text:style-name="P2">DSP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67" draw:layer="layout" svg:width="2.205cm" svg:height="2.161cm" svg:x="22.169cm" svg:y="9.948cm">
          <text:p text:style-name="P2">RX</text:p>
          <text:p text:style-name="P2">DS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7.972cm" svg:y1="16.117cm" svg:x2="15.998cm" svg:y2="16.141cm" draw:start-shape="id164" draw:start-glue-point="3" draw:end-shape="id165" draw:end-glue-point="1" svg:d="m17972 16117h-988v24h-986">
          <text:p/>
        </draw:connector>
        <draw:connector draw:style-name="gr6" draw:text-style-name="P3" draw:layer="layout" svg:x1="26.491cm" svg:y1="11.043cm" svg:x2="24.374cm" svg:y2="11.028cm" draw:start-shape="id166" draw:start-glue-point="3" draw:end-shape="id167" draw:end-glue-point="1" svg:d="m26491 11043h-1059v-15h-1058">
          <text:p/>
        </draw:connector>
        <draw:custom-shape draw:style-name="gr194" draw:text-style-name="P2" draw:id="id168" draw:layer="layout" svg:width="1.905cm" svg:height="1.27cm" svg:x="14.074cm" svg:y="10.337cm">
          <draw:glue-point draw:id="4" svg:x="4.509cm" svg:y="4.984cm"/>
          <text:p text:style-name="P2">AD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69" draw:layer="layout" svg:width="2.205cm" svg:height="2.161cm" svg:x="17.988cm" svg:y="9.885cm">
          <text:p text:style-name="P2">RX</text:p>
          <text:p text:style-name="P2">DS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979cm" svg:y1="10.972cm" svg:x2="17.988cm" svg:y2="10.965cm" draw:start-shape="id168" draw:start-glue-point="1" draw:end-shape="id169" draw:end-glue-point="3" svg:d="m15979 10972h1004v-7h1005">
          <text:p/>
        </draw:connector>
        <draw:custom-shape draw:style-name="gr194" draw:text-style-name="P2" draw:id="id172" draw:layer="layout" svg:width="1.905cm" svg:height="1.27cm" svg:x="30.051cm" svg:y="15.469cm">
          <text:p text:style-name="P2">DA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76" draw:layer="layout" svg:width="2.205cm" svg:height="2.161cm" svg:x="22.186cm" svg:y="15.069cm">
          <text:p text:style-name="P2">TX</text:p>
          <text:p text:style-name="P2">DSP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65" draw:layer="layout" svg:width="1.905cm" svg:height="1.27cm" svg:x="14.093cm" svg:y="15.506cm">
          <text:p text:style-name="P2">DUC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093cm" svg:y1="16.141cm" svg:x2="12.426cm" svg:y2="16.107cm" draw:start-shape="id165" draw:start-glue-point="3" draw:end-shape="id170" draw:end-glue-point="1" svg:d="m14093 16141h-834v-34h-833">
          <text:p/>
        </draw:connector>
        <draw:custom-shape draw:style-name="gr194" draw:text-style-name="P2" draw:id="id171" draw:layer="layout" svg:width="5.466cm" svg:height="1.482cm" svg:x="8.705cm" svg:y="12.631cm">
          <text:p text:style-name="P2">TX daughterbo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74" draw:layer="layout" svg:width="5.398cm" svg:height="1.482cm" svg:x="7.334cm" svg:y="10.212cm">
          <text:p text:style-name="P2">RX daughterbo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73" draw:layer="layout" svg:width="5.466cm" svg:height="1.482cm" svg:x="28.325cm" svg:y="12.83cm">
          <text:p text:style-name="P2">TX daughterbo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75" draw:layer="layout" svg:width="5.398cm" svg:height="1.482cm" svg:x="29.895cm" svg:y="10.312cm">
          <text:p text:style-name="P2">RX daughterboar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1.473cm" svg:y1="15.472cm" svg:x2="11.438cm" svg:y2="14.113cm" draw:start-shape="id170" draw:start-glue-point="0" draw:end-shape="id171" draw:end-glue-point="2" svg:d="m11473 15472v-679h-35v-680">
          <text:p/>
        </draw:connector>
        <draw:connector draw:style-name="gr6" draw:text-style-name="P3" draw:layer="layout" svg:x1="31.003cm" svg:y1="15.469cm" svg:x2="31.058cm" svg:y2="14.312cm" draw:start-shape="id172" draw:start-glue-point="0" draw:end-shape="id173" draw:end-glue-point="2" svg:d="m31003 15469v-578h55v-579">
          <text:p/>
        </draw:connector>
        <draw:connector draw:style-name="gr6" draw:text-style-name="P3" draw:layer="layout" svg:x1="12.732cm" svg:y1="10.953cm" svg:x2="14.074cm" svg:y2="10.972cm" draw:start-shape="id174" draw:start-glue-point="1" draw:end-shape="id168" draw:end-glue-point="3" svg:d="m12732 10953h671v19h671">
          <text:p/>
        </draw:connector>
        <draw:connector draw:style-name="gr6" draw:text-style-name="P3" draw:layer="layout" svg:x1="29.895cm" svg:y1="11.053cm" svg:x2="28.396cm" svg:y2="11.043cm" draw:start-shape="id175" draw:start-glue-point="3" draw:end-shape="id166" draw:end-glue-point="1" svg:d="m29895 11053h-750v-10h-749">
          <text:p/>
        </draw:connector>
        <draw:custom-shape draw:style-name="gr194" draw:text-style-name="P2" draw:id="id177" draw:layer="layout" svg:width="1.905cm" svg:height="1.27cm" svg:x="26.494cm" svg:y="15.506cm">
          <text:p text:style-name="P2">DUC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4.391cm" svg:y1="16.149cm" svg:x2="26.494cm" svg:y2="16.141cm" draw:start-shape="id176" draw:start-glue-point="1" draw:end-shape="id177" draw:end-glue-point="3" svg:d="m24391 16149h1051v-8h1052">
          <text:p/>
        </draw:connector>
        <draw:connector draw:style-name="gr6" draw:text-style-name="P3" draw:layer="layout" svg:x1="28.399cm" svg:y1="16.141cm" svg:x2="30.051cm" svg:y2="16.104cm" draw:start-shape="id177" draw:end-shape="id172" draw:end-glue-point="3" svg:d="m28399 16141h825v-37h827">
          <text:p/>
        </draw:connector>
        <draw:custom-shape draw:style-name="gr62" draw:text-style-name="P32" draw:id="id179" draw:layer="layout" svg:width="8.307cm" svg:height="9.631cm" svg:x="17.029cm" svg:y="9.237cm">
          <draw:glue-point draw:id="4" svg:x="2.542cm" svg:y="4.999cm"/>
          <draw:glue-point draw:id="5" svg:x="-2.739cm" svg:y="4.999cm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>FPGA</text:p>
          <draw:enhanced-geometry svg:viewBox="0 0 21600 21600" draw:type="rectangle" draw:enhanced-path="M 0 0 L 21600 0 21600 21600 0 21600 0 0 Z N"/>
        </draw:custom-shape>
        <draw:connector draw:style-name="gr97" draw:text-style-name="P3" draw:layer="layout" svg:x1="23.278cm" svg:y1="20.922cm" svg:x2="23.293cm" svg:y2="18.866cm" draw:start-shape="id178" draw:start-glue-point="5" draw:end-shape="id179" draw:end-glue-point="4" svg:d="m23278 20922v-1028h15v-1028">
          <text:p/>
        </draw:connector>
        <draw:connector draw:style-name="gr195" draw:text-style-name="P3" draw:layer="layout" svg:x1="18.9cm" svg:y1="20.974cm" svg:x2="18.907cm" svg:y2="18.866cm" draw:start-shape="id178" draw:start-glue-point="4" draw:end-shape="id179" draw:end-glue-point="5" svg:d="m18900 20974v-1080h7v-1028">
          <text:p/>
        </draw:connector>
        <draw:connector draw:style-name="gr195" draw:text-style-name="P3" draw:layer="layout" svg:x1="16.87cm" svg:y1="22.27cm" svg:x2="8.705cm" svg:y2="13.372cm" draw:start-shape="id178" draw:start-glue-point="3" draw:end-shape="id171" draw:end-glue-point="3" svg:d="m16870 22270h-8691v-8898h526">
          <text:p/>
        </draw:connector>
        <draw:connector draw:style-name="gr195" draw:text-style-name="P3" draw:layer="layout" svg:x1="16.87cm" svg:y1="22.27cm" svg:x2="7.334cm" svg:y2="10.953cm" draw:start-shape="id178" draw:start-glue-point="3" draw:end-shape="id174" draw:end-glue-point="3" svg:d="m16870 22270h-10062v-11317h526">
          <text:p/>
        </draw:connector>
        <draw:connector draw:style-name="gr195" draw:text-style-name="P3" draw:layer="layout" svg:x1="25.455cm" svg:y1="22.27cm" svg:x2="33.791cm" svg:y2="13.571cm" draw:start-shape="id178" draw:start-glue-point="1" draw:end-shape="id173" draw:end-glue-point="1" svg:d="m25455 22270h8862v-8699h-526">
          <text:p/>
        </draw:connector>
        <draw:connector draw:style-name="gr195" draw:text-style-name="P3" draw:layer="layout" svg:x1="25.455cm" svg:y1="22.27cm" svg:x2="35.293cm" svg:y2="11.053cm" draw:start-shape="id178" draw:start-glue-point="1" draw:end-shape="id175" draw:end-glue-point="1" svg:d="m25455 22270h10364v-11217h-526">
          <text:p/>
        </draw:connector>
        <draw:custom-shape draw:style-name="gr194" draw:text-style-name="P5" draw:id="id180" draw:layer="layout" svg:width="2.944cm" svg:height="1.092cm" svg:x="30.263cm" svg:y="6.829cm">
          <text:p text:style-name="P2"><text:span text:style-name="T2">Interpo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id="id181" draw:layer="layout" svg:width="1.901cm" svg:height="1.092cm" svg:x="27.33cm" svg:y="6.813cm">
          <text:p text:style-name="P2"><text:span text:style-name="T2">DUC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0.263cm" svg:y1="7.375cm" svg:x2="29.231cm" svg:y2="7.359cm" draw:start-shape="id180" draw:start-glue-point="3" draw:end-shape="id181" draw:end-glue-point="1" svg:d="m30263 7375h-516v-16h-516">
          <text:p/>
        </draw:connector>
        <draw:custom-shape draw:style-name="gr3" draw:text-style-name="P33" draw:id="id182" draw:layer="layout" svg:width="7.946cm" svg:height="2.616cm" svg:x="26.432cm" svg:y="6.485cm">
          <text:p text:style-name="P32"><text:span text:style-name="T2"/></text:p>
          <text:p text:style-name="P32"><text:span text:style-name="T2"/></text:p>
          <text:p text:style-name="P32"><text:span text:style-name="T2"/></text:p>
          <text:p text:style-name="P32"><text:span text:style-name="T2">TX D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0.823cm" svg:x1="34.378cm" svg:y1="7.793cm" svg:x2="33.207cm" svg:y2="7.375cm" draw:start-shape="id182" draw:start-glue-point="1" draw:end-shape="id180" draw:end-glue-point="1" svg:d="m34378 7793h-297v-418h-874">
          <text:p/>
        </draw:connector>
        <draw:connector draw:style-name="gr6" draw:text-style-name="P3" draw:layer="layout" draw:line-skew="1.066cm" svg:x1="27.33cm" svg:y1="7.359cm" svg:x2="26.432cm" svg:y2="7.793cm" draw:start-shape="id181" draw:start-glue-point="3" draw:end-shape="id182" draw:end-glue-point="3" svg:d="m27330 7359h-358v434h-540">
          <text:p/>
        </draw:connector>
        <draw:custom-shape draw:style-name="gr194" draw:text-style-name="P5" draw:id="id184" draw:layer="layout" svg:width="2.944cm" svg:height="1.092cm" svg:x="30.263cm" svg:y="3.529cm">
          <text:p text:style-name="P2"><text:span text:style-name="T2">Decimator</text:span></text:p>
          <draw:enhanced-geometry svg:viewBox="0 0 21600 21600" draw:type="rectangle" draw:enhanced-path="M 0 0 L 21600 0 21600 21600 0 21600 0 0 Z N"/>
        </draw:custom-shape>
        <draw:custom-shape draw:style-name="gr194" draw:text-style-name="P5" draw:id="id183" draw:layer="layout" svg:width="1.901cm" svg:height="1.092cm" svg:x="27.33cm" svg:y="3.513cm">
          <text:p text:style-name="P2"><text:span text:style-name="T2">DDC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8.28cm" svg:y1="3.513cm" svg:x2="31.735cm" svg:y2="3.529cm" draw:start-shape="id183" draw:end-shape="id184" svg:d="m28280 3513v-526h3455v542">
          <text:p/>
        </draw:connector>
        <draw:custom-shape draw:style-name="gr3" draw:text-style-name="P33" draw:id="id185" draw:layer="layout" svg:width="7.946cm" svg:height="2.616cm" svg:x="26.432cm" svg:y="3.185cm">
          <text:p text:style-name="P32"><text:span text:style-name="T2"/></text:p>
          <text:p text:style-name="P32"><text:span text:style-name="T2"/></text:p>
          <text:p text:style-name="P32"><text:span text:style-name="T2"/></text:p>
          <text:p text:style-name="P32"><text:span text:style-name="T2">RX D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1.193cm" svg:x1="33.207cm" svg:y1="4.075cm" svg:x2="34.378cm" svg:y2="4.493cm" draw:start-shape="id184" draw:start-glue-point="1" draw:end-shape="id185" draw:end-glue-point="1" svg:d="m33207 4075h504v418h667">
          <text:p/>
        </draw:connector>
        <draw:connector draw:style-name="gr6" draw:text-style-name="P3" draw:layer="layout" draw:line-skew="0.705cm" svg:x1="26.432cm" svg:y1="4.493cm" svg:x2="27.33cm" svg:y2="4.059cm" draw:start-shape="id185" draw:start-glue-point="3" draw:end-shape="id183" svg:d="m26432 4493h179v-434h719">
          <text:p/>
        </draw:connector>
      </draw:page>
      <draw:page draw:name="USRP1-txrx-mux" draw:style-name="dp1" draw:master-page-name="Default">
        <office:forms form:automatic-focus="false" form:apply-design-mode="false"/>
        <draw:custom-shape draw:style-name="gr62" draw:text-style-name="P32" draw:layer="layout" svg:width="22.385cm" svg:height="9.28cm" svg:x="9.095cm" svg:y="3.15cm"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4" draw:id="id196" draw:layer="layout" svg:width="7.75cm" svg:height="6.35cm" svg:x="9.73cm" svg:y="3.785cm">
          <draw:glue-point draw:id="4" svg:x="-2.335cm" svg:y="5cm"/>
          <draw:glue-point draw:id="5" svg:x="2.58cm" svg:y="5cm"/>
          <text:p text:style-name="P34"/>
          <text:p text:style-name="P34"/>
          <text:p text:style-name="P34"/>
          <text:p text:style-name="P34"/>
          <text:p text:style-name="P34"/>
          <text:p text:style-name="P34"/>
          <text:p text:style-name="P34"/>
          <text:p text:style-name="P34">TX BUFFER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86" draw:layer="layout" svg:width="2.54cm" svg:height="1.905cm" svg:x="3.21cm" svg:y="5.89cm">
          <text:p text:style-name="P2">USB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87" draw:layer="layout" svg:width="2.54cm" svg:height="1.905cm" svg:x="11.095cm" svg:y="5.89cm">
          <text:p text:style-name="P2">FIFO</text:p>
          <draw:enhanced-geometry svg:viewBox="0 0 21600 21600" draw:type="rectangle" draw:enhanced-path="M 0 0 L 21600 0 21600 21600 0 21600 0 0 Z N"/>
        </draw:custom-shape>
        <draw:custom-shape draw:style-name="gr196" draw:text-style-name="P3" draw:id="id188" draw:layer="layout" svg:width="5.08cm" svg:height="1.27cm" draw:transform="rotate (1.57725404502698) translate (15.466cm 9.404cm)">
          <draw:glue-point draw:id="8" svg:x="4.574cm" svg:y="-2.299cm"/>
          <draw:glue-point draw:id="9" svg:x="4.574cm" svg:y="2.692cm"/>
          <draw:glue-point draw:id="10" svg:x="4.574cm" svg:y="1.444cm"/>
          <draw:glue-point draw:id="11" svg:x="4.574cm" svg:y="-1.05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4" draw:text-style-name="P2" draw:id="id189" draw:layer="layout" svg:width="3.81cm" svg:height="1.905cm" svg:x="19.255cm" svg:y="4.655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TX CHAIN 0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91" draw:layer="layout" svg:width="2.765cm" svg:height="5.715cm" svg:x="24.905cm" svg:y="4.155cm">
          <draw:glue-point draw:id="4" svg:x="-4.998cm" svg:y="-1.14cm"/>
          <draw:glue-point draw:id="5" svg:x="-4.998cm" svg:y="-3.363cm"/>
          <draw:glue-point draw:id="6" svg:x="-4.998cm" svg:y="1.081cm"/>
          <draw:glue-point draw:id="7" svg:x="-4.998cm" svg:y="3.303cm"/>
          <draw:glue-point draw:id="8" svg:x="4.998cm" svg:y="-3.363cm"/>
          <draw:glue-point draw:id="9" svg:x="4.998cm" svg:y="1.081cm"/>
          <draw:glue-point draw:id="10" svg:x="4.998cm" svg:y="3.303cm"/>
          <draw:glue-point draw:id="11" svg:x="4.998cm" svg:y="-1.202cm"/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196" draw:text-style-name="P3" draw:id="id192" draw:layer="layout" svg:width="2.74cm" svg:height="1.27cm" draw:transform="rotate (1.57725404502698) translate (29.152cm 6.864cm)">
          <draw:glue-point draw:id="8" svg:x="-5cm" svg:y="-2.518cm"/>
          <draw:glue-point draw:id="9" svg:x="-5cm" svg:y="3.112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3" draw:layer="layout" svg:x1="5.75cm" svg:y1="6.842cm" svg:x2="11.095cm" svg:y2="6.842cm" draw:start-shape="id186" draw:start-glue-point="1" draw:end-shape="id187" draw:end-glue-point="3" svg:d="m5750 6842h5345">
          <text:p/>
        </draw:connector>
        <draw:connector draw:style-name="gr6" draw:text-style-name="P3" draw:layer="layout" svg:x1="13.635cm" svg:y1="6.842cm" svg:x2="15.595cm" svg:y2="6.857cm" draw:start-shape="id187" draw:start-glue-point="1" draw:end-shape="id188" draw:end-glue-point="6" svg:d="m13635 6842h887v15h1073">
          <text:p/>
        </draw:connector>
        <draw:custom-shape draw:style-name="gr194" draw:text-style-name="P2" draw:id="id190" draw:layer="layout" svg:width="3.81cm" svg:height="1.905cm" svg:x="19.255cm" svg:y="7.356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TX CHAIN 1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6.679cm" svg:y1="6.326cm" svg:x2="19.255cm" svg:y2="5.924cm" draw:start-shape="id188" draw:start-glue-point="11" draw:end-shape="id189" draw:end-glue-point="5" svg:d="m16679 6326h1325v-402h1251">
          <text:p/>
        </draw:connector>
        <draw:connector draw:style-name="gr6" draw:text-style-name="P3" draw:layer="layout" svg:x1="16.679cm" svg:y1="5.691cm" svg:x2="19.255cm" svg:y2="5.291cm" draw:start-shape="id188" draw:start-glue-point="8" draw:end-shape="id189" draw:end-glue-point="4" svg:d="m16679 5691h1325v-400h1251">
          <text:p/>
        </draw:connector>
        <draw:connector draw:style-name="gr6" draw:text-style-name="P3" draw:layer="layout" svg:x1="16.679cm" svg:y1="7.594cm" svg:x2="19.255cm" svg:y2="7.992cm" draw:start-shape="id188" draw:start-glue-point="10" draw:end-shape="id190" draw:end-glue-point="4" svg:d="m16679 7594h1325v398h1251">
          <text:p/>
        </draw:connector>
        <draw:connector draw:style-name="gr6" draw:text-style-name="P3" draw:layer="layout" svg:x1="16.679cm" svg:y1="8.229cm" svg:x2="19.255cm" svg:y2="8.625cm" draw:start-shape="id188" draw:start-glue-point="9" draw:end-shape="id190" draw:end-glue-point="5" svg:d="m16679 8229h1325v396h1251">
          <text:p/>
        </draw:connector>
        <draw:connector draw:style-name="gr6" draw:text-style-name="P3" draw:layer="layout" svg:x1="23.065cm" svg:y1="5.291cm" svg:x2="24.906cm" svg:y2="5.091cm" draw:start-shape="id189" draw:start-glue-point="6" draw:end-shape="id191" draw:end-glue-point="5" svg:d="m23065 5291h920v-200h921">
          <text:p/>
        </draw:connector>
        <draw:connector draw:style-name="gr6" draw:text-style-name="P3" draw:layer="layout" svg:x1="23.065cm" svg:y1="5.924cm" svg:x2="24.906cm" svg:y2="6.361cm" draw:start-shape="id189" draw:start-glue-point="7" draw:end-shape="id191" draw:end-glue-point="4" svg:d="m23065 5924h920v437h921">
          <text:p/>
        </draw:connector>
        <draw:connector draw:style-name="gr6" draw:text-style-name="P3" draw:layer="layout" svg:x1="23.065cm" svg:y1="7.992cm" svg:x2="24.906cm" svg:y2="7.629cm" draw:start-shape="id190" draw:start-glue-point="6" draw:end-shape="id191" draw:end-glue-point="6" svg:d="m23065 7992h920v-363h921">
          <text:p/>
        </draw:connector>
        <draw:connector draw:style-name="gr6" draw:text-style-name="P3" draw:layer="layout" svg:x1="23.065cm" svg:y1="8.625cm" svg:x2="24.906cm" svg:y2="8.899cm" draw:start-shape="id190" draw:start-glue-point="7" draw:end-shape="id191" draw:end-glue-point="7" svg:d="m23065 8625h920v274h921">
          <text:p/>
        </draw:connector>
        <draw:connector draw:style-name="gr6" draw:text-style-name="P3" draw:layer="layout" svg:x1="27.668cm" svg:y1="5.091cm" svg:x2="29.134cm" svg:y2="4.799cm" draw:start-shape="id191" draw:start-glue-point="8" draw:end-shape="id192" draw:end-glue-point="8" svg:d="m27668 5091h721v-292h745">
          <text:p/>
        </draw:connector>
        <draw:connector draw:style-name="gr6" draw:text-style-name="P3" draw:layer="layout" svg:x1="27.668cm" svg:y1="6.326cm" svg:x2="29.134cm" svg:y2="6.345cm" draw:start-shape="id191" draw:start-glue-point="11" draw:end-shape="id192" draw:end-glue-point="9" svg:d="m27668 6326h721v19h745">
          <text:p/>
        </draw:connector>
        <draw:custom-shape draw:style-name="gr196" draw:text-style-name="P3" draw:id="id193" draw:layer="layout" svg:width="2.74cm" svg:height="1.27cm" draw:transform="rotate (1.57725404502698) translate (29.152cm 9.964cm)">
          <draw:glue-point draw:id="8" svg:x="-5cm" svg:y="-2.518cm"/>
          <draw:glue-point draw:id="9" svg:x="-5cm" svg:y="3.112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3" draw:layer="layout" svg:x1="27.668cm" svg:y1="7.629cm" svg:x2="29.134cm" svg:y2="7.899cm" draw:start-shape="id191" draw:start-glue-point="9" draw:end-shape="id193" draw:end-glue-point="8" svg:d="m27668 7629h721v270h745">
          <text:p/>
        </draw:connector>
        <draw:connector draw:style-name="gr6" draw:text-style-name="P3" draw:layer="layout" svg:x1="27.668cm" svg:y1="8.899cm" svg:x2="29.134cm" svg:y2="9.445cm" draw:start-shape="id191" draw:start-glue-point="10" draw:end-shape="id193" draw:end-glue-point="9" svg:d="m27668 8899h721v546h745">
          <text:p/>
        </draw:connector>
        <draw:custom-shape draw:style-name="gr194" draw:text-style-name="P2" draw:id="id194" draw:layer="layout" svg:width="1.905cm" svg:height="1.27cm" svg:x="32.195cm" svg:y="4.855cm">
          <text:p text:style-name="P2">DA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95" draw:layer="layout" svg:width="1.905cm" svg:height="1.27cm" svg:x="32.196cm" svg:y="7.955cm">
          <text:p text:style-name="P2">DAC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0.26cm" svg:y1="5.488cm" svg:x2="32.195cm" svg:y2="5.49cm" draw:start-shape="id192" draw:start-glue-point="4" draw:end-shape="id194" draw:end-glue-point="3" svg:d="m30260 5488h1058v2h877">
          <text:p/>
        </draw:connector>
        <draw:connector draw:style-name="gr6" draw:text-style-name="P3" draw:layer="layout" svg:x1="30.26cm" svg:y1="8.588cm" svg:x2="32.196cm" svg:y2="8.59cm" draw:start-shape="id193" draw:start-glue-point="4" draw:end-shape="id195" draw:end-glue-point="3" svg:d="m30260 8588h1059v2h877">
          <text:p/>
        </draw:connector>
        <draw:connector draw:style-name="gr6" draw:text-style-name="P35" draw:layer="layout" svg:x1="13.59cm" svg:y1="1.877cm" svg:x2="13.605cm" svg:y2="3.785cm" draw:end-shape="id196" draw:end-glue-point="0" svg:d="m13590 1877v691h15v1217">
          <text:p/>
        </draw:connector>
        <draw:connector draw:style-name="gr6" draw:text-style-name="P3" draw:layer="layout" svg:x1="20.9cm" svg:y1="25.063cm" svg:x2="20.921cm" svg:y2="23.425cm" svg:d="m20900 25063v-819h21v-819">
          <text:p/>
        </draw:connector>
        <draw:connector draw:style-name="gr6" draw:text-style-name="P3" draw:id="id197" draw:layer="layout" svg:x1="29.793cm" svg:y1="11.854cm" svg:x2="29.777cm" svg:y2="9.961cm" draw:end-shape="id193" draw:end-glue-point="5" svg:d="m29793 11854v-669h-16v-1224">
          <text:p/>
        </draw:connector>
        <draw:connector draw:style-name="gr6" draw:text-style-name="P3" draw:layer="layout" svg:x1="24.71cm" svg:y1="25.169cm" svg:x2="24.729cm" svg:y2="23.425cm" svg:d="m24710 25169v-872h19v-872">
          <text:p/>
        </draw:connector>
        <draw:connector draw:style-name="gr6" draw:text-style-name="P3" draw:layer="layout" draw:line-skew="0cm 1.693cm" svg:x1="29.785cm" svg:y1="11.185cm" svg:x2="29.777cm" svg:y2="6.861cm" draw:start-shape="id197" draw:start-glue-point="0" draw:end-shape="id192" draw:end-glue-point="5" svg:d="m29785 11185h-790v-1195h782v-3129">
          <text:p/>
        </draw:connector>
        <draw:frame draw:style-name="gr11" draw:text-style-name="P36" draw:layer="layout" svg:width="4.445cm" svg:height="0.885cm" svg:x="13.435cm" svg:y="1.67cm">
          <draw:text-box>
            <text:p text:style-name="P1"><text:span text:style-name="T13">FPGA Regs</text:span></text:p>
          </draw:text-box>
        </draw:frame>
        <draw:frame draw:style-name="gr11" draw:text-style-name="P36" draw:layer="layout" svg:width="4.445cm" svg:height="0.885cm" svg:x="20.736cm" svg:y="24.571cm">
          <draw:text-box>
            <text:p text:style-name="P1"><text:span text:style-name="T13">USB clock</text:span></text:p>
          </draw:text-box>
        </draw:frame>
        <draw:frame draw:style-name="gr11" draw:text-style-name="P36" draw:layer="layout" svg:width="4.445cm" svg:height="0.885cm" svg:x="24.537cm" svg:y="24.672cm">
          <draw:text-box>
            <text:p text:style-name="P1"><text:span text:style-name="T13">TX clock</text:span></text:p>
          </draw:text-box>
        </draw:frame>
        <draw:connector draw:style-name="gr6" draw:text-style-name="P3" draw:layer="layout" svg:x1="26.3cm" svg:y1="11.589cm" svg:x2="26.287cm" svg:y2="9.87cm" draw:end-shape="id191" draw:end-glue-point="2" svg:d="m26300 11589v-597h-13v-1122">
          <text:p/>
        </draw:connector>
        <draw:frame draw:style-name="gr11" draw:text-style-name="P36" draw:layer="layout" svg:width="4.445cm" svg:height="0.885cm" svg:x="26.13cm" svg:y="11.11cm">
          <draw:text-box>
            <text:p text:style-name="P1"><text:span text:style-name="T13">FPGA Regs</text:span></text:p>
          </draw:text-box>
        </draw:frame>
        <draw:frame draw:style-name="gr11" draw:text-style-name="P36" draw:layer="layout" svg:width="4.445cm" svg:height="0.885cm" svg:x="29.675cm" svg:y="11.26cm">
          <draw:text-box>
            <text:p text:style-name="P1"><text:span text:style-name="T13">sync</text:span></text:p>
          </draw:text-box>
        </draw:frame>
        <draw:frame draw:style-name="gr11" draw:text-style-name="P36" draw:layer="layout" svg:width="2.065cm" svg:height="0.885cm" svg:x="27.51cm" svg:y="4.935cm">
          <draw:text-box>
            <text:p text:style-name="P1"><text:span text:style-name="T13">TXa0</text:span></text:p>
          </draw:text-box>
        </draw:frame>
        <draw:frame draw:style-name="gr11" draw:text-style-name="P36" draw:layer="layout" svg:width="1.27cm" svg:height="0.885cm" svg:x="17.91cm" svg:y="5.336cm">
          <draw:text-box>
            <text:p text:style-name="P1"><text:span text:style-name="T13">Q0</text:span></text:p>
          </draw:text-box>
        </draw:frame>
        <draw:frame draw:style-name="gr11" draw:text-style-name="P36" draw:layer="layout" svg:width="1.27cm" svg:height="0.885cm" svg:x="17.91cm" svg:y="7.436cm">
          <draw:text-box>
            <text:p text:style-name="P1"><text:span text:style-name="T13">I1</text:span></text:p>
          </draw:text-box>
        </draw:frame>
        <draw:frame draw:style-name="gr11" draw:text-style-name="P36" draw:layer="layout" svg:width="1.27cm" svg:height="0.885cm" svg:x="17.91cm" svg:y="8.036cm">
          <draw:text-box>
            <text:p text:style-name="P1"><text:span text:style-name="T13">Q1</text:span></text:p>
          </draw:text-box>
        </draw:frame>
        <draw:frame draw:style-name="gr11" draw:text-style-name="P36" draw:layer="layout" svg:width="1.27cm" svg:height="0.885cm" svg:x="23.225cm" svg:y="4.66cm">
          <draw:text-box>
            <text:p text:style-name="P1"><text:span text:style-name="T13">I0</text:span></text:p>
          </draw:text-box>
        </draw:frame>
        <draw:frame draw:style-name="gr11" draw:text-style-name="P36" draw:layer="layout" svg:width="1.27cm" svg:height="0.885cm" svg:x="23.11cm" svg:y="5.737cm">
          <draw:text-box>
            <text:p text:style-name="P1"><text:span text:style-name="T13">Q0</text:span></text:p>
          </draw:text-box>
        </draw:frame>
        <draw:frame draw:style-name="gr11" draw:text-style-name="P36" draw:layer="layout" svg:width="1.27cm" svg:height="0.885cm" svg:x="23.31cm" svg:y="7.437cm">
          <draw:text-box>
            <text:p text:style-name="P1"><text:span text:style-name="T13">I1</text:span></text:p>
          </draw:text-box>
        </draw:frame>
        <draw:frame draw:style-name="gr11" draw:text-style-name="P36" draw:layer="layout" svg:width="1.27cm" svg:height="0.885cm" svg:x="23.11cm" svg:y="8.537cm">
          <draw:text-box>
            <text:p text:style-name="P1"><text:span text:style-name="T13">Q1</text:span></text:p>
          </draw:text-box>
        </draw:frame>
        <draw:frame draw:style-name="gr11" draw:text-style-name="P36" draw:layer="layout" svg:width="3.88cm" svg:height="0.885cm" svg:x="5.81cm" svg:y="6.236cm">
          <draw:text-box>
            <text:p text:style-name="P1"><text:span text:style-name="T13">I0,Q0,I1,Q1,I0, ...</text:span></text:p>
          </draw:text-box>
        </draw:frame>
        <draw:frame draw:style-name="gr11" draw:text-style-name="P36" draw:layer="layout" svg:width="2.065cm" svg:height="0.885cm" svg:x="27.511cm" svg:y="5.736cm">
          <draw:text-box>
            <text:p text:style-name="P1"><text:span text:style-name="T13">TXb0</text:span></text:p>
          </draw:text-box>
        </draw:frame>
        <draw:frame draw:style-name="gr11" draw:text-style-name="P36" draw:layer="layout" svg:width="2.065cm" svg:height="0.885cm" svg:x="27.512cm" svg:y="7.037cm">
          <draw:text-box>
            <text:p text:style-name="P1"><text:span text:style-name="T13">TXa1</text:span></text:p>
          </draw:text-box>
        </draw:frame>
        <draw:frame draw:style-name="gr11" draw:text-style-name="P36" draw:layer="layout" svg:width="2.065cm" svg:height="0.885cm" svg:x="27.513cm" svg:y="8.338cm">
          <draw:text-box>
            <text:p text:style-name="P1"><text:span text:style-name="T13">TXb1</text:span></text:p>
          </draw:text-box>
        </draw:frame>
        <draw:custom-shape draw:style-name="gr194" draw:text-style-name="P2" draw:id="id198" draw:layer="layout" svg:width="1.905cm" svg:height="1.405cm" svg:x="3.61cm" svg:y="18.01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AD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199" draw:layer="layout" svg:width="2.765cm" svg:height="5.715cm" svg:x="8.055cm" svg:y="17.31cm">
          <draw:glue-point draw:id="4" svg:x="-4.998cm" svg:y="-1.14cm"/>
          <draw:glue-point draw:id="5" svg:x="-4.998cm" svg:y="-3.363cm"/>
          <draw:glue-point draw:id="6" svg:x="-4.998cm" svg:y="1.081cm"/>
          <draw:glue-point draw:id="7" svg:x="-4.998cm" svg:y="3.303cm"/>
          <draw:glue-point draw:id="8" svg:x="4.998cm" svg:y="-3.363cm"/>
          <draw:glue-point draw:id="9" svg:x="4.998cm" svg:y="1.081cm"/>
          <draw:glue-point draw:id="10" svg:x="4.998cm" svg:y="3.303cm"/>
          <draw:glue-point draw:id="11" svg:x="4.998cm" svg:y="-1.202cm"/>
          <text:p text:style-name="P2">SWITCH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14cm" svg:y1="18.479cm" svg:x2="8.056cm" svg:y2="18.246cm" draw:start-shape="id198" draw:start-glue-point="6" draw:end-shape="id199" draw:end-glue-point="5" svg:d="m5514 18479h1270v-233h1272">
          <text:p/>
        </draw:connector>
        <draw:connector draw:style-name="gr6" draw:text-style-name="P3" draw:layer="layout" svg:x1="5.514cm" svg:y1="18.946cm" svg:x2="8.056cm" svg:y2="19.516cm" draw:start-shape="id198" draw:start-glue-point="7" draw:end-shape="id199" draw:end-glue-point="4" svg:d="m5514 18946h1270v570h1272">
          <text:p/>
        </draw:connector>
        <draw:connector draw:style-name="gr6" draw:text-style-name="P3" draw:layer="layout" svg:x1="5.544cm" svg:y1="21.389cm" svg:x2="8.056cm" svg:y2="20.784cm" draw:start-shape="id200" draw:start-glue-point="6" draw:end-shape="id199" draw:end-glue-point="6" svg:d="m5544 21389h1255v-605h1257">
          <text:p/>
        </draw:connector>
        <draw:connector draw:style-name="gr6" draw:text-style-name="P3" draw:layer="layout" svg:x1="5.544cm" svg:y1="21.856cm" svg:x2="8.056cm" svg:y2="22.054cm" draw:start-shape="id200" draw:start-glue-point="7" draw:end-shape="id199" draw:end-glue-point="7" svg:d="m5544 21856h1255v198h1257">
          <text:p/>
        </draw:connector>
        <draw:connector draw:style-name="gr6" draw:text-style-name="P3" draw:layer="layout" draw:line-skew="0.065cm" svg:x1="10.824cm" svg:y1="17.631cm" svg:x2="13.035cm" svg:y2="17.72cm" draw:end-shape="id201" draw:end-glue-point="4" svg:d="m10824 17631h908v89h1303">
          <text:p/>
        </draw:connector>
        <draw:connector draw:style-name="gr6" draw:text-style-name="P3" draw:layer="layout" svg:x1="10.818cm" svg:y1="18.246cm" svg:x2="13.035cm" svg:y2="18.353cm" draw:start-shape="id199" draw:start-glue-point="8" draw:end-shape="id201" draw:end-glue-point="5" svg:d="m10818 18246h1109v107h1108">
          <text:p/>
        </draw:connector>
        <draw:connector draw:style-name="gr6" draw:text-style-name="P3" draw:layer="layout" svg:x1="10.818cm" svg:y1="22.054cm" svg:x2="13.035cm" svg:y2="22.221cm" draw:start-shape="id199" draw:start-glue-point="10" draw:end-shape="id202" draw:end-glue-point="4" svg:d="m10818 22054h1109v167h1108">
          <text:p/>
        </draw:connector>
        <draw:connector draw:style-name="gr6" draw:text-style-name="P3" draw:layer="layout" draw:line-skew="0.115cm" svg:x1="10.824cm" svg:y1="22.634cm" svg:x2="13.035cm" svg:y2="22.854cm" draw:end-shape="id202" draw:end-glue-point="5" svg:d="m10824 22634h958v220h1253">
          <text:p/>
        </draw:connector>
        <draw:connector draw:style-name="gr6" draw:text-style-name="P3" draw:layer="layout" svg:x1="9.481cm" svg:y1="24.959cm" svg:x2="9.437cm" svg:y2="23.025cm" draw:end-shape="id199" draw:end-glue-point="2" svg:d="m9481 24959v-704h-44v-1230">
          <text:p/>
        </draw:connector>
        <draw:frame draw:style-name="gr11" draw:text-style-name="P36" draw:layer="layout" svg:width="1.86cm" svg:height="0.885cm" svg:x="5.46cm" svg:y="17.592cm">
          <draw:text-box>
            <text:p text:style-name="P1"><text:span text:style-name="T13">RXa0</text:span></text:p>
          </draw:text-box>
        </draw:frame>
        <draw:custom-shape draw:style-name="gr194" draw:text-style-name="P2" draw:id="id200" draw:layer="layout" svg:width="1.905cm" svg:height="1.405cm" svg:x="3.64cm" svg:y="20.92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AD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01" draw:layer="layout" svg:width="3.81cm" svg:height="1.905cm" svg:x="13.035cm" svg:y="17.084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RX CHAIN 0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02" draw:layer="layout" svg:width="3.81cm" svg:height="1.905cm" svg:x="13.035cm" svg:y="21.585cm">
          <draw:glue-point draw:id="4" svg:x="-5cm" svg:y="-1.664cm"/>
          <draw:glue-point draw:id="5" svg:x="-5cm" svg:y="1.669cm"/>
          <draw:glue-point draw:id="6" svg:x="5cm" svg:y="-1.664cm"/>
          <draw:glue-point draw:id="7" svg:x="5cm" svg:y="1.669cm"/>
          <text:p text:style-name="P2">RX CHAIN 3</text:p>
          <draw:enhanced-geometry svg:viewBox="0 0 21600 21600" draw:type="rectangle" draw:enhanced-path="M 0 0 L 21600 0 21600 21600 0 21600 0 0 Z N"/>
        </draw:custom-shape>
        <draw:custom-shape draw:style-name="gr196" draw:text-style-name="P3" draw:id="id203" draw:layer="layout" svg:width="5.08cm" svg:height="1.27cm" draw:transform="rotate (1.57725404502698) translate (19.785cm 22.298cm)">
          <draw:glue-point draw:id="8" svg:x="4.574cm" svg:y="-2.299cm"/>
          <draw:glue-point draw:id="9" svg:x="4.574cm" svg:y="2.692cm"/>
          <draw:glue-point draw:id="10" svg:x="4.574cm" svg:y="1.444cm"/>
          <draw:glue-point draw:id="11" svg:x="4.574cm" svg:y="-1.051cm"/>
          <draw:glue-point draw:id="12" svg:x="-4.742cm" svg:y="-1.255cm"/>
          <draw:glue-point draw:id="13" svg:x="-4.742cm" svg:y="-3.751cm"/>
          <draw:glue-point draw:id="14" svg:x="-4.742cm" svg:y="1.24cm"/>
          <draw:glue-point draw:id="15" svg:x="-4.742cm" svg:y="3.736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4" draw:text-style-name="P2" draw:id="id204" draw:layer="layout" svg:width="2.54cm" svg:height="1.905cm" svg:x="23.23cm" svg:y="18.78cm">
          <text:p text:style-name="P2">FIFO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05" draw:layer="layout" svg:width="2.54cm" svg:height="1.905cm" svg:x="32.01cm" svg:y="18.78cm">
          <text:p text:style-name="P2">US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6.845cm" svg:y1="17.72cm" svg:x2="19.786cm" svg:y2="17.846cm" draw:start-shape="id201" draw:start-glue-point="6" draw:end-shape="id203" draw:end-glue-point="13" svg:d="m16845 17720h1441v126h1500">
          <text:p/>
        </draw:connector>
        <draw:connector draw:style-name="gr6" draw:text-style-name="P3" draw:layer="layout" svg:x1="16.845cm" svg:y1="18.353cm" svg:x2="19.786cm" svg:y2="19.116cm" draw:start-shape="id201" draw:start-glue-point="7" draw:end-shape="id203" draw:end-glue-point="12" svg:d="m16845 18353h1441v763h1500">
          <text:p/>
        </draw:connector>
        <draw:connector draw:style-name="gr6" draw:text-style-name="P3" draw:layer="layout" svg:x1="16.845cm" svg:y1="22.221cm" svg:x2="19.786cm" svg:y2="20.384cm" draw:start-shape="id202" draw:start-glue-point="6" draw:end-shape="id203" draw:end-glue-point="14" svg:d="m16845 22221h1441v-1837h1500">
          <text:p/>
        </draw:connector>
        <draw:connector draw:style-name="gr6" draw:text-style-name="P3" draw:layer="layout" svg:x1="16.845cm" svg:y1="22.854cm" svg:x2="19.786cm" svg:y2="21.654cm" draw:start-shape="id202" draw:start-glue-point="7" draw:end-shape="id203" draw:end-glue-point="15" svg:d="m16845 22854h1441v-1200h1500">
          <text:p/>
        </draw:connector>
        <draw:connector draw:style-name="gr6" draw:text-style-name="P3" draw:layer="layout" svg:x1="20.891cm" svg:y1="19.751cm" svg:x2="23.23cm" svg:y2="19.732cm" draw:start-shape="id203" draw:start-glue-point="4" draw:end-shape="id204" draw:end-glue-point="3" svg:d="m20891 19751h1260v-19h1079">
          <text:p/>
        </draw:connector>
        <draw:connector draw:style-name="gr6" draw:text-style-name="P3" draw:layer="layout" svg:x1="25.77cm" svg:y1="19.732cm" svg:x2="32.01cm" svg:y2="19.732cm" draw:start-shape="id204" draw:start-glue-point="1" draw:end-shape="id205" draw:end-glue-point="3" svg:d="m25770 19732h6240">
          <text:p/>
        </draw:connector>
        <draw:custom-shape draw:style-name="gr3" draw:text-style-name="P34" draw:id="id206" draw:layer="layout" svg:width="7.75cm" svg:height="6.35cm" svg:x="18.855cm" svg:y="17.075cm">
          <draw:glue-point draw:id="4" svg:x="-2.335cm" svg:y="5cm"/>
          <draw:glue-point draw:id="5" svg:x="2.58cm" svg:y="5cm"/>
          <text:p text:style-name="P34"/>
          <text:p text:style-name="P34"/>
          <text:p text:style-name="P34"/>
          <text:p text:style-name="P34"/>
          <text:p text:style-name="P34"/>
          <text:p text:style-name="P34"/>
          <text:p text:style-name="P34"/>
          <text:p text:style-name="P34">RX BUFFER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20.574cm" svg:height="9.28cm" svg:x="7.096cm" svg:y="16.55cm"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>FPG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5" draw:layer="layout" svg:x1="22.73cm" svg:y1="15.081cm" svg:x2="22.73cm" svg:y2="17.075cm" draw:end-shape="id206" draw:end-glue-point="0" svg:d="m22730 15081v1994">
          <text:p/>
        </draw:connector>
        <draw:frame draw:style-name="gr11" draw:text-style-name="P36" draw:layer="layout" svg:width="4.445cm" svg:height="0.885cm" svg:x="22.59cm" svg:y="14.9cm">
          <draw:text-box>
            <text:p text:style-name="P1"><text:span text:style-name="T13">FPGA Regs</text:span></text:p>
          </draw:text-box>
        </draw:frame>
        <draw:frame draw:style-name="gr11" draw:text-style-name="P36" draw:layer="layout" svg:width="4.445cm" svg:height="0.885cm" svg:x="9.39cm" svg:y="24.345cm">
          <draw:text-box>
            <text:p text:style-name="P1"><text:span text:style-name="T13">FPGA Regs</text:span></text:p>
          </draw:text-box>
        </draw:frame>
        <draw:frame draw:style-name="gr11" draw:text-style-name="P36" draw:layer="layout" svg:width="1.86cm" svg:height="0.885cm" svg:x="5.46cm" svg:y="18.993cm">
          <draw:text-box>
            <text:p text:style-name="P1"><text:span text:style-name="T13">RXb0</text:span></text:p>
          </draw:text-box>
        </draw:frame>
        <draw:frame draw:style-name="gr11" draw:text-style-name="P36" draw:layer="layout" svg:width="1.86cm" svg:height="0.885cm" svg:x="5.46cm" svg:y="20.694cm">
          <draw:text-box>
            <text:p text:style-name="P1"><text:span text:style-name="T13">RXa1</text:span></text:p>
          </draw:text-box>
        </draw:frame>
        <draw:frame draw:style-name="gr11" draw:text-style-name="P36" draw:layer="layout" svg:width="1.86cm" svg:height="0.885cm" svg:x="5.46cm" svg:y="21.795cm">
          <draw:text-box>
            <text:p text:style-name="P1"><text:span text:style-name="T13">RXb1</text:span></text:p>
          </draw:text-box>
        </draw:frame>
        <draw:frame draw:style-name="gr11" draw:text-style-name="P36" draw:layer="layout" svg:width="1.27cm" svg:height="0.885cm" svg:x="17.91cm" svg:y="4.637cm">
          <draw:text-box>
            <text:p text:style-name="P1"><text:span text:style-name="T13">I0</text:span></text:p>
          </draw:text-box>
        </draw:frame>
        <draw:frame draw:style-name="gr11" draw:text-style-name="P36" draw:layer="layout" svg:width="1.27cm" svg:height="0.885cm" svg:x="11.795cm" svg:y="17.175cm">
          <draw:text-box>
            <text:p text:style-name="P1"><text:span text:style-name="T13">I0</text:span></text:p>
          </draw:text-box>
        </draw:frame>
        <draw:frame draw:style-name="gr11" draw:text-style-name="P36" draw:layer="layout" svg:width="1.27cm" svg:height="0.885cm" svg:x="11.795cm" svg:y="17.776cm">
          <draw:text-box>
            <text:p text:style-name="P1"><text:span text:style-name="T13">Q0</text:span></text:p>
          </draw:text-box>
        </draw:frame>
        <draw:frame draw:style-name="gr11" draw:text-style-name="P36" draw:layer="layout" svg:width="1.27cm" svg:height="0.885cm" svg:x="11.795cm" svg:y="21.675cm">
          <draw:text-box>
            <text:p text:style-name="P1"><text:span text:style-name="T13">I3</text:span></text:p>
          </draw:text-box>
        </draw:frame>
        <draw:frame draw:style-name="gr11" draw:text-style-name="P36" draw:layer="layout" svg:width="1.27cm" svg:height="0.885cm" svg:x="11.695cm" svg:y="22.276cm">
          <draw:text-box>
            <text:p text:style-name="P1"><text:span text:style-name="T13">Q3</text:span></text:p>
          </draw:text-box>
        </draw:frame>
        <draw:frame draw:style-name="gr11" draw:text-style-name="P36" draw:layer="layout" svg:width="1.27cm" svg:height="0.885cm" svg:x="16.895cm" svg:y="17.175cm">
          <draw:text-box>
            <text:p text:style-name="P1"><text:span text:style-name="T13">I0</text:span></text:p>
          </draw:text-box>
        </draw:frame>
        <draw:frame draw:style-name="gr11" draw:text-style-name="P36" draw:layer="layout" svg:width="1.27cm" svg:height="0.885cm" svg:x="16.895cm" svg:y="17.776cm">
          <draw:text-box>
            <text:p text:style-name="P1"><text:span text:style-name="T13">Q0</text:span></text:p>
          </draw:text-box>
        </draw:frame>
        <draw:frame draw:style-name="gr11" draw:text-style-name="P36" draw:layer="layout" svg:width="1.27cm" svg:height="0.885cm" svg:x="16.895cm" svg:y="21.675cm">
          <draw:text-box>
            <text:p text:style-name="P1"><text:span text:style-name="T13">I3</text:span></text:p>
          </draw:text-box>
        </draw:frame>
        <draw:frame draw:style-name="gr11" draw:text-style-name="P36" draw:layer="layout" svg:width="1.27cm" svg:height="0.885cm" svg:x="16.795cm" svg:y="22.276cm">
          <draw:text-box>
            <text:p text:style-name="P1"><text:span text:style-name="T13">Q3</text:span></text:p>
          </draw:text-box>
        </draw:frame>
        <draw:frame draw:style-name="gr11" draw:text-style-name="P36" draw:layer="layout" svg:width="3.88cm" svg:height="0.885cm" svg:x="27.7cm" svg:y="18.98cm">
          <draw:text-box>
            <text:p text:style-name="P1"><text:span text:style-name="T13">I0,Q0,I1,Q1,I0, ...</text:span></text:p>
          </draw:text-box>
        </draw:frame>
        <draw:line draw:style-name="gr17" draw:text-style-name="P3" draw:layer="layout" svg:x1="11.795cm" svg:y1="19.015cm" svg:x2="11.795cm" svg:y2="21.555cm">
          <text:p/>
        </draw:line>
        <draw:line draw:style-name="gr17" draw:text-style-name="P3" draw:layer="layout" svg:x1="14.895cm" svg:y1="19.315cm" svg:x2="14.97cm" svg:y2="20.985cm">
          <text:p/>
        </draw:line>
        <draw:frame draw:style-name="gr197" draw:text-style-name="P1" draw:layer="layout" svg:width="4.445cm" svg:height="1.27cm" svg:x="4.175cm" svg:y="14.97cm">
          <draw:text-box>
            <text:p text:style-name="P1">RX</text:p>
          </draw:text-box>
        </draw:frame>
        <draw:frame draw:style-name="gr197" draw:text-style-name="P1" draw:layer="layout" svg:width="4.445cm" svg:height="1.27cm" svg:x="2.905cm" svg:y="1.635cm">
          <draw:text-box>
            <text:p text:style-name="P1">TX</text:p>
          </draw:text-box>
        </draw:frame>
      </draw:page>
      <draw:page draw:name="USRP2-simple" draw:style-name="dp1" draw:master-page-name="Default">
        <office:forms form:automatic-focus="false" form:apply-design-mode="false"/>
        <draw:custom-shape draw:style-name="gr198" draw:text-style-name="P2" draw:layer="layout" svg:width="17.145cm" svg:height="12.065cm" svg:x="8.565cm" svg:y="6.415cm">
          <draw:glue-point draw:id="4" svg:x="4.999cm" svg:y="0.843cm"/>
          <draw:glue-point draw:id="5" svg:x="4.999cm" svg:y="-2.84cm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49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32"><text:span text:style-name="T8"><text:s/></text:span><text:span text:style-name="T8">FPGA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7" draw:layer="layout" svg:width="3.57cm" svg:height="3.175cm" svg:x="9.61cm" svg:y="7.315cm">
          <text:p text:style-name="P2"><text:span text:style-name="T8">aeMB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08" draw:layer="layout" svg:width="2.54cm" svg:height="1.77cm" svg:x="16.343cm" svg:y="19.717cm">
          <text:p text:style-name="P2"><text:span text:style-name="T8">ADC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0" draw:layer="layout" svg:width="2.54cm" svg:height="1.905cm" svg:x="27.665cm" svg:y="12.623cm">
          <text:p text:style-name="P2"><text:span text:style-name="T8">DAC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07" draw:layer="layout" svg:width="3.81cm" svg:height="2.573cm" svg:x="21.511cm" svg:y="19.317cm">
          <text:p text:style-name="P2"><text:span text:style-name="T8">RX </text:span></text:p>
          <text:p text:style-name="P2"><text:span text:style-name="T8">front-end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09" draw:layer="layout" svg:width="3.81cm" svg:height="2.573cm" svg:x="27.03cm" svg:y="17.03cm">
          <text:p text:style-name="P2"><text:span text:style-name="T8">TX </text:span></text:p>
          <text:p text:style-name="P2"><text:span text:style-name="T8">front-end</text:span></text:p>
          <draw:enhanced-geometry svg:viewBox="0 0 21600 21600" draw:type="rectangle" draw:enhanced-path="M 0 0 L 21600 0 21600 21600 0 21600 0 0 Z N"/>
        </draw:custom-shape>
        <draw:connector draw:style-name="gr199" draw:layer="layout" svg:x1="21.511cm" svg:y1="20.603cm" svg:x2="18.883cm" svg:y2="20.602cm" draw:start-shape="id207" draw:start-glue-point="3" draw:end-shape="id208" draw:end-glue-point="1" svg:d="m21511 20603h-1314v-1h-1314">
          <text:p/>
        </draw:connector>
        <draw:connector draw:style-name="gr200" draw:layer="layout" svg:x1="28.935cm" svg:y1="17.03cm" svg:x2="28.935cm" svg:y2="14.528cm" draw:start-shape="id209" draw:start-glue-point="0" draw:end-shape="id210" draw:end-glue-point="2" svg:d="m28935 17030v-2502">
          <text:p/>
        </draw:connector>
        <draw:connector draw:style-name="gr201" draw:layer="layout" svg:x1="24.38cm" svg:y1="13.576cm" svg:x2="27.665cm" svg:y2="13.575cm" draw:start-shape="id211" draw:start-glue-point="1" draw:end-shape="id210" draw:end-glue-point="3" svg:d="m24380 13576h1643v-1h1642">
          <text:p/>
        </draw:connector>
        <draw:connector draw:style-name="gr202" draw:layer="layout" svg:x1="17.613cm" svg:y1="19.717cm" svg:x2="17.613cm" svg:y2="17.235cm" draw:start-shape="id208" draw:start-glue-point="0" draw:end-shape="id212" draw:end-glue-point="2" svg:d="m17613 19717v-2482">
          <text:p/>
        </draw:connector>
        <draw:custom-shape draw:style-name="gr8" draw:text-style-name="P13" draw:id="id215" draw:layer="layout" svg:width="3.175cm" svg:height="2.519cm" svg:x="16.02cm" svg:y="10.546cm">
          <text:p text:style-name="P2"><text:span text:style-name="T8">Buff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2" draw:layer="layout" svg:width="2.93cm" svg:height="2.518cm" svg:x="16.148cm" svg:y="14.717cm">
          <text:p text:style-name="P2"><text:span text:style-name="T8">RX </text:span></text:p>
          <text:p text:style-name="P2"><text:span text:style-name="T8">control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1" draw:layer="layout" svg:width="3.12cm" svg:height="2.517cm" svg:x="21.26cm" svg:y="12.318cm">
          <text:p text:style-name="P2"><text:span text:style-name="T8">TX </text:span></text:p>
          <text:p text:style-name="P2"><text:span text:style-name="T8">control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4" draw:layer="layout" svg:width="3.175cm" svg:height="2.54cm" svg:x="20.855cm" svg:y="7.58cm">
          <text:p text:style-name="P2"><text:span text:style-name="T8">Ethernet </text:span></text:p>
          <text:p text:style-name="P2"><text:span text:style-name="T8">MAC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id="id213" draw:layer="layout" svg:width="3.175cm" svg:height="2.54cm" svg:x="27.256cm" svg:y="7.58cm">
          <text:p text:style-name="P2"><text:span text:style-name="T8">Gigabit</text:span></text:p>
          <text:p text:style-name="P2"><text:span text:style-name="T8">Ethernet </text:span></text:p>
          <draw:enhanced-geometry svg:viewBox="0 0 21600 21600" draw:type="rectangle" draw:enhanced-path="M 0 0 L 21600 0 21600 21600 0 21600 0 0 Z N"/>
        </draw:custom-shape>
        <draw:connector draw:style-name="gr203" draw:layer="layout" svg:x1="27.256cm" svg:y1="8.85cm" svg:x2="24.03cm" svg:y2="8.85cm" draw:start-shape="id213" draw:start-glue-point="3" draw:end-shape="id214" draw:end-glue-point="1" svg:d="m27256 8850h-3226">
          <text:p/>
        </draw:connector>
        <draw:connector draw:style-name="gr204" draw:layer="layout" svg:x1="17.613cm" svg:y1="14.717cm" svg:x2="17.607cm" svg:y2="13.065cm" draw:start-shape="id212" draw:start-glue-point="0" draw:end-shape="id215" svg:d="m17613 14717v-826h-6v-826">
          <text:p/>
        </draw:connector>
        <draw:connector draw:style-name="gr205" draw:layer="layout" svg:x1="19.195cm" svg:y1="11.805cm" svg:x2="21.26cm" svg:y2="13.576cm" draw:start-shape="id215" draw:start-glue-point="1" draw:end-shape="id211" draw:end-glue-point="3" svg:d="m19195 11805h1032v1771h1033">
          <text:p/>
        </draw:connector>
        <draw:connector draw:style-name="gr206" draw:layer="layout" svg:x1="17.607cm" svg:y1="10.546cm" svg:x2="20.855cm" svg:y2="8.85cm" draw:start-shape="id215" draw:start-glue-point="0" draw:end-shape="id214" draw:end-glue-point="3" svg:d="m17607 10546v-1696h3248">
          <text:p/>
        </draw:connector>
        <draw:polyline draw:style-name="gr207" draw:id="id216" draw:layer="layout" svg:width="10.04cm" svg:height="3.942cm" draw:transform="rotate (0.888547122190145) translate (9.63330645585117cm 13.0574300876862cm)" svg:viewBox="0 0 10041 3943" draw:points="0,32066 2402,35023 6838,31420 10041,35363">
          <draw:glue-point draw:id="4" svg:x="-0.714cm" svg:y="2cm"/>
          <draw:glue-point draw:id="5" svg:x="2.142cm" svg:y="-5cm"/>
          <draw:glue-point draw:id="6" svg:x="-2.857cm" svg:y="5cm"/>
          <text:p/>
        </draw:polyline>
        <draw:frame draw:style-name="gr208" draw:text-style-name="P14" draw:layer="layout" svg:width="4.888cm" svg:height="0.878cm" svg:x="10.065cm" svg:y="13.685cm">
          <draw:text-box>
            <text:p text:style-name="P1"><text:span text:style-name="T9">WISHBONE BUS</text:span></text:p>
          </draw:text-box>
        </draw:frame>
        <draw:connector draw:style-name="gr209" draw:layer="layout" svg:x1="22.442cm" svg:y1="7.58cm" svg:x2="16.484cm" svg:y2="7.75cm" draw:start-shape="id214" draw:start-glue-point="0" draw:end-shape="id216" draw:end-glue-point="5" svg:d="m22442 7580v-526h-5958v696">
          <text:p/>
        </draw:connector>
        <draw:connector draw:style-name="gr210" draw:layer="layout" draw:line-skew="-1.872cm" svg:x1="12.041cm" svg:y1="13.464cm" svg:x2="11.395cm" svg:y2="10.49cm" draw:start-shape="id216" draw:start-glue-point="6" draw:end-shape="id217" draw:end-glue-point="2" svg:d="m12041 13464v-1269h-646v-1705">
          <text:p/>
        </draw:connector>
        <draw:connector draw:style-name="gr211" draw:layer="layout" draw:line-skew="5.437cm -2.272cm" svg:x1="16.02cm" svg:y1="11.805cm" svg:x2="13.946cm" svg:y2="11.75cm" draw:start-shape="id215" draw:start-glue-point="3" draw:end-shape="id216" draw:end-glue-point="4" svg:d="m16020 11805h-1050v-10h-1024v-45">
          <text:p/>
        </draw:connector>
      </draw:page>
      <draw:page draw:name="USRP2-dataflow" draw:style-name="dp1" draw:master-page-name="Default">
        <office:forms form:automatic-focus="false" form:apply-design-mode="false"/>
        <draw:custom-shape draw:style-name="gr194" draw:text-style-name="P2" draw:id="id218" draw:layer="layout" svg:width="4.048cm" svg:height="2.116cm" svg:x="25.018cm" svg:y="12.573cm">
          <text:p text:style-name="P2">SD C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19" draw:layer="layout" svg:width="3.942cm" svg:height="1.984cm" svg:x="25.049cm" svg:y="7.619cm">
          <text:p text:style-name="P2">CPLD</text:p>
          <draw:enhanced-geometry svg:viewBox="0 0 21600 21600" draw:type="rectangle" draw:enhanced-path="M 0 0 L 21600 0 21600 21600 0 21600 0 0 Z N"/>
        </draw:custom-shape>
        <draw:custom-shape draw:style-name="gr212" draw:text-style-name="P2" draw:id="id221" draw:layer="layout" svg:width="3.36cm" svg:height="2.408cm" svg:x="12.936cm" svg:y="5.793cm">
          <text:p text:style-name="P2">aeM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7.042cm" svg:y1="12.573cm" svg:x2="27.02cm" svg:y2="9.603cm" draw:start-shape="id218" draw:start-glue-point="0" draw:end-shape="id219" draw:end-glue-point="2" svg:d="m27042 12573v-1485h-22v-1485">
          <text:p/>
        </draw:connector>
        <draw:custom-shape draw:style-name="gr194" draw:text-style-name="P2" draw:id="id220" draw:layer="layout" svg:width="3.87cm" svg:height="1.522cm" svg:x="18.831cm" svg:y="6.257cm">
          <text:p text:style-name="P2">RAM Load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7.02cm" svg:y1="7.619cm" svg:x2="22.701cm" svg:y2="7.018cm" draw:start-shape="id219" draw:start-glue-point="0" draw:end-shape="id220" draw:end-glue-point="1" svg:d="m27020 7619v-601h-4319">
          <text:p/>
        </draw:connector>
        <draw:connector draw:style-name="gr6" draw:text-style-name="P3" draw:layer="layout" svg:x1="18.831cm" svg:y1="7.018cm" svg:x2="16.296cm" svg:y2="6.997cm" draw:start-shape="id220" draw:start-glue-point="3" draw:end-shape="id221" draw:end-glue-point="1" svg:d="m18831 7018h-1267v-21h-1268">
          <text:p/>
        </draw:connector>
        <draw:custom-shape draw:style-name="gr194" draw:text-style-name="P2" draw:id="id223" draw:layer="layout" svg:width="5.466cm" svg:height="1.482cm" svg:x="12.474cm" svg:y="19.708cm">
          <text:p text:style-name="P2">TX daughterbo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24" draw:layer="layout" svg:width="5.398cm" svg:height="1.482cm" svg:x="18.491cm" svg:y="19.655cm">
          <text:p text:style-name="P2">RX daughterboard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22" draw:layer="layout" svg:width="1.905cm" svg:height="1.27cm" svg:x="14.232cm" svg:y="17.203cm">
          <text:p text:style-name="P2">DA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25" draw:layer="layout" svg:width="1.905cm" svg:height="1.27cm" svg:x="20.233cm" svg:y="17.203cm">
          <text:p text:style-name="P2">ADC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184cm" svg:y1="18.473cm" svg:x2="15.207cm" svg:y2="19.708cm" draw:start-shape="id222" draw:start-glue-point="2" draw:end-shape="id223" draw:end-glue-point="0" svg:d="m15184 18473v618h23v617">
          <text:p/>
        </draw:connector>
        <draw:connector draw:style-name="gr6" draw:text-style-name="P3" draw:layer="layout" svg:x1="21.19cm" svg:y1="19.655cm" svg:x2="21.185cm" svg:y2="18.473cm" draw:start-shape="id224" draw:start-glue-point="0" draw:end-shape="id225" draw:end-glue-point="2" svg:d="m21190 19655v-591h-5v-591">
          <text:p/>
        </draw:connector>
        <draw:custom-shape draw:style-name="gr194" draw:text-style-name="P2" draw:id="id226" draw:layer="layout" svg:width="2.205cm" svg:height="2.161cm" svg:x="14.074cm" svg:y="13.13cm">
          <text:p text:style-name="P2">TX</text:p>
          <text:p text:style-name="P2">DSP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27" draw:layer="layout" svg:width="2.205cm" svg:height="2.161cm" svg:x="20.108cm" svg:y="13.14cm">
          <text:p text:style-name="P2">RX</text:p>
          <text:p text:style-name="P2">DS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176cm" svg:y1="15.291cm" svg:x2="15.184cm" svg:y2="17.203cm" draw:start-shape="id226" draw:start-glue-point="2" draw:end-shape="id222" draw:end-glue-point="0" svg:d="m15176 15291v956h8v956">
          <text:p/>
        </draw:connector>
        <draw:connector draw:style-name="gr6" draw:text-style-name="P3" draw:layer="layout" svg:x1="21.185cm" svg:y1="17.203cm" svg:x2="21.21cm" svg:y2="15.301cm" draw:start-shape="id225" draw:start-glue-point="0" draw:end-shape="id227" draw:end-glue-point="2" svg:d="m21185 17203v-951h25v-951">
          <text:p/>
        </draw:connector>
        <draw:custom-shape draw:style-name="gr194" draw:text-style-name="P2" draw:id="id228" draw:layer="layout" svg:width="3.793cm" svg:height="1.613cm" svg:x="15.838cm" svg:y="9.687cm">
          <text:p text:style-name="P2">Buffer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252cm" svg:x1="17.734cm" svg:y1="11.3cm" svg:x2="15.176cm" svg:y2="13.13cm" draw:start-shape="id228" draw:start-glue-point="2" draw:end-shape="id226" draw:end-glue-point="0" svg:d="m17734 11300v1166h-2558v664">
          <text:p/>
        </draw:connector>
        <draw:connector draw:style-name="gr6" draw:text-style-name="P3" draw:layer="layout" svg:x1="21.21cm" svg:y1="13.14cm" svg:x2="19.631cm" svg:y2="10.493cm" draw:start-shape="id227" draw:start-glue-point="0" draw:end-shape="id228" draw:end-glue-point="1" svg:d="m21210 13140v-2647h-1579">
          <text:p/>
        </draw:connector>
        <draw:custom-shape draw:style-name="gr194" draw:text-style-name="P2" draw:id="id229" draw:layer="layout" svg:width="2.866cm" svg:height="1.808cm" svg:x="7.35cm" svg:y="9.546cm">
          <text:p text:style-name="P2">Ethrernet</text:p>
          <draw:enhanced-geometry svg:viewBox="0 0 21600 21600" draw:type="rectangle" draw:enhanced-path="M 0 0 L 21600 0 21600 21600 0 21600 0 0 Z N"/>
        </draw:custom-shape>
        <draw:connector draw:style-name="gr97" draw:text-style-name="P3" draw:layer="layout" svg:x1="10.216cm" svg:y1="10.45cm" svg:x2="15.838cm" svg:y2="10.493cm" draw:start-shape="id229" draw:start-glue-point="1" draw:end-shape="id228" draw:end-glue-point="3" svg:d="m10216 10450h2811v43h2811">
          <text:p/>
        </draw:connector>
        <draw:custom-shape draw:style-name="gr62" draw:text-style-name="P32" draw:id="id231" draw:layer="layout" svg:width="12.291cm" svg:height="10.716cm" svg:x="11.275cm" svg:y="5.298cm"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>FPGA</text:p>
          <draw:enhanced-geometry svg:viewBox="0 0 21600 21600" draw:type="rectangle" draw:enhanced-path="M 0 0 L 21600 0 21600 21600 0 21600 0 0 Z N"/>
        </draw:custom-shape>
        <draw:connector draw:style-name="gr195" draw:text-style-name="P3" draw:layer="layout" svg:x1="14.616cm" svg:y1="8.201cm" svg:x2="17.734cm" svg:y2="9.687cm" draw:start-shape="id221" draw:start-glue-point="2" draw:end-shape="id228" draw:end-glue-point="0" svg:d="m14616 8201v743h3118v743">
          <text:p/>
        </draw:connector>
        <draw:connector draw:style-name="gr195" draw:text-style-name="P3" draw:layer="layout" svg:x1="12.936cm" svg:y1="6.997cm" svg:x2="8.783cm" svg:y2="9.546cm" draw:start-shape="id221" draw:start-glue-point="3" draw:end-shape="id229" draw:end-glue-point="0" svg:d="m12936 6997h-4153v2549">
          <text:p/>
        </draw:connector>
        <draw:connector draw:style-name="gr195" draw:text-style-name="P3" draw:layer="layout" draw:line-skew="1.227cm 1.42cm" svg:x1="14.616cm" svg:y1="8.201cm" svg:x2="16.279cm" svg:y2="14.21cm" draw:start-shape="id221" draw:start-glue-point="2" draw:end-shape="id226" draw:end-glue-point="1" svg:d="m14616 8201v3691h3608v2318h-1945">
          <text:p/>
        </draw:connector>
        <draw:connector draw:style-name="gr195" draw:text-style-name="P3" draw:layer="layout" draw:line-skew="0.537cm" svg:x1="18.197cm" svg:y1="14.187cm" svg:x2="20.108cm" svg:y2="14.22cm" draw:start-shape="id230" draw:start-glue-point="2" draw:end-shape="id227" draw:end-glue-point="3" svg:d="m18197 14187v-14h974v47h937">
          <text:p/>
        </draw:connector>
        <draw:connector draw:style-name="gr213" draw:text-style-name="P3" draw:layer="layout" svg:x1="25.049cm" svg:y1="8.611cm" svg:x2="23.566cm" svg:y2="10.656cm" draw:start-shape="id219" draw:start-glue-point="3" draw:end-shape="id231" draw:end-glue-point="1" svg:d="m25049 8611h-742v2045h-741">
          <text:p/>
        </draw:connector>
        <draw:connector draw:style-name="gr214" draw:text-style-name="P3" draw:id="id230" draw:layer="layout" svg:x1="18.197cm" svg:y1="14.187cm" svg:x2="18.21cm" svg:y2="20.493cm" svg:d="m18197 14187v3153h13v3153">
          <text:p/>
        </draw:connector>
        <draw:connector draw:style-name="gr195" draw:text-style-name="P3" draw:layer="layout" svg:x1="18.21cm" svg:y1="20.493cm" svg:x2="15.207cm" svg:y2="21.19cm" draw:start-shape="id230" draw:start-glue-point="3" draw:end-shape="id223" draw:end-glue-point="2" svg:d="m18210 20493v1223h-3003v-526">
          <text:p/>
        </draw:connector>
        <draw:connector draw:style-name="gr195" draw:text-style-name="P3" draw:layer="layout" draw:line-skew="0.047cm" svg:x1="18.21cm" svg:y1="20.493cm" svg:x2="21.19cm" svg:y2="21.137cm" draw:start-shape="id230" draw:start-glue-point="3" draw:end-shape="id224" draw:end-glue-point="2" svg:d="m18210 20493v1217h2980v-573">
          <text:p/>
        </draw:connector>
        <draw:custom-shape draw:style-name="gr194" draw:text-style-name="P5" draw:id="id232" draw:layer="layout" svg:width="2.944cm" svg:height="1.092cm" svg:x="30.867cm" svg:y="20.318cm">
          <text:p text:style-name="P2"><text:span text:style-name="T2">Interpolator</text:span></text:p>
          <draw:enhanced-geometry svg:viewBox="0 0 21600 21600" draw:type="rectangle" draw:enhanced-path="M 0 0 L 21600 0 21600 21600 0 21600 0 0 Z N"/>
        </draw:custom-shape>
        <draw:custom-shape draw:style-name="gr194" draw:text-style-name="P5" draw:id="id233" draw:layer="layout" svg:width="1.901cm" svg:height="1.092cm" svg:x="27.934cm" svg:y="20.302cm">
          <text:p text:style-name="P2"><text:span text:style-name="T2">DUC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0.867cm" svg:y1="20.864cm" svg:x2="29.835cm" svg:y2="20.848cm" draw:start-shape="id232" draw:start-glue-point="3" draw:end-shape="id233" draw:end-glue-point="1" svg:d="m30867 20864h-516v-16h-516">
          <text:p/>
        </draw:connector>
        <draw:custom-shape draw:style-name="gr3" draw:text-style-name="P33" draw:id="id234" draw:layer="layout" svg:width="7.946cm" svg:height="2.616cm" svg:x="27.036cm" svg:y="19.974cm">
          <text:p text:style-name="P32"><text:span text:style-name="T2"/></text:p>
          <text:p text:style-name="P32"><text:span text:style-name="T2"/></text:p>
          <text:p text:style-name="P32"><text:span text:style-name="T2"/></text:p>
          <text:p text:style-name="P32"><text:span text:style-name="T2">TX D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0.823cm" svg:x1="34.982cm" svg:y1="21.282cm" svg:x2="33.811cm" svg:y2="20.864cm" draw:start-shape="id234" draw:start-glue-point="1" draw:end-shape="id232" draw:end-glue-point="1" svg:d="m34982 21282h-297v-418h-874">
          <text:p/>
        </draw:connector>
        <draw:connector draw:style-name="gr6" draw:text-style-name="P3" draw:layer="layout" draw:line-skew="1.066cm" svg:x1="27.934cm" svg:y1="20.848cm" svg:x2="27.036cm" svg:y2="21.282cm" draw:start-shape="id233" draw:start-glue-point="3" draw:end-shape="id234" draw:end-glue-point="3" svg:d="m27934 20848h-358v434h-540">
          <text:p/>
        </draw:connector>
        <draw:custom-shape draw:style-name="gr194" draw:text-style-name="P5" draw:id="id236" draw:layer="layout" svg:width="2.944cm" svg:height="1.092cm" svg:x="30.867cm" svg:y="17.018cm">
          <text:p text:style-name="P2"><text:span text:style-name="T2">Decimator</text:span></text:p>
          <draw:enhanced-geometry svg:viewBox="0 0 21600 21600" draw:type="rectangle" draw:enhanced-path="M 0 0 L 21600 0 21600 21600 0 21600 0 0 Z N"/>
        </draw:custom-shape>
        <draw:custom-shape draw:style-name="gr194" draw:text-style-name="P5" draw:id="id235" draw:layer="layout" svg:width="1.901cm" svg:height="1.092cm" svg:x="27.934cm" svg:y="17.002cm">
          <text:p text:style-name="P2"><text:span text:style-name="T2">DDC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8.884cm" svg:y1="17.002cm" svg:x2="32.339cm" svg:y2="17.018cm" draw:start-shape="id235" draw:end-shape="id236" svg:d="m28884 17002v-526h3455v542">
          <text:p/>
        </draw:connector>
        <draw:custom-shape draw:style-name="gr3" draw:text-style-name="P33" draw:id="id237" draw:layer="layout" svg:width="7.946cm" svg:height="2.616cm" svg:x="27.036cm" svg:y="16.674cm">
          <text:p text:style-name="P32"><text:span text:style-name="T2"/></text:p>
          <text:p text:style-name="P32"><text:span text:style-name="T2"/></text:p>
          <text:p text:style-name="P32"><text:span text:style-name="T2"/></text:p>
          <text:p text:style-name="P32"><text:span text:style-name="T2">RX D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1.193cm" svg:x1="33.811cm" svg:y1="17.564cm" svg:x2="34.982cm" svg:y2="17.982cm" draw:start-shape="id236" draw:start-glue-point="1" draw:end-shape="id237" draw:end-glue-point="1" svg:d="m33811 17564h504v418h667">
          <text:p/>
        </draw:connector>
        <draw:connector draw:style-name="gr6" draw:text-style-name="P3" draw:layer="layout" draw:line-skew="0.705cm" svg:x1="27.036cm" svg:y1="17.982cm" svg:x2="27.934cm" svg:y2="17.548cm" draw:start-shape="id237" draw:start-glue-point="3" draw:end-shape="id235" svg:d="m27036 17982h179v-434h719">
          <text:p/>
        </draw:connector>
      </draw:page>
      <draw:page draw:name="USRP2-rxchain" draw:style-name="dp1" draw:master-page-name="Default">
        <office:forms form:automatic-focus="false" form:apply-design-mode="false"/>
        <draw:custom-shape draw:style-name="gr194" draw:text-style-name="P2" draw:id="id244" draw:layer="layout" svg:width="1.905cm" svg:height="1.27cm" svg:x="11.39cm" svg:y="8.42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" draw:id="id245" draw:layer="layout" svg:width="1.905cm" svg:height="1.27cm" svg:x="11.39cm" svg:y="10.96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" draw:id="id238" draw:layer="layout" svg:width="4.445cm" svg:height="1.905cm" draw:transform="rotate (1.56556033903862) translate (14.8cm 12.43cm)">
          <draw:glue-point draw:id="8" svg:x="-4.88cm" svg:y="-1.901cm"/>
          <draw:glue-point draw:id="9" svg:x="-4.88cm" svg:y="2.374cm"/>
          <draw:glue-point draw:id="10" svg:x="4.974cm" svg:y="-1.227cm"/>
          <draw:glue-point draw:id="11" svg:x="4.974cm" svg:y="1.622cm"/>
          <text:p text:style-name="P2">MUX</text:p>
          <draw:enhanced-geometry svg:viewBox="0 0 21600 21600" draw:glue-points="?f6 10800 10800 21600 ?f5 10800 10800 0" draw:text-areas="?f3 ?f3 ?f4 ?f4" draw:type="trapezoid" draw:modifiers="4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4" draw:text-style-name="P2" draw:id="id241" draw:layer="layout" svg:width="3.175cm" svg:height="2.54cm" svg:x="22.895cm" svg:y="8.955cm">
          <draw:glue-point draw:id="4" svg:x="-4.998cm" svg:y="-1.664cm"/>
          <draw:glue-point draw:id="5" svg:x="-4.998cm" svg:y="1.669cm"/>
          <draw:glue-point draw:id="6" svg:x="4.998cm" svg:y="-2.897cm"/>
          <draw:glue-point draw:id="7" svg:x="4.998cm" svg:y="3.769cm"/>
          <draw:glue-point draw:id="8" svg:x="-1.959cm" svg:y="5cm"/>
          <draw:glue-point draw:id="9" svg:x="2.04cm" svg:y="5cm"/>
          <text:p text:style-name="P2">CORDIC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6.722cm" svg:y1="9.666cm" svg:x2="17.98cm" svg:y2="9.155cm" draw:start-shape="id238" draw:start-glue-point="10" draw:end-shape="id239" draw:end-glue-point="3" svg:d="m16722 9666h642v-511h616">
          <text:p/>
        </draw:connector>
        <draw:connector draw:style-name="gr6" draw:text-style-name="P3" draw:layer="layout" svg:x1="16.722cm" svg:y1="10.934cm" svg:x2="17.995cm" svg:y2="11.4cm" draw:start-shape="id238" draw:start-glue-point="11" draw:end-shape="id240" draw:end-glue-point="3" svg:d="m16722 10934h650v466h623">
          <text:p/>
        </draw:connector>
        <draw:custom-shape draw:style-name="gr194" draw:text-style-name="P2" draw:id="id240" draw:layer="layout" svg:width="2.54cm" svg:height="1.27cm" svg:x="17.995cm" svg:y="10.765cm">
          <text:p text:style-name="P2">SCALE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39" draw:layer="layout" svg:width="2.54cm" svg:height="1.27cm" svg:x="17.98cm" svg:y="8.52cm">
          <text:p text:style-name="P2">SCAL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0.535cm" svg:y1="11.4cm" svg:x2="22.896cm" svg:y2="10.648cm" draw:start-shape="id240" draw:start-glue-point="1" draw:end-shape="id241" draw:end-glue-point="5" svg:d="m20535 11400h1180v-752h1181">
          <text:p/>
        </draw:connector>
        <draw:connector draw:style-name="gr6" draw:text-style-name="P3" draw:layer="layout" svg:x1="20.52cm" svg:y1="9.155cm" svg:x2="22.896cm" svg:y2="9.803cm" draw:start-shape="id239" draw:start-glue-point="1" draw:end-shape="id241" draw:end-glue-point="4" svg:d="m20520 9155h1187v648h1189">
          <text:p/>
        </draw:connector>
        <draw:custom-shape draw:style-name="gr194" draw:text-style-name="P2" draw:id="id242" draw:layer="layout" svg:width="2.54cm" svg:height="1.905cm" svg:x="25.095cm" svg:y="13.605cm">
          <text:p text:style-name="P2">CI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43" draw:layer="layout" svg:width="2.54cm" svg:height="1.905cm" svg:x="21.15cm" svg:y="13.57cm">
          <text:p text:style-name="P2">CIC</text:p>
          <draw:enhanced-geometry svg:viewBox="0 0 21600 21600" draw:type="rectangle" draw:enhanced-path="M 0 0 L 21600 0 21600 21600 0 21600 0 0 Z N"/>
        </draw:custom-shape>
        <draw:custom-shape draw:style-name="gr194" draw:text-style-name="P2" draw:id="id246" draw:layer="layout" svg:width="2.54cm" svg:height="2.105cm" svg:x="21.085cm" svg:y="16.88cm">
          <text:p text:style-name="P2">HB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5.129cm" svg:y1="11.495cm" svg:x2="26.365cm" svg:y2="13.605cm" draw:start-shape="id241" draw:start-glue-point="9" draw:end-shape="id242" svg:d="m25129 11495v1055h1236v1055">
          <text:p/>
        </draw:connector>
        <draw:connector draw:style-name="gr6" draw:text-style-name="P3" draw:layer="layout" svg:x1="23.861cm" svg:y1="11.495cm" svg:x2="22.42cm" svg:y2="13.57cm" draw:start-shape="id241" draw:start-glue-point="8" draw:end-shape="id243" draw:end-glue-point="0" svg:d="m23861 11495v1037h-1441v1038">
          <text:p/>
        </draw:connector>
        <draw:connector draw:style-name="gr6" draw:text-style-name="P3" draw:layer="layout" svg:x1="13.295cm" svg:y1="9.055cm" svg:x2="14.824cm" svg:y2="9.366cm" draw:start-shape="id244" draw:start-glue-point="1" draw:end-shape="id238" draw:end-glue-point="8" svg:d="m13295 9055h739v311h790">
          <text:p/>
        </draw:connector>
        <draw:connector draw:style-name="gr6" draw:text-style-name="P3" draw:layer="layout" svg:x1="13.295cm" svg:y1="11.595cm" svg:x2="14.824cm" svg:y2="11.269cm" draw:start-shape="id245" draw:start-glue-point="1" draw:end-shape="id238" draw:end-glue-point="9" svg:d="m13295 11595h739v-326h790">
          <text:p/>
        </draw:connector>
        <draw:custom-shape draw:style-name="gr194" draw:text-style-name="P2" draw:id="id247" draw:layer="layout" svg:width="2.54cm" svg:height="2.105cm" svg:x="25.13cm" svg:y="16.88cm">
          <text:p text:style-name="P2">HB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2.42cm" svg:y1="15.475cm" svg:x2="22.355cm" svg:y2="16.88cm" draw:start-shape="id243" draw:start-glue-point="2" draw:end-shape="id246" draw:end-glue-point="0" svg:d="m22420 15475-65 1405">
          <text:p/>
        </draw:connector>
        <draw:connector draw:style-name="gr6" draw:text-style-name="P3" draw:layer="layout" draw:type="line" svg:x1="26.365cm" svg:y1="15.51cm" svg:x2="26.4cm" svg:y2="16.88cm" draw:start-shape="id242" draw:start-glue-point="2" draw:end-shape="id247" draw:end-glue-point="0" svg:d="m26365 15510 35 1370">
          <text:p/>
        </draw:connector>
        <draw:frame draw:style-name="gr11" draw:text-style-name="P36" draw:layer="layout" svg:width="1.905cm" svg:height="0.885cm" svg:x="13.2cm" svg:y="8.35cm">
          <draw:text-box>
            <text:p text:style-name="P1"><text:span text:style-name="T13">ADC1</text:span></text:p>
          </draw:text-box>
        </draw:frame>
        <draw:frame draw:style-name="gr11" draw:text-style-name="P36" draw:layer="layout" svg:width="1.905cm" svg:height="0.885cm" svg:x="13.201cm" svg:y="11.451cm">
          <draw:text-box>
            <text:p text:style-name="P1"><text:span text:style-name="T13">ADC2</text:span></text:p>
          </draw:text-box>
        </draw:frame>
        <draw:frame draw:style-name="gr11" draw:text-style-name="P36" draw:layer="layout" svg:width="1.905cm" svg:height="0.885cm" svg:x="16.875cm" svg:y="9.05cm">
          <draw:text-box>
            <text:p text:style-name="P1"><text:span text:style-name="T13">I</text:span></text:p>
          </draw:text-box>
        </draw:frame>
        <draw:frame draw:style-name="gr11" draw:text-style-name="P36" draw:layer="layout" svg:width="1.905cm" svg:height="0.885cm" svg:x="16.676cm" svg:y="10.951cm">
          <draw:text-box>
            <text:p text:style-name="P1"><text:span text:style-name="T13">Q</text:span></text:p>
          </draw:text-box>
        </draw:frame>
        <draw:frame draw:style-name="gr11" draw:text-style-name="P36" draw:layer="layout" svg:width="1.905cm" svg:height="0.885cm" svg:x="21.62cm" svg:y="9.12cm">
          <draw:text-box>
            <text:p text:style-name="P1"><text:span text:style-name="T13">I</text:span></text:p>
          </draw:text-box>
        </draw:frame>
        <draw:frame draw:style-name="gr11" draw:text-style-name="P36" draw:layer="layout" svg:width="1.905cm" svg:height="0.885cm" svg:x="21.555cm" svg:y="10.81cm">
          <draw:text-box>
            <text:p text:style-name="P1"><text:span text:style-name="T13">Q</text:span></text:p>
          </draw:text-box>
        </draw:frame>
        <draw:frame draw:style-name="gr11" draw:text-style-name="P36" draw:layer="layout" svg:width="1.905cm" svg:height="0.885cm" svg:x="22.59cm" svg:y="11.895cm">
          <draw:text-box>
            <text:p text:style-name="P1"><text:span text:style-name="T13">I</text:span></text:p>
          </draw:text-box>
        </draw:frame>
        <draw:frame draw:style-name="gr11" draw:text-style-name="P36" draw:layer="layout" svg:width="1.905cm" svg:height="0.885cm" svg:x="25.156cm" svg:y="11.911cm">
          <draw:text-box>
            <text:p text:style-name="P1"><text:span text:style-name="T13">Q</text:span></text:p>
          </draw:text-box>
        </draw:frame>
        <draw:frame draw:style-name="gr11" draw:text-style-name="P36" draw:layer="layout" svg:width="1.905cm" svg:height="0.885cm" svg:x="25.557cm" svg:y="15.812cm">
          <draw:text-box>
            <text:p text:style-name="P1"><text:span text:style-name="T13">Q</text:span></text:p>
          </draw:text-box>
        </draw:frame>
        <draw:frame draw:style-name="gr11" draw:text-style-name="P36" draw:layer="layout" svg:width="1.905cm" svg:height="0.885cm" svg:x="21.691cm" svg:y="15.696cm">
          <draw:text-box>
            <text:p text:style-name="P1"><text:span text:style-name="T13">I</text:span></text:p>
          </draw:text-box>
        </draw:frame>
      </draw:page>
      <draw:page draw:name="CaseStudy" draw:style-name="dp1" draw:master-page-name="Default">
        <draw:custom-shape draw:style-name="gr3" draw:text-style-name="P13" draw:id="id248" draw:layer="layout" svg:width="3.45cm" svg:height="2.51cm" svg:x="10.525cm" svg:y="12.39cm">
          <text:p text:style-name="P2"><text:span text:style-name="T8">USRP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id="id249" draw:layer="layout" svg:width="3.45cm" svg:height="2.51cm" svg:x="15.885cm" svg:y="12.39cm">
          <text:p text:style-name="P2"><text:span text:style-name="T8">FIR 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id="id250" draw:layer="layout" svg:width="3.45cm" svg:height="2.51cm" svg:x="21.285cm" svg:y="12.39cm">
          <text:p text:style-name="P2"><text:span text:style-name="T8">FF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id="id251" draw:layer="layout" svg:width="3.45cm" svg:height="2.51cm" svg:x="26.76cm" svg:y="12.39cm">
          <text:p text:style-name="P2"><text:span text:style-name="T8">Serial</text:span></text:p>
          <text:p text:style-name="P2"><text:span text:style-name="T8">Display</text:span></text:p>
          <draw:enhanced-geometry svg:viewBox="0 0 21600 21600" draw:type="rectangle" draw:enhanced-path="M 0 0 L 21600 0 21600 21600 0 21600 0 0 Z N"/>
        </draw:custom-shape>
        <draw:connector draw:style-name="gr215" draw:layer="layout" svg:x1="13.975cm" svg:y1="13.645cm" svg:x2="15.885cm" svg:y2="13.645cm" draw:start-shape="id248" draw:start-glue-point="1" draw:end-shape="id249" draw:end-glue-point="3" svg:d="m13975 13645h1910">
          <text:p/>
        </draw:connector>
        <draw:connector draw:style-name="gr216" draw:layer="layout" svg:x1="19.335cm" svg:y1="13.645cm" svg:x2="21.285cm" svg:y2="13.645cm" draw:start-shape="id249" draw:start-glue-point="1" draw:end-shape="id250" draw:end-glue-point="3" svg:d="m19335 13645h1950">
          <text:p/>
        </draw:connector>
        <draw:connector draw:style-name="gr217" draw:layer="layout" svg:x1="24.735cm" svg:y1="13.645cm" svg:x2="26.76cm" svg:y2="13.645cm" draw:start-shape="id250" draw:start-glue-point="1" draw:end-shape="id251" draw:end-glue-point="3" svg:d="m24735 13645h2025">
          <text:p/>
        </draw:connector>
      </draw:page>
      <draw:page draw:name="PaperWSN" draw:style-name="dp1" draw:master-page-name="Default">
        <draw:custom-shape draw:style-name="gr218" draw:text-style-name="P2" draw:layer="layout" svg:width="9.525cm" svg:height="8.89cm" svg:x="14.335cm" svg:y="7.98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32"/>
          <text:p text:style-name="P32"/>
          <text:p text:style-name="P32"/>
          <text:p text:style-name="P32"/>
          <text:p text:style-name="P32">Gnuradio</text:p>
          <draw:enhanced-geometry svg:viewBox="0 0 21600 21600" draw:type="rectangle" draw:enhanced-path="M 0 0 L 21600 0 21600 21600 0 21600 0 0 Z N"/>
        </draw:custom-shape>
        <draw:custom-shape draw:style-name="gr100" draw:text-style-name="P2" draw:id="id253" draw:layer="layout" svg:width="3.175cm" svg:height="1.27cm" svg:x="10.39cm" svg:y="9.89cm">
          <text:p text:style-name="P2">USRP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2" draw:layer="layout" svg:width="3.81cm" svg:height="1.27cm" svg:x="19.415cm" svg:y="9.02cm">
          <text:p text:style-name="P2">802.11b 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2" draw:layer="layout" svg:width="3.81cm" svg:height="1.27cm" svg:x="19.415cm" svg:y="10.825cm">
          <text:p text:style-name="P2">802.15.4 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2" draw:id="id252" draw:layer="layout" svg:width="3.81cm" svg:height="1.27cm" svg:x="15.005cm" svg:y="13.7cm">
          <text:p text:style-name="P2">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2" draw:id="id254" draw:layer="layout" svg:width="3.81cm" svg:height="1.599cm" draw:transform="rotate (1.5707963267946) translate (15.911cm 12.43cm)">
          <text:p text:style-name="P2">DEMUX</text:p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line draw:style-name="gr219" draw:text-style-name="P3" draw:layer="layout" svg:x1="17.51cm" svg:y1="9.89cm" svg:x2="19.415cm" svg:y2="9.89cm">
          <text:p/>
        </draw:line>
        <draw:line draw:style-name="gr219" draw:text-style-name="P3" draw:layer="layout" svg:x1="17.51cm" svg:y1="11.16cm" svg:x2="19.415cm" svg:y2="11.16cm">
          <text:p/>
        </draw:line>
        <draw:line draw:style-name="gr219" draw:text-style-name="P3" draw:layer="layout" svg:x1="16.875cm" svg:y1="13.7cm" svg:x2="16.875cm" svg:y2="12.03cm">
          <text:p/>
        </draw:line>
        <draw:custom-shape draw:style-name="gr220" draw:text-style-name="P3" draw:layer="layout" svg:width="3.968cm" svg:height="2.33cm" draw:transform="rotate (1.5707963267946) translate (20.358cm 16.429cm)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18" draw:text-style-name="P37" draw:layer="layout" svg:width="1.639cm" svg:height="0.819cm" svg:x="20.662cm" svg:y="13.455cm">
          <text:p text:style-name="P2"><text:span text:style-name="T21">ST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8" draw:text-style-name="P37" draw:layer="layout" svg:width="1.638cm" svg:height="0.819cm" svg:x="20.663cm" svg:y="14.618cm">
          <text:p text:style-name="P2"><text:span text:style-name="T21">ST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19" draw:text-style-name="P3" draw:layer="layout" svg:x1="20.422cm" svg:y1="13.921cm" svg:x2="20.689cm" svg:y2="13.921cm">
          <text:p/>
        </draw:line>
        <draw:line draw:style-name="gr221" draw:text-style-name="P3" draw:layer="layout" svg:x1="20.155cm" svg:y1="14.454cm" svg:x2="20.422cm" svg:y2="14.454cm">
          <text:p/>
        </draw:line>
        <draw:line draw:style-name="gr219" draw:text-style-name="P3" draw:layer="layout" svg:x1="20.422cm" svg:y1="14.988cm" svg:x2="20.689cm" svg:y2="14.988cm">
          <text:p/>
        </draw:line>
        <draw:line draw:style-name="gr221" draw:text-style-name="P3" draw:layer="layout" svg:x1="20.422cm" svg:y1="14.454cm" svg:x2="20.422cm" svg:y2="13.921cm">
          <text:p/>
        </draw:line>
        <draw:line draw:style-name="gr221" draw:text-style-name="P3" draw:layer="layout" svg:x1="20.422cm" svg:y1="14.987cm" svg:x2="20.422cm" svg:y2="14.454cm">
          <text:p/>
        </draw:line>
        <draw:line draw:style-name="gr219" draw:text-style-name="P3" draw:layer="layout" svg:x1="22.288cm" svg:y1="13.921cm" svg:x2="22.955cm" svg:y2="13.921cm">
          <text:p/>
        </draw:line>
        <draw:line draw:style-name="gr219" draw:text-style-name="P3" draw:layer="layout" svg:x1="22.288cm" svg:y1="14.988cm" svg:x2="22.955cm" svg:y2="14.988cm">
          <text:p/>
        </draw:line>
        <draw:connector draw:style-name="gr219" draw:text-style-name="P3" draw:layer="layout" svg:x1="15.005cm" svg:y1="14.334cm" svg:x2="11.977cm" svg:y2="11.158cm" draw:start-shape="id252" draw:start-glue-point="5" draw:end-shape="id253" draw:end-glue-point="6" svg:d="m15005 14334h-3028v-3176">
          <text:p/>
        </draw:connector>
        <draw:connector draw:style-name="gr219" draw:text-style-name="P3" draw:layer="layout" svg:x1="13.565cm" svg:y1="10.524cm" svg:x2="15.911cm" svg:y2="10.525cm" draw:start-shape="id253" draw:start-glue-point="7" draw:end-shape="id254" draw:end-glue-point="3" svg:d="m13565 10524h1173v1h1173">
          <text:p/>
        </draw:connector>
      </draw:page>
      <draw:page draw:name="Scratch-Pad" draw:style-name="dp1" draw:master-page-name="Default">
        <draw:g>
          <draw:custom-shape draw:style-name="gr3" draw:text-style-name="P3" draw:id="id255" draw:layer="layout" svg:width="6.35cm" svg:height="2.54cm" svg:x="19.86cm" svg:y="2.71cm">
            <text:p text:style-name="P3">SPM allocation</text:p>
            <text:p text:style-name="P3">approaches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257" draw:layer="layout" svg:width="4.445cm" svg:height="1.905cm" svg:x="28.165cm" svg:y="7.878cm">
            <text:p text:style-name="P3">Dynamic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256" draw:layer="layout" svg:width="4.445cm" svg:height="1.905cm" svg:x="13.988cm" svg:y="7.878cm">
            <text:p text:style-name="P3">Static</text:p>
            <draw:enhanced-geometry svg:viewBox="0 0 21600 21600" draw:type="rectangle" draw:enhanced-path="M 0 0 L 21600 0 21600 21600 0 21600 0 0 Z N"/>
          </draw:custom-shape>
          <draw:custom-shape draw:style-name="gr3" draw:text-style-name="P25" draw:id="id258" draw:layer="layout" svg:width="5.08cm" svg:height="1.905cm" svg:x="10.67cm" svg:y="11.67cm">
            <text:p text:style-name="P3"><text:span text:style-name="T16">Compile-time</text:span></text:p>
            <text:p text:style-name="P3"><text:span text:style-name="T16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259" draw:layer="layout" svg:width="5.08cm" svg:height="1.905cm" svg:x="24.855cm" svg:y="11.67cm">
            <text:p text:style-name="P3">Compile-time</text:p>
            <text:p text:style-name="P3">Techniqu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260" draw:layer="layout" svg:width="5.08cm" svg:height="1.905cm" svg:x="31.14cm" svg:y="11.67cm">
            <text:p text:style-name="P3">Run-time</text:p>
            <text:p text:style-name="P3">Techniqu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8" draw:id="id261" draw:layer="layout" svg:width="5.08cm" svg:height="1.905cm" svg:x="25.455cm" svg:y="16.685cm">
            <text:p text:style-name="P3"><text:span text:style-name="T2">Compiler-assis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8" draw:id="id262" draw:layer="layout" svg:width="5.08cm" svg:height="1.905cm" svg:x="31.105cm" svg:y="16.685cm">
            <text:p text:style-name="P3"><text:span text:style-name="T2">Hardware-assis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8" draw:id="id263" draw:layer="layout" svg:width="5.08cm" svg:height="1.905cm" svg:x="36.79cm" svg:y="16.685cm">
            <text:p text:style-name="P3"><text:span text:style-name="T2">Run-time software </text:span></text:p>
            <text:p text:style-name="P3"><text:span text:style-name="T2">sup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svg:x1="23.035cm" svg:y1="5.25cm" svg:x2="16.21cm" svg:y2="7.878cm" draw:start-shape="id255" draw:start-glue-point="2" draw:end-shape="id256" draw:end-glue-point="0" svg:d="m23035 5250v1314h-6825v1314">
            <text:p/>
          </draw:connector>
          <draw:connector draw:style-name="gr6" draw:text-style-name="P3" draw:layer="layout" svg:x1="23.035cm" svg:y1="5.25cm" svg:x2="30.387cm" svg:y2="7.878cm" draw:start-shape="id255" draw:start-glue-point="2" draw:end-shape="id257" draw:end-glue-point="0" svg:d="m23035 5250v1314h7352v1314">
            <text:p/>
          </draw:connector>
          <draw:connector draw:style-name="gr6" draw:text-style-name="P3" draw:layer="layout" svg:x1="16.21cm" svg:y1="9.783cm" svg:x2="13.21cm" svg:y2="11.67cm" draw:start-shape="id256" draw:start-glue-point="2" draw:end-shape="id258" draw:end-glue-point="0" svg:d="m16210 9783v930h-3000v957">
            <text:p/>
          </draw:connector>
          <draw:connector draw:style-name="gr6" draw:text-style-name="P3" draw:layer="layout" svg:x1="30.387cm" svg:y1="9.783cm" svg:x2="27.395cm" svg:y2="11.67cm" draw:start-shape="id257" draw:start-glue-point="2" draw:end-shape="id259" draw:end-glue-point="0" svg:d="m30387 9783v930h-2992v957">
            <text:p/>
          </draw:connector>
          <draw:connector draw:style-name="gr6" draw:text-style-name="P3" draw:layer="layout" svg:x1="30.387cm" svg:y1="9.783cm" svg:x2="33.68cm" svg:y2="11.67cm" draw:start-shape="id257" draw:start-glue-point="2" draw:end-shape="id260" draw:end-glue-point="0" svg:d="m30387 9783v930h3293v957">
            <text:p/>
          </draw:connector>
          <draw:connector draw:style-name="gr222" draw:text-style-name="P3" draw:layer="layout" svg:x1="33.68cm" svg:y1="13.575cm" svg:x2="27.994cm" svg:y2="16.685cm" draw:start-shape="id260" draw:start-glue-point="2" draw:end-shape="id261" draw:end-glue-point="4" svg:d="m33680 13575v1555h-5686v1555">
            <text:p/>
          </draw:connector>
          <draw:connector draw:style-name="gr222" draw:text-style-name="P3" draw:layer="layout" svg:x1="33.68cm" svg:y1="13.575cm" svg:x2="33.644cm" svg:y2="16.685cm" draw:start-shape="id260" draw:start-glue-point="2" draw:end-shape="id262" draw:end-glue-point="4" svg:d="m33680 13575v1555h-36v1555">
            <text:p/>
          </draw:connector>
          <draw:connector draw:style-name="gr222" draw:text-style-name="P3" draw:layer="layout" svg:x1="33.68cm" svg:y1="13.575cm" svg:x2="39.329cm" svg:y2="16.685cm" draw:start-shape="id260" draw:start-glue-point="2" draw:end-shape="id263" draw:end-glue-point="4" svg:d="m33680 13575v1555h5649v1555">
            <text:p/>
          </draw:connector>
          <draw:custom-shape draw:style-name="gr3" draw:text-style-name="P38" draw:id="id264" draw:layer="layout" svg:width="5.08cm" svg:height="1.905cm" svg:x="16.77cm" svg:y="11.671cm">
            <text:p text:style-name="P3"><text:span text:style-name="T22">Post-compile</text:span></text:p>
            <text:p text:style-name="P3"><text:span text:style-name="T22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svg:x1="16.21cm" svg:y1="9.783cm" svg:x2="19.31cm" svg:y2="11.671cm" draw:start-shape="id256" draw:start-glue-point="2" draw:end-shape="id264" svg:d="m16210 9783v931h3100v957">
            <text:p/>
          </draw:connector>
        </draw:g>
        <draw:g>
          <draw:custom-shape draw:style-name="gr3" draw:text-style-name="P39" draw:id="id268" draw:layer="layout" svg:width="3.275cm" svg:height="1.052cm" svg:x="7.02cm" svg:y="21.098cm">
            <text:p text:style-name="P3"><text:span text:style-name="T23">Dynami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9" draw:id="id265" draw:layer="layout" svg:width="3.027cm" svg:height="1.052cm" svg:x="7.144cm" svg:y="19.763cm">
            <text:p text:style-name="P3"><text:span text:style-name="T23">Stati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5" draw:id="id266" draw:layer="layout" svg:width="4.05cm" svg:height="1.905cm" svg:x="4.262cm" svg:y="16.369cm">
            <text:p text:style-name="P3"><text:span text:style-name="T16">Compile-time</text:span></text:p>
            <text:p text:style-name="P3"><text:span text:style-name="T16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9" draw:id="id269" draw:layer="layout" svg:width="4.005cm" svg:height="1.905cm" svg:x="4.285cm" svg:y="23.69cm">
            <text:p text:style-name="P3"><text:span text:style-name="T23">Compile-time</text:span></text:p>
            <text:p text:style-name="P3"><text:span text:style-name="T23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9" draw:id="id270" draw:layer="layout" svg:width="4.445cm" svg:height="1.905cm" svg:x="8.533cm" svg:y="23.69cm">
            <text:p text:style-name="P3"><text:span text:style-name="T23">Run-time</text:span></text:p>
            <text:p text:style-name="P3"><text:span text:style-name="T23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8" draw:id="id271" draw:layer="layout" svg:width="5.08cm" svg:height="1.905cm" svg:x="2.96cm" svg:y="27.405cm">
            <text:p text:style-name="P3"><text:span text:style-name="T2">Compiler-assis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8" draw:id="id272" draw:layer="layout" svg:width="5.08cm" svg:height="1.905cm" svg:x="8.21cm" svg:y="27.405cm">
            <text:p text:style-name="P3"><text:span text:style-name="T2">Hardware-assis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8" draw:id="id273" draw:layer="layout" svg:width="5.08cm" svg:height="1.905cm" svg:x="13.495cm" svg:y="27.405cm">
            <text:p text:style-name="P3"><text:span text:style-name="T2">Run-time software </text:span></text:p>
            <text:p text:style-name="P3"><text:span text:style-name="T2">suppo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8" draw:id="id267" draw:layer="layout" svg:width="4.27cm" svg:height="1.905cm" svg:x="8.62cm" svg:y="16.37cm">
            <text:p text:style-name="P3"><text:span text:style-name="T22">Post-compile</text:span></text:p>
            <text:p text:style-name="P3"><text:span text:style-name="T22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svg:x1="8.657cm" svg:y1="19.763cm" svg:x2="6.287cm" svg:y2="18.274cm" draw:start-shape="id265" draw:start-glue-point="0" draw:end-shape="id266" draw:end-glue-point="2" svg:d="m8657 19763v-732h-2370v-757">
            <text:p/>
          </draw:connector>
          <draw:connector draw:style-name="gr6" draw:text-style-name="P3" draw:layer="layout" svg:x1="8.657cm" svg:y1="19.763cm" svg:x2="10.755cm" svg:y2="18.275cm" draw:start-shape="id265" draw:start-glue-point="0" draw:end-shape="id267" draw:end-glue-point="2" svg:d="m8657 19763v-731h2098v-757">
            <text:p/>
          </draw:connector>
          <draw:connector draw:style-name="gr6" draw:text-style-name="P3" draw:layer="layout" svg:x1="8.657cm" svg:y1="22.15cm" svg:x2="6.287cm" svg:y2="23.69cm" draw:start-shape="id268" draw:start-glue-point="2" draw:end-shape="id269" svg:d="m8657 22150v757h-2370v783">
            <text:p/>
          </draw:connector>
          <draw:connector draw:style-name="gr6" draw:text-style-name="P3" draw:layer="layout" svg:x1="8.657cm" svg:y1="22.15cm" svg:x2="10.755cm" svg:y2="23.69cm" draw:start-shape="id268" draw:start-glue-point="2" draw:end-shape="id270" draw:end-glue-point="0" svg:d="m8657 22150v757h2098v783">
            <text:p/>
          </draw:connector>
          <draw:connector draw:style-name="gr222" draw:text-style-name="P3" draw:layer="layout" svg:x1="10.755cm" svg:y1="25.595cm" svg:x2="5.499cm" svg:y2="27.405cm" draw:start-shape="id270" draw:start-glue-point="2" draw:end-shape="id271" draw:end-glue-point="4" svg:d="m10755 25595v905h-5256v905">
            <text:p/>
          </draw:connector>
          <draw:connector draw:style-name="gr222" draw:text-style-name="P3" draw:layer="layout" svg:x1="10.755cm" svg:y1="25.595cm" svg:x2="10.749cm" svg:y2="27.405cm" draw:start-shape="id270" draw:start-glue-point="2" draw:end-shape="id272" draw:end-glue-point="4" svg:d="m10755 25595v905h-6v905">
            <text:p/>
          </draw:connector>
          <draw:connector draw:style-name="gr222" draw:text-style-name="P3" draw:layer="layout" svg:x1="10.755cm" svg:y1="25.595cm" svg:x2="16.034cm" svg:y2="27.405cm" draw:start-shape="id270" draw:start-glue-point="2" draw:end-shape="id273" draw:end-glue-point="4" svg:d="m10755 25595v905h5279v905">
            <text:p/>
          </draw:connector>
        </draw:g>
      </draw:page>
      <draw:page draw:name="ML403" draw:style-name="dp1" draw:master-page-name="Default">
        <draw:custom-shape draw:style-name="gr223" draw:text-style-name="P3" draw:id="id276" draw:layer="layout" svg:width="4.445cm" svg:height="3.175cm" svg:x="19.415cm" svg:y="13.368cm">
          <text:p text:style-name="P3">PowerPC</text:p>
          <text:p text:style-name="P3">405</text:p>
          <draw:enhanced-geometry svg:viewBox="0 0 21600 21600" draw:type="rectangle" draw:enhanced-path="M 0 0 L 21600 0 21600 21600 0 21600 0 0 Z N"/>
        </draw:custom-shape>
        <draw:custom-shape draw:style-name="gr3" draw:text-style-name="P3" draw:id="id275" draw:layer="layout" svg:width="4.445cm" svg:height="3.175cm" svg:x="4.74cm" svg:y="13.368cm">
          <text:p text:style-name="P3">64 Mb</text:p>
          <text:p text:style-name="P3">DDR SDRAM</text:p>
          <draw:enhanced-geometry svg:viewBox="0 0 21600 21600" draw:type="rectangle" draw:enhanced-path="M 0 0 L 21600 0 21600 21600 0 21600 0 0 Z N"/>
        </draw:custom-shape>
        <draw:custom-shape draw:style-name="gr3" draw:text-style-name="P3" draw:id="id277" draw:layer="layout" svg:width="3.81cm" svg:height="2.54cm" svg:x="19.732cm" svg:y="20.085cm">
          <text:p text:style-name="P3">16 Kb</text:p>
          <text:p text:style-name="P3">BlockRAM</text:p>
          <draw:enhanced-geometry svg:viewBox="0 0 21600 21600" draw:type="rectangle" draw:enhanced-path="M 0 0 L 21600 0 21600 21600 0 21600 0 0 Z N"/>
        </draw:custom-shape>
        <draw:custom-shape draw:style-name="gr3" draw:text-style-name="P3" draw:id="id280" draw:layer="layout" svg:width="3.81cm" svg:height="2.54cm" svg:x="27.57cm" svg:y="18.75cm">
          <text:p text:style-name="P3">32 Kb</text:p>
          <text:p text:style-name="P3">BlockRAM</text:p>
          <draw:enhanced-geometry svg:viewBox="0 0 21600 21600" draw:type="rectangle" draw:enhanced-path="M 0 0 L 21600 0 21600 21600 0 21600 0 0 Z N"/>
        </draw:custom-shape>
        <draw:custom-shape draw:style-name="gr3" draw:text-style-name="P3" draw:id="id278" draw:layer="layout" svg:width="4.445cm" svg:height="1.905cm" svg:x="27.57cm" svg:y="11.795cm">
          <text:p text:style-name="P3">GPIO </text:p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3" draw:text-style-name="P3" draw:id="id281" draw:layer="layout" svg:width="3.175cm" svg:height="1.905cm" svg:x="27.57cm" svg:y="8.62cm">
          <text:p text:style-name="P3">UART</text:p>
          <draw:enhanced-geometry svg:viewBox="0 0 21600 21600" draw:type="rectangle" draw:enhanced-path="M 0 0 L 21600 0 21600 21600 0 21600 0 0 Z N"/>
        </draw:custom-shape>
        <draw:custom-shape draw:style-name="gr3" draw:text-style-name="P3" draw:id="id279" draw:layer="layout" svg:width="4.445cm" svg:height="1.905cm" svg:x="27.57cm" svg:y="15.24cm">
          <text:p text:style-name="P3">Interrupt </text:p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3" draw:text-style-name="P3" draw:id="id282" draw:layer="layout" svg:width="3.175cm" svg:height="1.905cm" svg:x="33.585cm" svg:y="14cm">
          <text:p text:style-name="P3">LEDs</text:p>
          <draw:enhanced-geometry svg:viewBox="0 0 21600 21600" draw:type="rectangle" draw:enhanced-path="M 0 0 L 21600 0 21600 21600 0 21600 0 0 Z N"/>
        </draw:custom-shape>
        <draw:custom-shape draw:style-name="gr3" draw:text-style-name="P3" draw:id="id274" draw:layer="layout" svg:width="4.445cm" svg:height="1.905cm" svg:x="11.795cm" svg:y="14.003cm">
          <text:p text:style-name="P3">DDR Memory</text:p>
          <text:p text:style-name="P3">Controller</text:p>
          <draw:enhanced-geometry svg:viewBox="0 0 21600 21600" draw:type="rectangle" draw:enhanced-path="M 0 0 L 21600 0 21600 21600 0 21600 0 0 Z N"/>
        </draw:custom-shape>
        <draw:connector draw:style-name="gr224" draw:text-style-name="P3" draw:layer="layout" svg:x1="11.795cm" svg:y1="14.955cm" svg:x2="9.185cm" svg:y2="14.955cm" draw:start-shape="id274" draw:start-glue-point="3" draw:end-shape="id275" draw:end-glue-point="1" svg:d="m11795 14955h-2610">
          <text:p/>
        </draw:connector>
        <draw:connector draw:style-name="gr225" draw:text-style-name="P3" draw:layer="layout" svg:x1="16.24cm" svg:y1="14.955cm" svg:x2="19.415cm" svg:y2="14.955cm" draw:start-shape="id274" draw:start-glue-point="1" draw:end-shape="id276" svg:d="m16240 14955h3175">
          <text:p/>
        </draw:connector>
        <draw:connector draw:style-name="gr225" draw:text-style-name="P3" draw:layer="layout" svg:x1="21.637cm" svg:y1="20.085cm" svg:x2="21.637cm" svg:y2="16.543cm" draw:start-shape="id277" draw:start-glue-point="0" draw:end-shape="id276" draw:end-glue-point="2" svg:d="m21637 20085v-3542">
          <text:p/>
        </draw:connector>
        <draw:connector draw:style-name="gr225" draw:text-style-name="P3" draw:layer="layout" draw:line-skew="0.686cm" svg:x1="23.86cm" svg:y1="14.955cm" svg:x2="27.57cm" svg:y2="12.747cm" draw:start-shape="id276" draw:start-glue-point="1" draw:end-shape="id278" draw:end-glue-point="3" svg:d="m23860 14955h2540v-2208h1170">
          <text:p/>
        </draw:connector>
        <draw:connector draw:style-name="gr225" draw:text-style-name="P3" draw:layer="layout" draw:line-skew="0.686cm" svg:x1="23.86cm" svg:y1="14.955cm" svg:x2="27.57cm" svg:y2="16.192cm" draw:start-shape="id276" draw:start-glue-point="1" draw:end-shape="id279" svg:d="m23860 14955h2540v1237h1170">
          <text:p/>
        </draw:connector>
        <draw:connector draw:style-name="gr225" draw:text-style-name="P3" draw:layer="layout" draw:line-skew="0.685cm" svg:x1="23.86cm" svg:y1="14.955cm" svg:x2="27.57cm" svg:y2="20.02cm" draw:start-shape="id276" draw:start-glue-point="1" draw:end-shape="id280" draw:end-glue-point="3" svg:d="m23860 14955h2540v5065h1170">
          <text:p/>
        </draw:connector>
        <draw:connector draw:style-name="gr225" draw:text-style-name="P3" draw:layer="layout" draw:line-skew="0.686cm" svg:x1="23.86cm" svg:y1="14.955cm" svg:x2="27.57cm" svg:y2="9.572cm" draw:start-shape="id276" draw:start-glue-point="1" draw:end-shape="id281" svg:d="m23860 14955h2540v-5383h1170">
          <text:p/>
        </draw:connector>
        <draw:custom-shape draw:style-name="gr13" draw:text-style-name="P3" draw:layer="layout" svg:width="22.225cm" svg:height="16.51cm" svg:x="10.525cm" svg:y="7.35cm">
          <text:p/>
          <draw:enhanced-geometry svg:viewBox="0 0 21600 21600" draw:type="rectangle" draw:enhanced-path="M 0 0 L 21600 0 21600 21600 0 21600 0 0 Z N"/>
        </draw:custom-shape>
        <draw:connector draw:style-name="gr226" draw:text-style-name="P3" draw:layer="layout" svg:x1="32.015cm" svg:y1="12.747cm" svg:x2="35.172cm" svg:y2="14cm" draw:start-shape="id278" draw:start-glue-point="1" draw:end-shape="id282" draw:end-glue-point="0" svg:d="m32015 12747h3157v1253">
          <text:p/>
        </draw:connector>
        <draw:frame draw:style-name="gr227" draw:layer="layout" svg:width="4.599cm" svg:height="1.012cm" svg:x="11.66cm" svg:y="8.585cm">
          <draw:text-box>
            <text:p>Virtex 4 FPGA</text:p>
          </draw:text-box>
        </draw:frame>
        <draw:frame draw:style-name="gr227" draw:text-style-name="P40" draw:layer="layout" svg:width="2.089cm" svg:height="0.928cm" svg:x="16.81cm" svg:y="13.9cm">
          <draw:text-box>
            <text:p><text:span text:style-name="T9">PLB 1</text:span></text:p>
          </draw:text-box>
        </draw:frame>
        <draw:frame draw:style-name="gr227" draw:text-style-name="P40" draw:layer="layout" svg:width="2.089cm" svg:height="0.928cm" svg:x="24.111cm" svg:y="13.9cm">
          <draw:text-box>
            <text:p><text:span text:style-name="T9">PLB 0</text:span></text:p>
          </draw:text-box>
        </draw:frame>
        <draw:frame draw:style-name="gr227" draw:text-style-name="P40" draw:layer="layout" svg:width="1.864cm" svg:height="0.928cm" svg:x="21.771cm" svg:y="17.852cm">
          <draw:text-box>
            <text:p><text:span text:style-name="T9">OCM</text:span></text:p>
          </draw:text-box>
        </draw:frame>
        <draw:line draw:style-name="gr228" draw:text-style-name="P3" draw:layer="layout" svg:x1="32.761cm" svg:y1="9.555cm" svg:x2="30.78cm" svg:y2="9.555cm">
          <text:p/>
        </draw:line>
      </draw:page>
      <draw:page draw:name="ML403 Mem" draw:style-name="dp1" draw:master-page-name="Default">
        <draw:custom-shape draw:style-name="gr229" draw:text-style-name="P39" draw:id="id286" draw:layer="layout" svg:width="7.62cm" svg:height="5.715cm" svg:x="10.98cm" svg:y="11.795cm">
          <draw:glue-point draw:id="4" svg:x="5.001cm" svg:y="-2.998cm"/>
          <draw:glue-point draw:id="5" svg:x="5.001cm" svg:y="3.001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9" draw:id="id283" draw:layer="layout" svg:width="4.445cm" svg:height="3.175cm" svg:x="28.94cm" svg:y="13.065cm">
          <text:p text:style-name="P3"><text:span text:style-name="T23">64 Mb</text:span></text:p>
          <text:p text:style-name="P3"><text:span text:style-name="T23">DDR SDRAM</text:span></text:p>
          <draw:enhanced-geometry svg:viewBox="0 0 21600 21600" draw:type="rectangle" draw:enhanced-path="M 0 0 L 21600 0 21600 21600 0 21600 0 0 Z N"/>
        </draw:custom-shape>
        <draw:custom-shape draw:style-name="gr3" draw:text-style-name="P39" draw:id="id285" draw:layer="layout" svg:width="3.81cm" svg:height="2.54cm" svg:x="22.997cm" svg:y="16.24cm">
          <text:p text:style-name="P3"><text:span text:style-name="T23">16 Kb</text:span></text:p>
          <text:p text:style-name="P3"><text:span text:style-name="T23">SPM</text:span></text:p>
          <draw:enhanced-geometry svg:viewBox="0 0 21600 21600" draw:type="rectangle" draw:enhanced-path="M 0 0 L 21600 0 21600 21600 0 21600 0 0 Z N"/>
        </draw:custom-shape>
        <draw:custom-shape draw:style-name="gr3" draw:text-style-name="P39" draw:id="id287" draw:layer="layout" svg:width="3.81cm" svg:height="2.54cm" svg:x="22.997cm" svg:y="10.525cm">
          <text:p text:style-name="P3"><text:span text:style-name="T23">32 Kb</text:span></text:p>
          <text:p text:style-name="P3"><text:span text:style-name="T23">Bootloloader</text:span></text:p>
          <text:p text:style-name="P3"><text:span text:style-name="T23">RAM</text:span></text:p>
          <draw:enhanced-geometry svg:viewBox="0 0 21600 21600" draw:type="rectangle" draw:enhanced-path="M 0 0 L 21600 0 21600 21600 0 21600 0 0 Z N"/>
        </draw:custom-shape>
        <draw:custom-shape draw:style-name="gr230" draw:text-style-name="P18" draw:id="id284" draw:layer="layout" svg:width="4.01cm" svg:height="1.27cm" svg:x="14.155cm" svg:y="14.017cm">
          <text:p text:style-name="P3"><text:span text:style-name="T2">16 Kb Instruction </text:span></text:p>
          <text:p text:style-name="P3"><text:span text:style-name="T2">and Data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5" draw:text-style-name="P3" draw:layer="layout" svg:x1="28.94cm" svg:y1="14.652cm" svg:x2="18.165cm" svg:y2="14.652cm" draw:start-shape="id283" draw:start-glue-point="3" draw:end-shape="id284" draw:end-glue-point="1" svg:d="m28940 14652h-10775">
          <text:p/>
        </draw:connector>
        <draw:connector draw:style-name="gr225" draw:text-style-name="P3" draw:layer="layout" svg:x1="22.997cm" svg:y1="17.51cm" svg:x2="18.6cm" svg:y2="16.367cm" draw:start-shape="id285" draw:start-glue-point="3" draw:end-shape="id286" draw:end-glue-point="5" svg:d="m22997 17510h-2198v-1143h-2199">
          <text:p/>
        </draw:connector>
        <draw:connector draw:style-name="gr225" draw:text-style-name="P3" draw:layer="layout" svg:x1="18.6cm" svg:y1="12.939cm" svg:x2="22.997cm" svg:y2="11.795cm" draw:start-shape="id286" draw:start-glue-point="4" draw:end-shape="id287" draw:end-glue-point="3" svg:d="m18600 12939h2199v-1144h2198">
          <text:p/>
        </draw:connector>
        <draw:custom-shape draw:style-name="gr13" draw:text-style-name="P3" draw:layer="layout" svg:width="17.78cm" svg:height="10.795cm" svg:x="9.71cm" svg:y="9.255cm">
          <text:p/>
          <draw:enhanced-geometry svg:viewBox="0 0 21600 21600" draw:type="rectangle" draw:enhanced-path="M 0 0 L 21600 0 21600 21600 0 21600 0 0 Z N"/>
        </draw:custom-shape>
        <draw:frame draw:style-name="gr227" draw:text-style-name="P41" draw:layer="layout" svg:width="4.599cm" svg:height="1.012cm" svg:x="10.191cm" svg:y="9.89cm">
          <draw:text-box>
            <text:p><text:span text:style-name="T23">Virtex 4 FPGA</text:span></text:p>
          </draw:text-box>
        </draw:frame>
        <draw:frame draw:style-name="gr227" draw:text-style-name="P40" draw:layer="layout" svg:width="2.089cm" svg:height="0.928cm" svg:x="18.596cm" svg:y="13.6cm">
          <draw:text-box>
            <text:p><text:span text:style-name="T9">PLB 1</text:span></text:p>
          </draw:text-box>
        </draw:frame>
        <draw:frame draw:style-name="gr227" draw:text-style-name="P40" draw:layer="layout" svg:width="2.089cm" svg:height="0.928cm" svg:x="18.596cm" svg:y="11.79cm">
          <draw:text-box>
            <text:p><text:span text:style-name="T9">PLB 0</text:span></text:p>
          </draw:text-box>
        </draw:frame>
        <draw:frame draw:style-name="gr227" draw:text-style-name="P40" draw:layer="layout" svg:width="1.864cm" svg:height="0.928cm" svg:x="18.708cm" svg:y="15.17cm">
          <draw:text-box>
            <text:p><text:span text:style-name="T9">OCM</text:span></text:p>
          </draw:text-box>
        </draw:frame>
        <draw:frame draw:style-name="gr227" draw:layer="layout" svg:width="3.227cm" svg:height="1.723cm" svg:x="11.363cm" svg:y="12.195cm">
          <draw:text-box>
            <text:p text:style-name="P3"><text:span text:style-name="T23">PowerPC</text:span></text:p>
            <text:p text:style-name="P3"><text:span text:style-name="T23">40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3" draw:display-name="Arrowheads 13" svg:viewBox="0 0 20 30" svg:d="m10 0-10 30h20z"/>
    <draw:marker draw:name="Arrowheads_20_14" draw:display-name="Arrowheads 14" svg:viewBox="0 0 20 30" svg:d="m10 0-10 30h20z"/>
    <draw:marker draw:name="Arrowheads_20_15" draw:display-name="Arrowheads 15" svg:viewBox="0 0 20 30" svg:d="m10 0-10 30h20z"/>
    <draw:marker draw:name="Arrowheads_20_16" draw:display-name="Arrowheads 16" svg:viewBox="0 0 20 30" svg:d="m10 0-10 30h20z"/>
    <draw:marker draw:name="Arrowheads_20_28" draw:display-name="Arrowheads 28" svg:viewBox="0 0 20 30" svg:d="m10 0-10 30h20z"/>
    <draw:marker draw:name="Arrowheads_20_29" draw:display-name="Arrowheads 29" svg:viewBox="0 0 20 30" svg:d="m10 0-10 30h20z"/>
    <draw:marker draw:name="Arrowheads_20_31" draw:display-name="Arrowheads 31" svg:viewBox="0 0 20 30" svg:d="m10 0-10 30h20z"/>
    <draw:marker draw:name="Arrowheads_20_32" draw:display-name="Arrowheads 32" svg:viewBox="0 0 20 30" svg:d="m10 0-10 30h20z"/>
    <draw:marker draw:name="Arrowheads_20_33" draw:display-name="Arrowheads 33" svg:viewBox="0 0 20 30" svg:d="m10 0-10 30h20z"/>
    <draw:marker draw:name="Arrowheads_20_34" draw:display-name="Arrowheads 34" svg:viewBox="0 0 20 30" svg:d="m10 0-10 30h20z"/>
    <draw:marker draw:name="Arrowheads_20_45" draw:display-name="Arrowheads 45" svg:viewBox="0 0 20 30" svg:d="m10 0-10 30h20z"/>
    <draw:marker draw:name="Arrowheads_20_46" draw:display-name="Arrowheads 46" svg:viewBox="0 0 20 30" svg:d="m10 0-10 30h20z"/>
    <draw:marker draw:name="Arrowheads_20_47" draw:display-name="Arrowheads 47" svg:viewBox="0 0 20 30" svg:d="m10 0-10 30h20z"/>
    <draw:marker draw:name="Arrowheads_20_48" draw:display-name="Arrowheads 48" svg:viewBox="0 0 20 30" svg:d="m10 0-10 30h20z"/>
    <draw:marker draw:name="Arrowheads_20_5" draw:display-name="Arrowheads 5" svg:viewBox="0 0 20 30" svg:d="m10 0-10 30h20z"/>
    <draw:marker draw:name="Arrowheads_20_6" draw:display-name="Arrowheads 6" svg:viewBox="0 0 20 30" svg:d="m10 0-10 30h20z"/>
    <draw:marker draw:name="Arrowheads_20_60" draw:display-name="Arrowheads 60" svg:viewBox="0 0 20 30" svg:d="m10 0-10 30h20z"/>
    <draw:marker draw:name="Arrowheads_20_61" draw:display-name="Arrowheads 61" svg:viewBox="0 0 20 30" svg:d="m10 0-10 30h20z"/>
    <draw:marker draw:name="Arrowheads_20_67" draw:display-name="Arrowheads 67" svg:viewBox="0 0 20 30" svg:d="m10 0-10 30h20z"/>
    <draw:marker draw:name="Arrowheads_20_68" draw:display-name="Arrowheads 68" svg:viewBox="0 0 20 30" svg:d="m10 0-10 30h20z"/>
    <draw:marker draw:name="Arrowheads_20_69" draw:display-name="Arrowheads 69" svg:viewBox="0 0 20 30" svg:d="m10 0-10 30h20z"/>
    <draw:marker draw:name="Arrowheads_20_7" draw:display-name="Arrowheads 7" svg:viewBox="0 0 20 30" svg:d="m10 0-10 30h20z"/>
    <draw:marker draw:name="Arrowheads_20_70" draw:display-name="Arrowheads 70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739cm" fo:page-height="31.5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Tiago Muck</meta:initial-creator>
    <meta:creation-date>2009-06-18T14:53:42</meta:creation-date>
    <dc:date>2010-06-11T17:32:21</dc:date>
    <meta:editing-cycles>167</meta:editing-cycles>
    <meta:editing-duration>PT168H24M16S</meta:editing-duration>
    <meta:document-statistic meta:object-count="1161"/>
    <meta:user-defined meta:name="Info 1"/>
    <meta:user-defined meta:name="Info 2"/>
    <meta:user-defined meta:name="Info 3"/>
    <meta:user-defined meta:name="Info 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93660259246826pt" style:font-size-asian="4.93660259246826pt" style:font-size-complex="4.93660259246826pt"/>
    </style:style>
    <style:style style:name="ch3" style:family="chart">
      <style:chart-properties chart:interpolation="cubic-spline" chart:connect-bars="false" chart:spline-order="3" chart:spline-resolution="50" chart:sort-by-x-values="true" chart:right-angled-axes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1" chart:interval-major="2" text:line-break="false" chart:link-data-style-to-source="false" chart:visible="true" chart:interval-minor-divisor="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5.55367803573608pt" style:font-size-asian="5.55367803573608pt" style:font-size-complex="5.55367803573608pt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5.55367803573608pt" style:font-size-asian="5.55367803573608pt" style:font-size-complex="5.55367803573608pt"/>
    </style:style>
    <style:style style:name="ch8" style:family="chart">
      <style:chart-properties chart:symbol-type="none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45cm" svg:height="6.317cm" chart:class="chart:scatter" chart:style-name="ch1">
        <chart:legend chart:legend-position="top" svg:x="2.879cm" svg:y="0.123cm" chart:style-name="ch2"/>
        <chart:plot-area chart:style-name="ch3" chart:data-source-has-labels="both" svg:x="0.196cm" svg:y="0.597cm" svg:width="7.912cm" svg:height="5.588cm">
          <chart:axis chart:dimension="x" chart:name="primary-x" chart:style-name="ch4">
            <chart:title svg:x="3.715cm" svg:y="5.965cm" chart:style-name="ch5">
              <text:p>Nº de blocos</text:p>
            </chart:title>
            <chart:categories table:cell-range-address="local-table.$A$2:.$A$6"/>
          </chart:axis>
          <chart:axis chart:dimension="y" chart:name="primary-y" chart:style-name="ch6">
            <chart:title svg:x="0.172cm" svg:y="3.524cm" chart:style-name="ch7">
              <text:p>Tempo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édia</text:p>
              </table:table-cell>
              <table:table-cell office:value-type="string">
                <text:p>Desvio padrão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53488372093023">
                <text:p>0.45348837209302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">
                <text:p>2</text:p>
              </table:table-cell>
              <table:table-cell office:value-type="float" office:value="1.27519379844961">
                <text:p>1.27519379844961</text:p>
              </table:table-cell>
              <table:table-cell office:value-type="float" office:value="0.60077519379845">
                <text:p>0.6007751937984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">
                <text:p>4</text:p>
              </table:table-cell>
              <table:table-cell office:value-type="float" office:value="1.77906976744186">
                <text:p>1.77906976744186</text:p>
              </table:table-cell>
              <table:table-cell office:value-type="float" office:value="0.492248062015504">
                <text:p>0.49224806201550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8">
                <text:p>8</text:p>
              </table:table-cell>
              <table:table-cell office:value-type="float" office:value="2.69767441860465">
                <text:p>2.69767441860465</text:p>
              </table:table-cell>
              <table:table-cell office:value-type="float" office:value="0.562015503875969">
                <text:p>0.562015503875969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6">
                <text:p>16</text:p>
              </table:table-cell>
              <table:table-cell office:value-type="float" office:value="4.65891472868217">
                <text:p>4.65891472868217</text:p>
              </table:table-cell>
              <table:table-cell office:value-type="float" office:value="1.0077519379845">
                <text:p>1.0077519379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93660259246826pt" style:font-size-asian="4.93660259246826pt" style:font-size-complex="4.93660259246826pt"/>
    </style:style>
    <style:style style:name="ch3" style:family="chart">
      <style:chart-properties chart:interpolation="cubic-spline" chart:connect-bars="false" chart:spline-order="3" chart:spline-resolution="50" chart:sort-by-x-values="true" chart:right-angled-axes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1" chart:interval-major="2" text:line-break="false" chart:link-data-style-to-source="false" chart:visible="true" chart:interval-minor-divisor="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5.55367803573608pt" style:font-size-asian="5.55367803573608pt" style:font-size-complex="5.55367803573608pt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5.55367803573608pt" style:font-size-asian="5.55367803573608pt" style:font-size-complex="5.55367803573608pt"/>
    </style:style>
    <style:style style:name="ch8" style:family="chart">
      <style:chart-properties chart:symbol-type="none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45cm" svg:height="6.317cm" chart:class="chart:scatter" chart:style-name="ch1">
        <chart:legend chart:legend-position="top" svg:x="2.879cm" svg:y="0.122cm" chart:style-name="ch2"/>
        <chart:plot-area chart:style-name="ch3" chart:data-source-has-labels="both" svg:x="0.196cm" svg:y="0.597cm" svg:width="7.911cm" svg:height="5.587cm">
          <chart:axis chart:dimension="x" chart:name="primary-x" chart:style-name="ch4">
            <chart:title svg:x="3.715cm" svg:y="5.966cm" chart:style-name="ch5">
              <text:p>Nº de blocos</text:p>
            </chart:title>
            <chart:categories table:cell-range-address="local-table.$A$2:.$A$6"/>
          </chart:axis>
          <chart:axis chart:dimension="y" chart:name="primary-y" chart:style-name="ch6">
            <chart:title svg:x="0.173cm" svg:y="3.523cm" chart:style-name="ch7">
              <text:p>Tempo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édia</text:p>
              </table:table-cell>
              <table:table-cell office:value-type="string">
                <text:p>Desvio padrão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</table:table-cell>
              <table:table-cell office:value-type="float" office:value="1">
                <text:p>1</text:p>
              </table:table-cell>
              <table:table-cell office:value-type="float" office:value="1.7015503875969">
                <text:p>1.701550387596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">
                <text:p>2</text:p>
              </table:table-cell>
              <table:table-cell office:value-type="float" office:value="2.10077519379845">
                <text:p>2.10077519379845</text:p>
              </table:table-cell>
              <table:table-cell office:value-type="float" office:value="1.18217054263566">
                <text:p>1.182170542635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">
                <text:p>4</text:p>
              </table:table-cell>
              <table:table-cell office:value-type="float" office:value="2.87984496124031">
                <text:p>2.87984496124031</text:p>
              </table:table-cell>
              <table:table-cell office:value-type="float" office:value="1.25581395348837">
                <text:p>1.2558139534883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8">
                <text:p>8</text:p>
              </table:table-cell>
              <table:table-cell office:value-type="float" office:value="4.3062015503876">
                <text:p>4.3062015503876</text:p>
              </table:table-cell>
              <table:table-cell office:value-type="float" office:value="1.50387596899225">
                <text:p>1.5038759689922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6">
                <text:p>16</text:p>
              </table:table-cell>
              <table:table-cell office:value-type="float" office:value="7.36821705426357">
                <text:p>7.36821705426357</text:p>
              </table:table-cell>
              <table:table-cell office:value-type="float" office:value="1.64341085271318">
                <text:p>1.64341085271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93660259246826pt" style:font-size-asian="4.93660259246826pt" style:font-size-complex="4.93660259246826pt"/>
    </style:style>
    <style:style style:name="ch3" style:family="chart">
      <style:chart-properties chart:interpolation="cubic-spline" chart:connect-bars="false" chart:spline-order="3" chart:spline-resolution="50" chart:sort-by-x-values="true" chart:right-angled-axes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1" chart:interval-major="2" text:line-break="false" chart:link-data-style-to-source="false" chart:visible="true" chart:interval-minor-divisor="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5.55367803573608pt" style:font-size-asian="5.55367803573608pt" style:font-size-complex="5.55367803573608pt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5.55367803573608pt" style:font-size-asian="5.55367803573608pt" style:font-size-complex="5.55367803573608pt"/>
    </style:style>
    <style:style style:name="ch8" style:family="chart">
      <style:chart-properties chart:symbol-type="none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45cm" svg:height="6.317cm" chart:class="chart:scatter" chart:style-name="ch1">
        <chart:legend chart:legend-position="top" svg:x="2.879cm" svg:y="0.122cm" chart:style-name="ch2"/>
        <chart:plot-area chart:style-name="ch3" chart:data-source-has-labels="both" svg:x="0.196cm" svg:y="0.597cm" svg:width="7.911cm" svg:height="5.587cm">
          <chart:axis chart:dimension="x" chart:name="primary-x" chart:style-name="ch4">
            <chart:title svg:x="3.715cm" svg:y="5.944cm" chart:style-name="ch5">
              <text:p>Nº de blocos</text:p>
            </chart:title>
            <chart:categories table:cell-range-address="local-table.$A$2:.$A$6"/>
          </chart:axis>
          <chart:axis chart:dimension="y" chart:name="primary-y" chart:style-name="ch6">
            <chart:title svg:x="0.173cm" svg:y="3.523cm" chart:style-name="ch7">
              <text:p>Tempo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édia</text:p>
              </table:table-cell>
              <table:table-cell office:value-type="string">
                <text:p>Desvio padrão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</table:table-cell>
              <table:table-cell office:value-type="float" office:value="1">
                <text:p>1</text:p>
              </table:table-cell>
              <table:table-cell office:value-type="float" office:value="1.6937984496124">
                <text:p>1.6937984496124</text:p>
              </table:table-cell>
              <table:table-cell office:value-type="float" office:value="1.02325581395349">
                <text:p>1.0232558139534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">
                <text:p>2</text:p>
              </table:table-cell>
              <table:table-cell office:value-type="float" office:value="1.96511627906977">
                <text:p>1.96511627906977</text:p>
              </table:table-cell>
              <table:table-cell office:value-type="float" office:value="0.926356589147287">
                <text:p>0.92635658914728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">
                <text:p>4</text:p>
              </table:table-cell>
              <table:table-cell office:value-type="float" office:value="2.51162790697674">
                <text:p>2.51162790697674</text:p>
              </table:table-cell>
              <table:table-cell office:value-type="float" office:value="1.10077519379845">
                <text:p>1.1007751937984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8">
                <text:p>8</text:p>
              </table:table-cell>
              <table:table-cell office:value-type="float" office:value="3.49612403100775">
                <text:p>3.49612403100775</text:p>
              </table:table-cell>
              <table:table-cell office:value-type="float" office:value="1.14341085271318">
                <text:p>1.14341085271318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6">
                <text:p>16</text:p>
              </table:table-cell>
              <table:table-cell office:value-type="float" office:value="5.43798449612403">
                <text:p>5.43798449612403</text:p>
              </table:table-cell>
              <table:table-cell office:value-type="float" office:value="1.2015503875969">
                <text:p>1.20155038759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